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1.849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2.099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11cm"/>
    </style:style>
    <style:style style:name="co15" style:family="table-column">
      <style:table-column-properties fo:break-before="auto" style:column-width="3.306cm"/>
    </style:style>
    <style:style style:name="co16" style:family="table-column">
      <style:table-column-properties fo:break-before="auto" style:column-width="3.163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4.48cm"/>
    </style:style>
    <style:style style:name="co20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24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543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summary_20_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ackground-color="#b2b2b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2">
      <style:table-cell-properties fo:background-color="#ffe9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 style:data-style-name="N2">
      <style:table-cell-properties fo:background-color="#ffe9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2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0" style:family="table-cell" style:parent-style-name="Default" style:data-style-name="N2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1">
      <style:table-cell-properties fo:border-bottom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order-bottom="0.06pt solid #000000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/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 style:data-style-name="N11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order-bottom="0.06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">
      <style:table-cell-properties fo:border-bottom="0.06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0" table:default-cell-style-name="Default"/>
        <table:table-column table:style-name="co1" table:number-columns-repeated="974" table:default-cell-style-name="Default"/>
        <table:table-row table:style-name="ro1">
          <table:table-cell/>
          <table:table-cell table:style-name="ce1" table:number-columns-repeated="14"/>
          <table:table-cell table:style-name="ce15" office:value-type="string" calcext:value-type="string" table:number-columns-spanned="2" table:number-rows-spanned="1">
            <text:p>WRITES</text:p>
          </table:table-cell>
          <table:covered-table-cell/>
          <table:table-cell table:style-name="ce1" table:number-columns-repeated="2"/>
          <table:table-cell table:style-name="ce15" office:value-type="string" calcext:value-type="string" table:number-columns-spanned="2" table:number-rows-spanned="1">
            <text:p>Reads</text:p>
          </table:table-cell>
          <table:covered-table-cell/>
          <table:table-cell table:style-name="ce1" table:number-columns-repeated="8"/>
          <table:table-cell table:number-columns-repeated="995"/>
        </table:table-row>
        <table:table-row table:style-name="ro2">
          <table:table-cell office:value-type="string" calcext:value-type="string">
            <text:p>index</text:p>
          </table:table-cell>
          <table:table-cell table:style-name="ce29" office:value-type="string" calcext:value-type="string">
            <text:p>Benchmark</text:p>
          </table:table-cell>
          <table:table-cell table:style-name="ce31" office:value-type="string" calcext:value-type="string">
            <text:p>Indice</text:p>
          </table:table-cell>
          <table:table-cell table:style-name="ce33" office:value-type="string" calcext:value-type="string">
            <text:p>PCM+M R/W / Total</text:p>
          </table:table-cell>
          <table:table-cell table:style-name="ce33" office:value-type="string" calcext:value-type="string">
            <text:p>PCM R/W / Total</text:p>
          </table:table-cell>
          <table:table-cell table:style-name="ce33" office:value-type="string" calcext:value-type="string">
            <text:p>PCM+M R/W</text:p>
          </table:table-cell>
          <table:table-cell table:style-name="ce36" office:value-type="string" calcext:value-type="string">
            <text:p>PCM-M R/W</text:p>
          </table:table-cell>
          <table:table-cell table:style-name="ce36" office:value-type="string" calcext:value-type="string">
            <text:p>PCM+M R</text:p>
          </table:table-cell>
          <table:table-cell table:style-name="ce36" office:value-type="string" calcext:value-type="string">
            <text:p>PCM-M R</text:p>
          </table:table-cell>
          <table:table-cell table:style-name="ce37" office:value-type="string" calcext:value-type="string">
            <text:p>DRAM+M R/W</text:p>
          </table:table-cell>
          <table:table-cell table:style-name="ce38" office:value-type="string" calcext:value-type="string">
            <text:p>DRAM-M R/W</text:p>
          </table:table-cell>
          <table:table-cell table:style-name="ce39" office:value-type="string" calcext:value-type="string">
            <text:p>R/W total</text:p>
          </table:table-cell>
          <table:table-cell table:style-name="ce40" office:value-type="string" calcext:value-type="string">
            <text:p>Overhead</text:p>
          </table:table-cell>
          <table:table-cell table:style-name="ce29" office:value-type="string" calcext:value-type="string">
            <text:p>Promoted</text:p>
          </table:table-cell>
          <table:table-cell table:style-name="ce29" office:value-type="string" calcext:value-type="string">
            <text:p>Demoted</text:p>
          </table:table-cell>
          <table:table-cell table:style-name="ce29" office:value-type="string" calcext:value-type="string">
            <text:p>DRAM</text:p>
          </table:table-cell>
          <table:table-cell table:style-name="ce29" office:value-type="string" calcext:value-type="string">
            <text:p>PCM</text:p>
          </table:table-cell>
          <table:table-cell table:style-name="ce43" office:value-type="string" calcext:value-type="string">
            <text:p>Total Writes – M</text:p>
          </table:table-cell>
          <table:table-cell table:style-name="ce29" office:value-type="string" calcext:value-type="string">
            <text:p>Total writes</text:p>
          </table:table-cell>
          <table:table-cell table:style-name="ce29" office:value-type="string" calcext:value-type="string">
            <text:p>DRAM</text:p>
          </table:table-cell>
          <table:table-cell table:style-name="ce29" office:value-type="string" calcext:value-type="string">
            <text:p>PCM</text:p>
          </table:table-cell>
          <table:table-cell table:style-name="ce43" office:value-type="string" calcext:value-type="string">
            <text:p>Total reads – M</text:p>
          </table:table-cell>
          <table:table-cell table:style-name="ce29" office:value-type="string" calcext:value-type="string">
            <text:p>Total reads</text:p>
          </table:table-cell>
          <table:table-cell table:style-name="ce43" office:value-type="string" calcext:value-type="string">
            <text:p>Total Memory operations – M</text:p>
          </table:table-cell>
          <table:table-cell table:style-name="ce43" office:value-type="string" calcext:value-type="string">
            <text:p>Total Memory operations + M</text:p>
          </table:table-cell>
          <table:table-cell table:style-name="ce29" office:value-type="string" calcext:value-type="string">
            <text:p>Pages on memory</text:p>
          </table:table-cell>
          <table:table-cell table:style-name="ce29" office:value-type="string" calcext:value-type="string">
            <text:p>BUFFER SIZE</text:p>
          </table:table-cell>
          <table:table-cell table:style-name="ce29" office:value-type="string" calcext:value-type="string">
            <text:p>TIME TO MIGRATE</text:p>
          </table:table-cell>
          <table:table-cell table:style-name="ce29" office:value-type="string" calcext:value-type="string">
            <text:p>COUNTERS SIZE</text:p>
          </table:table-cell>
          <table:table-cell table:style-name="ce29" office:value-type="string" calcext:value-type="string">
            <text:p>Threashold</text:p>
          </table:table-cell>
          <table:table-cell table:style-name="ce17" table:number-columns-repeated="20"/>
          <table:table-cell table:number-columns-repeated="974"/>
        </table:table-row>
        <table:table-row table:style-name="ro1">
          <table:table-cell table:formula="of:=[.AB3]&amp;[.AD3]" office:value-type="string" office:string-value="160" calcext:value-type="string">
            <text:p>16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3]&amp;[.AB3]&amp;[.AD3]" office:value-type="string" office:string-value="basicmath160" calcext:value-type="string">
            <text:p>basicmath160</text:p>
          </table:table-cell>
          <table:table-cell table:style-name="ce5" table:formula="of:=([.F3]-[.L3])/[.L3]" office:value-type="percentage" office:value="0.0757012543709059" calcext:value-type="percentage">
            <text:p>7,57%</text:p>
          </table:table-cell>
          <table:table-cell table:style-name="ce5" table:formula="of:=([.G3]-[.L3])/[.L3]" office:value-type="percentage" office:value="0.0819404748201321" calcext:value-type="percentage">
            <text:p>8,19%</text:p>
          </table:table-cell>
          <table:table-cell table:style-name="ce8" table:formula="of:=[.U3]/[.Q3]" office:value-type="float" office:value="1.07585346790934" calcext:value-type="float">
            <text:p>1,08</text:p>
          </table:table-cell>
          <table:table-cell table:style-name="ce8" table:formula="of:=([.U3]-[.N3])/([.Q3]-[.O3])" office:value-type="float" office:value="1.08209357121876" calcext:value-type="float">
            <text:p>1,08</text:p>
          </table:table-cell>
          <table:table-cell table:style-name="ce5" table:formula="of:=[.W3]/([.W3]+[.S3])" office:value-type="percentage" office:value="0.500032086449283" calcext:value-type="percentage">
            <text:p>50,00%</text:p>
          </table:table-cell>
          <table:table-cell table:style-name="ce5" table:formula="of:=([.W3]-[.P3])/(  ([.S3]-[.Q3]) + ([.W3]-[.P3]))" office:value-type="percentage" office:value="0.612438472328127" calcext:value-type="percentage">
            <text:p>61,24%</text:p>
          </table:table-cell>
          <table:table-cell table:style-name="ce5" table:formula="of:=[.T3]/([.P3]+[.T3])" office:value-type="percentage" office:value="0.468223684721496" calcext:value-type="percentage">
            <text:p>46,82%</text:p>
          </table:table-cell>
          <table:table-cell table:style-name="ce5" table:formula="of:=([.T3]-[.O3])/ (  ([.T3]-[.O3]) + ([.P3]-[.N3])      )" office:value-type="percentage" office:value="0.463575605883681" calcext:value-type="percentage">
            <text:p>46,36%</text:p>
          </table:table-cell>
          <table:table-cell table:style-name="ce8" table:formula="of:=[.V3]/[.R3]" office:value-type="float" office:value="1.0001415016835" calcext:value-type="float">
            <text:p>1,00</text:p>
          </table:table-cell>
          <table:table-cell table:style-name="ce5" table:formula="of:=(2*([.N3]+[.O3]))/[.X3]" office:value-type="percentage" office:value="0.102425447532658" calcext:value-type="percentage">
            <text:p>10,24%</text:p>
          </table:table-cell>
          <table:table-cell table:style-name="ce14" office:value-type="float" office:value="451315" calcext:value-type="float">
            <text:p>451.315</text:p>
          </table:table-cell>
          <table:table-cell table:style-name="ce14" office:value-type="float" office:value="451385" calcext:value-type="float">
            <text:p>451.385</text:p>
          </table:table-cell>
          <table:table-cell table:style-name="ce14" office:value-type="float" office:value="3765766" calcext:value-type="float">
            <text:p>3.765.766</text:p>
          </table:table-cell>
          <table:table-cell table:style-name="ce14" office:value-type="float" office:value="5949550" calcext:value-type="float">
            <text:p>5.949.550</text:p>
          </table:table-cell>
          <table:table-cell table:style-name="ce14" table:formula="of:=[.S3]-([.N3]+[.O3])" office:value-type="float" office:value="8812616" calcext:value-type="float">
            <text:p>8.812.616</text:p>
          </table:table-cell>
          <table:table-cell table:style-name="ce14" office:value-type="float" office:value="9715316" calcext:value-type="float">
            <text:p>9.715.316</text:p>
          </table:table-cell>
          <table:table-cell table:style-name="ce14" office:value-type="float" office:value="3315719" calcext:value-type="float">
            <text:p>3.315.719</text:p>
          </table:table-cell>
          <table:table-cell table:style-name="ce14" office:value-type="float" office:value="6400844" calcext:value-type="float">
            <text:p>6.400.844</text:p>
          </table:table-cell>
          <table:table-cell table:style-name="ce14" table:formula="of:=[.W3]-([.N3]+[.O3])" office:value-type="float" office:value="8813863" calcext:value-type="float">
            <text:p>8.813.863</text:p>
          </table:table-cell>
          <table:table-cell table:style-name="ce14" office:value-type="float" office:value="9716563" calcext:value-type="float">
            <text:p>9.716.563</text:p>
          </table:table-cell>
          <table:table-cell table:style-name="ce14" table:formula="of:=[.R3]+[.V3]" office:value-type="float" office:value="17626479" calcext:value-type="float">
            <text:p>17.626.479</text:p>
          </table:table-cell>
          <table:table-cell table:style-name="ce14" table:formula="of:=[.S3]+[.W3]" office:value-type="float" office:value="19431879" calcext:value-type="float">
            <text:p>19.431.879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4]&amp;[.AD4]" office:value-type="string" office:string-value="320" calcext:value-type="string">
            <text:p>32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4]&amp;[.AB4]&amp;[.AD4]" office:value-type="string" office:string-value="basicmath320" calcext:value-type="string">
            <text:p>basicmath320</text:p>
          </table:table-cell>
          <table:table-cell table:style-name="ce5" table:formula="of:=([.F4]-[.L4])/[.L4]" office:value-type="percentage" office:value="0.0307068865476138" calcext:value-type="percentage">
            <text:p>3,07%</text:p>
          </table:table-cell>
          <table:table-cell table:style-name="ce7" table:formula="of:=([.G4]-[.L4])/[.L4]" office:value-type="percentage" office:value="0.0317001648760734" calcext:value-type="percentage">
            <text:p>3,17%</text:p>
          </table:table-cell>
          <table:table-cell table:style-name="ce8" table:formula="of:=[.U4]/[.Q4]" office:value-type="float" office:value="1.03085273330725" calcext:value-type="float">
            <text:p>1,03</text:p>
          </table:table-cell>
          <table:table-cell table:style-name="ce8" table:formula="of:=([.U4]-[.N4])/([.Q4]-[.O4])" office:value-type="float" office:value="1.03184615218627" calcext:value-type="float">
            <text:p>1,03</text:p>
          </table:table-cell>
          <table:table-cell table:style-name="ce5" table:formula="of:=[.W4]/([.W4]+[.S4])" office:value-type="percentage" office:value="0.500034006335159" calcext:value-type="percentage">
            <text:p>50,00%</text:p>
          </table:table-cell>
          <table:table-cell table:style-name="ce5" table:formula="of:=([.W4]-[.P4])/(  ([.S4]-[.Q4]) + ([.W4]-[.P4]))" office:value-type="percentage" office:value="0.626027633190238" calcext:value-type="percentage">
            <text:p>62,60%</text:p>
          </table:table-cell>
          <table:table-cell table:style-name="ce5" table:formula="of:=[.T4]/([.P4]+[.T4])" office:value-type="percentage" office:value="0.486844653582563" calcext:value-type="percentage">
            <text:p>48,68%</text:p>
          </table:table-cell>
          <table:table-cell table:style-name="ce5" table:formula="of:=([.T4]-[.O4])/ (  ([.T4]-[.O4]) + ([.P4]-[.N4])      )" office:value-type="percentage" office:value="0.486103533621401" calcext:value-type="percentage">
            <text:p>48,61%</text:p>
          </table:table-cell>
          <table:table-cell table:style-name="ce8" table:formula="of:=[.V4]/[.R4]" office:value-type="float" office:value="1.0001415016835" calcext:value-type="float">
            <text:p>1,00</text:p>
          </table:table-cell>
          <table:table-cell table:style-name="ce5" table:formula="of:=(2*([.N4]+[.O4]))/[.X4]" office:value-type="percentage" office:value="0.0401861313311638" calcext:value-type="percentage">
            <text:p>4,02%</text:p>
          </table:table-cell>
          <table:table-cell table:style-name="ce14" office:value-type="float" office:value="177055" calcext:value-type="float">
            <text:p>177.055</text:p>
          </table:table-cell>
          <table:table-cell table:style-name="ce14" office:value-type="float" office:value="177115" calcext:value-type="float">
            <text:p>177.115</text:p>
          </table:table-cell>
          <table:table-cell table:style-name="ce14" office:value-type="float" office:value="3428591" calcext:value-type="float">
            <text:p>3.428.591</text:p>
          </table:table-cell>
          <table:table-cell table:style-name="ce14" office:value-type="float" office:value="5738195" calcext:value-type="float">
            <text:p>5.738.195</text:p>
          </table:table-cell>
          <table:table-cell table:style-name="ce14" table:formula="of:=[.S4]-([.N4]+[.O4])" office:value-type="float" office:value="8812616" calcext:value-type="float">
            <text:p>8.812.616</text:p>
          </table:table-cell>
          <table:table-cell table:style-name="ce14" office:value-type="float" office:value="9166786" calcext:value-type="float">
            <text:p>9.166.786</text:p>
          </table:table-cell>
          <table:table-cell table:style-name="ce14" office:value-type="float" office:value="3252799" calcext:value-type="float">
            <text:p>3.252.799</text:p>
          </table:table-cell>
          <table:table-cell table:style-name="ce14" office:value-type="float" office:value="5915234" calcext:value-type="float">
            <text:p>5.915.234</text:p>
          </table:table-cell>
          <table:table-cell table:style-name="ce14" table:formula="of:=[.W4]-([.N4]+[.O4])" office:value-type="float" office:value="8813863" calcext:value-type="float">
            <text:p>8.813.863</text:p>
          </table:table-cell>
          <table:table-cell table:style-name="ce14" office:value-type="float" office:value="9168033" calcext:value-type="float">
            <text:p>9.168.033</text:p>
          </table:table-cell>
          <table:table-cell table:style-name="ce14" table:formula="of:=[.R4]+[.V4]" office:value-type="float" office:value="17626479" calcext:value-type="float">
            <text:p>17.626.479</text:p>
          </table:table-cell>
          <table:table-cell table:style-name="ce14" table:formula="of:=[.S4]+[.W4]" office:value-type="float" office:value="18334819" calcext:value-type="float">
            <text:p>18.334.819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5]&amp;[.AD5]" office:value-type="string" office:string-value="640" calcext:value-type="string">
            <text:p>64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5]&amp;[.AB5]&amp;[.AD5]" office:value-type="string" office:string-value="basicmath640" calcext:value-type="string">
            <text:p>basicmath640</text:p>
          </table:table-cell>
          <table:table-cell table:style-name="ce5" table:formula="of:=([.F5]-[.L5])/[.L5]" office:value-type="percentage" office:value="0.0157423925694744" calcext:value-type="percentage">
            <text:p>1,57%</text:p>
          </table:table-cell>
          <table:table-cell table:style-name="ce5" table:formula="of:=([.G5]-[.L5])/[.L5]" office:value-type="percentage" office:value="0.0160106577637102" calcext:value-type="percentage">
            <text:p>1,60%</text:p>
          </table:table-cell>
          <table:table-cell table:style-name="ce8" table:formula="of:=[.U5]/[.Q5]" office:value-type="float" office:value="1.01588612182802" calcext:value-type="float">
            <text:p>1,02</text:p>
          </table:table-cell>
          <table:table-cell table:style-name="ce8" table:formula="of:=([.U5]-[.N5])/([.Q5]-[.O5])" office:value-type="float" office:value="1.01615442498223" calcext:value-type="float">
            <text:p>1,02</text:p>
          </table:table-cell>
          <table:table-cell table:style-name="ce5" table:formula="of:=[.W5]/([.W5]+[.S5])" office:value-type="percentage" office:value="0.500034763514156" calcext:value-type="percentage">
            <text:p>50,00%</text:p>
          </table:table-cell>
          <table:table-cell table:style-name="ce5" table:formula="of:=([.W5]-[.P5])/(  ([.S5]-[.Q5]) + ([.W5]-[.P5]))" office:value-type="percentage" office:value="0.542208780892915" calcext:value-type="percentage">
            <text:p>54,22%</text:p>
          </table:table-cell>
          <table:table-cell table:style-name="ce5" table:formula="of:=[.T5]/([.P5]+[.T5])" office:value-type="percentage" office:value="0.495330036830898" calcext:value-type="percentage">
            <text:p>49,53%</text:p>
          </table:table-cell>
          <table:table-cell table:style-name="ce5" table:formula="of:=([.T5]-[.O5])/ (  ([.T5]-[.O5]) + ([.P5]-[.N5])      )" office:value-type="percentage" office:value="0.495236125031685" calcext:value-type="percentage">
            <text:p>49,52%</text:p>
          </table:table-cell>
          <table:table-cell table:style-name="ce8" table:formula="of:=[.V5]/[.R5]" office:value-type="float" office:value="1.0001415016835" calcext:value-type="float">
            <text:p>1,00</text:p>
          </table:table-cell>
          <table:table-cell table:style-name="ce5" table:formula="of:=(2*([.N5]+[.O5]))/[.X5]" office:value-type="percentage" office:value="0.0175299899656647" calcext:value-type="percentage">
            <text:p>1,75%</text:p>
          </table:table-cell>
          <table:table-cell table:style-name="ce14" office:value-type="float" office:value="77220" calcext:value-type="float">
            <text:p>77.220</text:p>
          </table:table-cell>
          <table:table-cell table:style-name="ce14" office:value-type="float" office:value="77276" calcext:value-type="float">
            <text:p>77.276</text:p>
          </table:table-cell>
          <table:table-cell table:style-name="ce14" office:value-type="float" office:value="4105636" calcext:value-type="float">
            <text:p>4.105.636</text:p>
          </table:table-cell>
          <table:table-cell table:style-name="ce14" office:value-type="float" office:value="4861476" calcext:value-type="float">
            <text:p>4.861.476</text:p>
          </table:table-cell>
          <table:table-cell table:style-name="ce14" table:formula="of:=[.S5]-([.N5]+[.O5])" office:value-type="float" office:value="8812616" calcext:value-type="float">
            <text:p>8.812.616</text:p>
          </table:table-cell>
          <table:table-cell table:style-name="ce14" office:value-type="float" office:value="8967112" calcext:value-type="float">
            <text:p>8.967.112</text:p>
          </table:table-cell>
          <table:table-cell table:style-name="ce14" office:value-type="float" office:value="4029653" calcext:value-type="float">
            <text:p>4.029.653</text:p>
          </table:table-cell>
          <table:table-cell table:style-name="ce14" office:value-type="float" office:value="4938706" calcext:value-type="float">
            <text:p>4.938.706</text:p>
          </table:table-cell>
          <table:table-cell table:style-name="ce14" table:formula="of:=[.W5]-([.N5]+[.O5])" office:value-type="float" office:value="8813863" calcext:value-type="float">
            <text:p>8.813.863</text:p>
          </table:table-cell>
          <table:table-cell table:style-name="ce14" office:value-type="float" office:value="8968359" calcext:value-type="float">
            <text:p>8.968.359</text:p>
          </table:table-cell>
          <table:table-cell table:style-name="ce14" table:formula="of:=[.R5]+[.V5]" office:value-type="float" office:value="17626479" calcext:value-type="float">
            <text:p>17.626.479</text:p>
          </table:table-cell>
          <table:table-cell table:style-name="ce14" table:formula="of:=[.S5]+[.W5]" office:value-type="float" office:value="17935471" calcext:value-type="float">
            <text:p>17.935.471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6]&amp;[.AD6]" office:value-type="string" office:string-value="1280" calcext:value-type="string">
            <text:p>128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6]&amp;[.AB6]&amp;[.AD6]" office:value-type="string" office:string-value="basicmath1280" calcext:value-type="string">
            <text:p>basicmath1280</text:p>
          </table:table-cell>
          <table:table-cell table:style-name="ce5" table:formula="of:=([.F6]-[.L6])/[.L6]" office:value-type="percentage" office:value="0.00689277323008917" calcext:value-type="percentage">
            <text:p>0,69%</text:p>
          </table:table-cell>
          <table:table-cell table:style-name="ce5" table:formula="of:=([.G6]-[.L6])/[.L6]" office:value-type="percentage" office:value="0.00695434110222995" calcext:value-type="percentage">
            <text:p>0,70%</text:p>
          </table:table-cell>
          <table:table-cell table:style-name="ce8" table:formula="of:=[.U6]/[.Q6]" office:value-type="float" office:value="1.0070352502526" calcext:value-type="float">
            <text:p>1,01</text:p>
          </table:table-cell>
          <table:table-cell table:style-name="ce8" table:formula="of:=([.U6]-[.N6])/([.Q6]-[.O6])" office:value-type="float" office:value="1.0070968268367" calcext:value-type="float">
            <text:p>1,01</text:p>
          </table:table-cell>
          <table:table-cell table:style-name="ce5" table:formula="of:=[.W6]/([.W6]+[.S6])" office:value-type="percentage" office:value="0.50003507758278" calcext:value-type="percentage">
            <text:p>50,00%</text:p>
          </table:table-cell>
          <table:table-cell table:style-name="ce5" table:formula="of:=([.W6]-[.P6])/(  ([.S6]-[.Q6]) + ([.W6]-[.P6]))" office:value-type="percentage" office:value="0.593089880295668" calcext:value-type="percentage">
            <text:p>59,31%</text:p>
          </table:table-cell>
          <table:table-cell table:style-name="ce5" table:formula="of:=[.T6]/([.P6]+[.T6])" office:value-type="percentage" office:value="0.497510926774425" calcext:value-type="percentage">
            <text:p>49,75%</text:p>
          </table:table-cell>
          <table:table-cell table:style-name="ce5" table:formula="of:=([.T6]-[.O6])/ (  ([.T6]-[.O6]) + ([.P6]-[.N6])      )" office:value-type="percentage" office:value="0.497480716329824" calcext:value-type="percentage">
            <text:p>49,75%</text:p>
          </table:table-cell>
          <table:table-cell table:style-name="ce8" table:formula="of:=[.V6]/[.R6]" office:value-type="float" office:value="1.0001415016835" calcext:value-type="float">
            <text:p>1,00</text:p>
          </table:table-cell>
          <table:table-cell table:style-name="ce5" table:formula="of:=(2*([.N6]+[.O6]))/[.X6]" office:value-type="percentage" office:value="0.00841949206077969" calcext:value-type="percentage">
            <text:p>0,84%</text:p>
          </table:table-cell>
          <table:table-cell table:style-name="ce14" office:value-type="float" office:value="37071" calcext:value-type="float">
            <text:p>37.071</text:p>
          </table:table-cell>
          <table:table-cell table:style-name="ce14" office:value-type="float" office:value="37132" calcext:value-type="float">
            <text:p>37.132</text:p>
          </table:table-cell>
          <table:table-cell table:style-name="ce14" office:value-type="float" office:value="3616644" calcext:value-type="float">
            <text:p>3.616.644</text:p>
          </table:table-cell>
          <table:table-cell table:style-name="ce14" office:value-type="float" office:value="5270175" calcext:value-type="float">
            <text:p>5.270.175</text:p>
          </table:table-cell>
          <table:table-cell table:style-name="ce14" table:formula="of:=[.S6]-([.N6]+[.O6])" office:value-type="float" office:value="8812616" calcext:value-type="float">
            <text:p>8.812.616</text:p>
          </table:table-cell>
          <table:table-cell table:style-name="ce14" office:value-type="float" office:value="8886819" calcext:value-type="float">
            <text:p>8.886.819</text:p>
          </table:table-cell>
          <table:table-cell table:style-name="ce14" office:value-type="float" office:value="3580814" calcext:value-type="float">
            <text:p>3.580.814</text:p>
          </table:table-cell>
          <table:table-cell table:style-name="ce14" office:value-type="float" office:value="5307252" calcext:value-type="float">
            <text:p>5.307.252</text:p>
          </table:table-cell>
          <table:table-cell table:style-name="ce14" table:formula="of:=[.W6]-([.N6]+[.O6])" office:value-type="float" office:value="8813863" calcext:value-type="float">
            <text:p>8.813.863</text:p>
          </table:table-cell>
          <table:table-cell table:style-name="ce14" office:value-type="float" office:value="8888066" calcext:value-type="float">
            <text:p>8.888.066</text:p>
          </table:table-cell>
          <table:table-cell table:style-name="ce14" table:formula="of:=[.R6]+[.V6]" office:value-type="float" office:value="17626479" calcext:value-type="float">
            <text:p>17.626.479</text:p>
          </table:table-cell>
          <table:table-cell table:style-name="ce14" table:formula="of:=[.S6]+[.W6]" office:value-type="float" office:value="17774885" calcext:value-type="float">
            <text:p>17.774.885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7]&amp;[.AD7]" office:value-type="string" office:string-value="2560" calcext:value-type="string">
            <text:p>256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7]&amp;[.AB7]&amp;[.AD7]" office:value-type="string" office:string-value="basicmath2560" calcext:value-type="string">
            <text:p>basicmath2560</text:p>
          </table:table-cell>
          <table:table-cell table:style-name="ce5" table:formula="of:=([.F7]-[.L7])/[.L7]" office:value-type="percentage" office:value="0.00373111905502728" calcext:value-type="percentage">
            <text:p>0,37%</text:p>
          </table:table-cell>
          <table:table-cell table:style-name="ce5" table:formula="of:=([.G7]-[.L7])/[.L7]" office:value-type="percentage" office:value="0.00375478696942671" calcext:value-type="percentage">
            <text:p>0,38%</text:p>
          </table:table-cell>
          <table:table-cell table:style-name="ce8" table:formula="of:=[.U7]/[.Q7]" office:value-type="float" office:value="1.00387314869815" calcext:value-type="float">
            <text:p>1,00</text:p>
          </table:table-cell>
          <table:table-cell table:style-name="ce8" table:formula="of:=([.U7]-[.N7])/([.Q7]-[.O7])" office:value-type="float" office:value="1.0038968199616" calcext:value-type="float">
            <text:p>1,00</text:p>
          </table:table-cell>
          <table:table-cell table:style-name="ce5" table:formula="of:=[.W7]/([.W7]+[.S7])" office:value-type="percentage" office:value="0.500035191705617" calcext:value-type="percentage">
            <text:p>50,00%</text:p>
          </table:table-cell>
          <table:table-cell table:style-name="ce5" table:formula="of:=([.W7]-[.P7])/(  ([.S7]-[.Q7]) + ([.W7]-[.P7]))" office:value-type="percentage" office:value="0.660674244814315" calcext:value-type="percentage">
            <text:p>66,07%</text:p>
          </table:table-cell>
          <table:table-cell table:style-name="ce5" table:formula="of:=[.T7]/([.P7]+[.T7])" office:value-type="percentage" office:value="0.498212462121857" calcext:value-type="percentage">
            <text:p>49,82%</text:p>
          </table:table-cell>
          <table:table-cell table:style-name="ce5" table:formula="of:=([.T7]-[.O7])/ (  ([.T7]-[.O7]) + ([.P7]-[.N7])      )" office:value-type="percentage" office:value="0.498194613104949" calcext:value-type="percentage">
            <text:p>49,82%</text:p>
          </table:table-cell>
          <table:table-cell table:style-name="ce8" table:formula="of:=[.V7]/[.R7]" office:value-type="float" office:value="1.0001415016835" calcext:value-type="float">
            <text:p>1,00</text:p>
          </table:table-cell>
          <table:table-cell table:style-name="ce5" table:formula="of:=(2*([.N7]+[.O7]))/[.X7]" office:value-type="percentage" office:value="0.005149298393627" calcext:value-type="percentage">
            <text:p>0,51%</text:p>
          </table:table-cell>
          <table:table-cell table:style-name="ce14" office:value-type="float" office:value="22666" calcext:value-type="float">
            <text:p>22.666</text:p>
          </table:table-cell>
          <table:table-cell table:style-name="ce14" office:value-type="float" office:value="22716" calcext:value-type="float">
            <text:p>22.716</text:p>
          </table:table-cell>
          <table:table-cell table:style-name="ce14" office:value-type="float" office:value="3006170" calcext:value-type="float">
            <text:p>3.006.170</text:p>
          </table:table-cell>
          <table:table-cell table:style-name="ce14" office:value-type="float" office:value="5851828" calcext:value-type="float">
            <text:p>5.851.828</text:p>
          </table:table-cell>
          <table:table-cell table:style-name="ce14" table:formula="of:=[.S7]-([.N7]+[.O7])" office:value-type="float" office:value="8812616" calcext:value-type="float">
            <text:p>8.812.616</text:p>
          </table:table-cell>
          <table:table-cell table:style-name="ce14" office:value-type="float" office:value="8857998" calcext:value-type="float">
            <text:p>8.857.998</text:p>
          </table:table-cell>
          <table:table-cell table:style-name="ce14" office:value-type="float" office:value="2984752" calcext:value-type="float">
            <text:p>2.984.752</text:p>
          </table:table-cell>
          <table:table-cell table:style-name="ce14" office:value-type="float" office:value="5874493" calcext:value-type="float">
            <text:p>5.874.493</text:p>
          </table:table-cell>
          <table:table-cell table:style-name="ce14" table:formula="of:=[.W7]-([.N7]+[.O7])" office:value-type="float" office:value="8813863" calcext:value-type="float">
            <text:p>8.813.863</text:p>
          </table:table-cell>
          <table:table-cell table:style-name="ce14" office:value-type="float" office:value="8859245" calcext:value-type="float">
            <text:p>8.859.245</text:p>
          </table:table-cell>
          <table:table-cell table:style-name="ce14" table:formula="of:=[.R7]+[.V7]" office:value-type="float" office:value="17626479" calcext:value-type="float">
            <text:p>17.626.479</text:p>
          </table:table-cell>
          <table:table-cell table:style-name="ce14" table:formula="of:=[.S7]+[.W7]" office:value-type="float" office:value="17717243" calcext:value-type="float">
            <text:p>17.717.243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8]&amp;[.AD8]" office:value-type="string" office:string-value="5120" calcext:value-type="string">
            <text:p>512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8]&amp;[.AB8]&amp;[.AD8]" office:value-type="string" office:string-value="basicmath5120" calcext:value-type="string">
            <text:p>basicmath5120</text:p>
          </table:table-cell>
          <table:table-cell table:style-name="ce5" table:formula="of:=([.F8]-[.L8])/[.L8]" office:value-type="percentage" office:value="0.00234377185422231" calcext:value-type="percentage">
            <text:p>0,23%</text:p>
          </table:table-cell>
          <table:table-cell table:style-name="ce5" table:formula="of:=([.G8]-[.L8])/[.L8]" office:value-type="percentage" office:value="0.00235872643495167" calcext:value-type="percentage">
            <text:p>0,24%</text:p>
          </table:table-cell>
          <table:table-cell table:style-name="ce8" table:formula="of:=[.U8]/[.Q8]" office:value-type="float" office:value="1.00248560518538" calcext:value-type="float">
            <text:p>1,00</text:p>
          </table:table-cell>
          <table:table-cell table:style-name="ce8" table:formula="of:=([.U8]-[.N8])/([.Q8]-[.O8])" office:value-type="float" office:value="1.00250056188221" calcext:value-type="float">
            <text:p>1,00</text:p>
          </table:table-cell>
          <table:table-cell table:style-name="ce5" table:formula="of:=[.W8]/([.W8]+[.S8])" office:value-type="percentage" office:value="0.500035265603729" calcext:value-type="percentage">
            <text:p>50,00%</text:p>
          </table:table-cell>
          <table:table-cell table:style-name="ce5" table:formula="of:=([.W8]-[.P8])/(  ([.S8]-[.Q8]) + ([.W8]-[.P8]))" office:value-type="percentage" office:value="0.60962174637658" calcext:value-type="percentage">
            <text:p>60,96%</text:p>
          </table:table-cell>
          <table:table-cell table:style-name="ce5" table:formula="of:=[.T8]/([.P8]+[.T8])" office:value-type="percentage" office:value="0.499118612699582" calcext:value-type="percentage">
            <text:p>49,91%</text:p>
          </table:table-cell>
          <table:table-cell table:style-name="ce5" table:formula="of:=([.T8]-[.O8])/ (  ([.T8]-[.O8]) + ([.P8]-[.N8])      )" office:value-type="percentage" office:value="0.499111744740805" calcext:value-type="percentage">
            <text:p>49,91%</text:p>
          </table:table-cell>
          <table:table-cell table:style-name="ce8" table:formula="of:=[.V8]/[.R8]" office:value-type="float" office:value="1.0001415016835" calcext:value-type="float">
            <text:p>1,00</text:p>
          </table:table-cell>
          <table:table-cell table:style-name="ce5" table:formula="of:=(2*([.N8]+[.O8]))/[.X8]" office:value-type="percentage" office:value="0.00304303542414795" calcext:value-type="percentage">
            <text:p>0,30%</text:p>
          </table:table-cell>
          <table:table-cell table:style-name="ce14" office:value-type="float" office:value="13386" calcext:value-type="float">
            <text:p>13.386</text:p>
          </table:table-cell>
          <table:table-cell table:style-name="ce14" office:value-type="float" office:value="13433" calcext:value-type="float">
            <text:p>13.433</text:p>
          </table:table-cell>
          <table:table-cell table:style-name="ce14" office:value-type="float" office:value="3451210" calcext:value-type="float">
            <text:p>3.451.210</text:p>
          </table:table-cell>
          <table:table-cell table:style-name="ce14" office:value-type="float" office:value="5388225" calcext:value-type="float">
            <text:p>5.388.225</text:p>
          </table:table-cell>
          <table:table-cell table:style-name="ce14" table:formula="of:=[.S8]-([.N8]+[.O8])" office:value-type="float" office:value="8812616" calcext:value-type="float">
            <text:p>8.812.616</text:p>
          </table:table-cell>
          <table:table-cell table:style-name="ce14" office:value-type="float" office:value="8839435" calcext:value-type="float">
            <text:p>8.839.435</text:p>
          </table:table-cell>
          <table:table-cell table:style-name="ce14" office:value-type="float" office:value="3439064" calcext:value-type="float">
            <text:p>3.439.064</text:p>
          </table:table-cell>
          <table:table-cell table:style-name="ce14" office:value-type="float" office:value="5401618" calcext:value-type="float">
            <text:p>5.401.618</text:p>
          </table:table-cell>
          <table:table-cell table:style-name="ce14" table:formula="of:=[.W8]-([.N8]+[.O8])" office:value-type="float" office:value="8813863" calcext:value-type="float">
            <text:p>8.813.863</text:p>
          </table:table-cell>
          <table:table-cell table:style-name="ce14" office:value-type="float" office:value="8840682" calcext:value-type="float">
            <text:p>8.840.682</text:p>
          </table:table-cell>
          <table:table-cell table:style-name="ce14" table:formula="of:=[.R8]+[.V8]" office:value-type="float" office:value="17626479" calcext:value-type="float">
            <text:p>17.626.479</text:p>
          </table:table-cell>
          <table:table-cell table:style-name="ce14" table:formula="of:=[.S8]+[.W8]" office:value-type="float" office:value="17680117" calcext:value-type="float">
            <text:p>17.680.117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formula="of:=[.AB9]&amp;[.AD9]" office:value-type="string" office:string-value="160" calcext:value-type="string">
            <text:p>16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9]&amp;[.AB9]&amp;[.AD9]" office:value-type="string" office:string-value="FFT160" calcext:value-type="string">
            <text:p>FFT160</text:p>
          </table:table-cell>
          <table:table-cell table:style-name="ce5" table:formula="of:=([.F9]-[.L9])/[.L9]" office:value-type="percentage" office:value="0.103543646309172" calcext:value-type="percentage">
            <text:p>10,35%</text:p>
          </table:table-cell>
          <table:table-cell table:style-name="ce5" table:formula="of:=([.G9]-[.L9])/[.L9]" office:value-type="percentage" office:value="0.15375664694744" calcext:value-type="percentage">
            <text:p>15,38%</text:p>
          </table:table-cell>
          <table:table-cell table:style-name="ce8" table:formula="of:=[.U9]/[.Q9]" office:value-type="float" office:value="1.13107758895042" calcext:value-type="float">
            <text:p>1,13</text:p>
          </table:table-cell>
          <table:table-cell table:style-name="ce8" table:formula="of:=([.U9]-[.N9])/([.Q9]-[.O9])" office:value-type="float" office:value="1.18254342800975" calcext:value-type="float">
            <text:p>1,18</text:p>
          </table:table-cell>
          <table:table-cell table:style-name="ce5" table:formula="of:=[.W9]/([.W9]+[.S9])" office:value-type="percentage" office:value="0.505345360892381" calcext:value-type="percentage">
            <text:p>50,53%</text:p>
          </table:table-cell>
          <table:table-cell table:style-name="ce5" table:formula="of:=([.W9]-[.P9])/(  ([.S9]-[.Q9]) + ([.W9]-[.P9]))" office:value-type="percentage" office:value="0.484738432993925" calcext:value-type="percentage">
            <text:p>48,47%</text:p>
          </table:table-cell>
          <table:table-cell table:style-name="ce5" table:formula="of:=[.T9]/([.P9]+[.T9])" office:value-type="percentage" office:value="0.480013340321121" calcext:value-type="percentage">
            <text:p>48,00%</text:p>
          </table:table-cell>
          <table:table-cell table:style-name="ce5" table:formula="of:=([.T9]-[.O9])/ (  ([.T9]-[.O9]) + ([.P9]-[.N9])      )" office:value-type="percentage" office:value="0.470626180332909" calcext:value-type="percentage">
            <text:p>47,06%</text:p>
          </table:table-cell>
          <table:table-cell table:style-name="ce8" table:formula="of:=[.V9]/[.R9]" office:value-type="float" office:value="1.024950479062" calcext:value-type="float">
            <text:p>1,02</text:p>
          </table:table-cell>
          <table:table-cell table:style-name="ce5" table:formula="of:=(2*([.N9]+[.O9]))/[.X9]" office:value-type="percentage" office:value="0.152543840955805" calcext:value-type="percentage">
            <text:p>15,25%</text:p>
          </table:table-cell>
          <table:table-cell table:style-name="ce14" office:value-type="float" office:value="50854" calcext:value-type="float">
            <text:p>50.854</text:p>
          </table:table-cell>
          <table:table-cell table:style-name="ce14" office:value-type="float" office:value="60098" calcext:value-type="float">
            <text:p>60.098</text:p>
          </table:table-cell>
          <table:table-cell table:style-name="ce14" office:value-type="float" office:value="436560" calcext:value-type="float">
            <text:p>436.560</text:p>
          </table:table-cell>
          <table:table-cell table:style-name="ce14" office:value-type="float" office:value="392775" calcext:value-type="float">
            <text:p>392.775</text:p>
          </table:table-cell>
          <table:table-cell table:style-name="ce14" table:formula="of:=[.S9]-([.N9]+[.O9])" office:value-type="float" office:value="718383" calcext:value-type="float">
            <text:p>718.383</text:p>
          </table:table-cell>
          <table:table-cell table:style-name="ce14" office:value-type="float" office:value="829335" calcext:value-type="float">
            <text:p>829.335</text:p>
          </table:table-cell>
          <table:table-cell table:style-name="ce14" office:value-type="float" office:value="403000" calcext:value-type="float">
            <text:p>403.000</text:p>
          </table:table-cell>
          <table:table-cell table:style-name="ce14" office:value-type="float" office:value="444259" calcext:value-type="float">
            <text:p>444.259</text:p>
          </table:table-cell>
          <table:table-cell table:style-name="ce14" table:formula="of:=[.W9]-([.N9]+[.O9])" office:value-type="float" office:value="736307" calcext:value-type="float">
            <text:p>736.307</text:p>
          </table:table-cell>
          <table:table-cell table:style-name="ce14" office:value-type="float" office:value="847259" calcext:value-type="float">
            <text:p>847.259</text:p>
          </table:table-cell>
          <table:table-cell table:style-name="ce14" table:formula="of:=[.R9]+[.V9]" office:value-type="float" office:value="1454690" calcext:value-type="float">
            <text:p>1.454.690</text:p>
          </table:table-cell>
          <table:table-cell table:style-name="ce14" table:formula="of:=[.S9]+[.W9]" office:value-type="float" office:value="1676594" calcext:value-type="float">
            <text:p>1.676.594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0]&amp;[.AD10]" office:value-type="string" office:string-value="320" calcext:value-type="string">
            <text:p>32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0]&amp;[.AB10]&amp;[.AD10]" office:value-type="string" office:string-value="FFT320" calcext:value-type="string">
            <text:p>FFT320</text:p>
          </table:table-cell>
          <table:table-cell table:style-name="ce5" table:formula="of:=([.F10]-[.L10])/[.L10]" office:value-type="percentage" office:value="0.035762512915211" calcext:value-type="percentage">
            <text:p>3,58%</text:p>
          </table:table-cell>
          <table:table-cell table:style-name="ce5" table:formula="of:=([.G10]-[.L10])/[.L10]" office:value-type="percentage" office:value="0.0756825115095239" calcext:value-type="percentage">
            <text:p>7,57%</text:p>
          </table:table-cell>
          <table:table-cell table:style-name="ce8" table:formula="of:=[.U10]/[.Q10]" office:value-type="float" office:value="1.06160528380691" calcext:value-type="float">
            <text:p>1,06</text:p>
          </table:table-cell>
          <table:table-cell table:style-name="ce8" table:formula="of:=([.U10]-[.N10])/([.Q10]-[.O10])" office:value-type="float" office:value="1.10252130549031" calcext:value-type="float">
            <text:p>1,10</text:p>
          </table:table-cell>
          <table:table-cell table:style-name="ce5" table:formula="of:=[.W10]/([.W10]+[.S10])" office:value-type="percentage" office:value="0.505773041275763" calcext:value-type="percentage">
            <text:p>50,58%</text:p>
          </table:table-cell>
          <table:table-cell table:style-name="ce5" table:formula="of:=([.W10]-[.P10])/(  ([.S10]-[.Q10]) + ([.W10]-[.P10]))" office:value-type="percentage" office:value="0.435110984313945" calcext:value-type="percentage">
            <text:p>43,51%</text:p>
          </table:table-cell>
          <table:table-cell table:style-name="ce5" table:formula="of:=[.T10]/([.P10]+[.T10])" office:value-type="percentage" office:value="0.498859930804918" calcext:value-type="percentage">
            <text:p>49,89%</text:p>
          </table:table-cell>
          <table:table-cell table:style-name="ce5" table:formula="of:=([.T10]-[.O10])/ (  ([.T10]-[.O10]) + ([.P10]-[.N10])      )" office:value-type="percentage" office:value="0.492684035231438" calcext:value-type="percentage">
            <text:p>49,27%</text:p>
          </table:table-cell>
          <table:table-cell table:style-name="ce8" table:formula="of:=[.V10]/[.R10]" office:value-type="float" office:value="1.024950479062" calcext:value-type="float">
            <text:p>1,02</text:p>
          </table:table-cell>
          <table:table-cell table:style-name="ce5" table:formula="of:=(2*([.N10]+[.O10]))/[.X10]" office:value-type="percentage" office:value="0.0671607009053475" calcext:value-type="percentage">
            <text:p>6,72%</text:p>
          </table:table-cell>
          <table:table-cell table:style-name="ce14" office:value-type="float" office:value="19316" calcext:value-type="float">
            <text:p>19.316</text:p>
          </table:table-cell>
          <table:table-cell table:style-name="ce14" office:value-type="float" office:value="29533" calcext:value-type="float">
            <text:p>29.533</text:p>
          </table:table-cell>
          <table:table-cell table:style-name="ce14" office:value-type="float" office:value="443526" calcext:value-type="float">
            <text:p>443.526</text:p>
          </table:table-cell>
          <table:table-cell table:style-name="ce14" office:value-type="float" office:value="323706" calcext:value-type="float">
            <text:p>323.706</text:p>
          </table:table-cell>
          <table:table-cell table:style-name="ce14" table:formula="of:=[.S10]-([.N10]+[.O10])" office:value-type="float" office:value="718383" calcext:value-type="float">
            <text:p>718.383</text:p>
          </table:table-cell>
          <table:table-cell table:style-name="ce14" office:value-type="float" office:value="767232" calcext:value-type="float">
            <text:p>767.232</text:p>
          </table:table-cell>
          <table:table-cell table:style-name="ce14" office:value-type="float" office:value="441508" calcext:value-type="float">
            <text:p>441.508</text:p>
          </table:table-cell>
          <table:table-cell table:style-name="ce14" office:value-type="float" office:value="343648" calcext:value-type="float">
            <text:p>343.648</text:p>
          </table:table-cell>
          <table:table-cell table:style-name="ce14" table:formula="of:=[.W10]-([.N10]+[.O10])" office:value-type="float" office:value="736307" calcext:value-type="float">
            <text:p>736.307</text:p>
          </table:table-cell>
          <table:table-cell table:style-name="ce14" office:value-type="float" office:value="785156" calcext:value-type="float">
            <text:p>785.156</text:p>
          </table:table-cell>
          <table:table-cell table:style-name="ce14" table:formula="of:=[.R10]+[.V10]" office:value-type="float" office:value="1454690" calcext:value-type="float">
            <text:p>1.454.690</text:p>
          </table:table-cell>
          <table:table-cell table:style-name="ce14" table:formula="of:=[.S10]+[.W10]" office:value-type="float" office:value="1552388" calcext:value-type="float">
            <text:p>1.552.388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1]&amp;[.AD11]" office:value-type="string" office:string-value="640" calcext:value-type="string">
            <text:p>64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1]&amp;[.AB11]&amp;[.AD11]" office:value-type="string" office:string-value="FFT640" calcext:value-type="string">
            <text:p>FFT640</text:p>
          </table:table-cell>
          <table:table-cell table:style-name="ce5" table:formula="of:=([.F11]-[.L11])/[.L11]" office:value-type="percentage" office:value="0.0098224778010214" calcext:value-type="percentage">
            <text:p>0,98%</text:p>
          </table:table-cell>
          <table:table-cell table:style-name="ce5" table:formula="of:=([.G11]-[.L11])/[.L11]" office:value-type="percentage" office:value="0.055531547511844" calcext:value-type="percentage">
            <text:p>5,55%</text:p>
          </table:table-cell>
          <table:table-cell table:style-name="ce8" table:formula="of:=[.U11]/[.Q11]" office:value-type="float" office:value="1.03501803238974" calcext:value-type="float">
            <text:p>1,04</text:p>
          </table:table-cell>
          <table:table-cell table:style-name="ce8" table:formula="of:=([.U11]-[.N11])/([.Q11]-[.O11])" office:value-type="float" office:value="1.08186756528732" calcext:value-type="float">
            <text:p>1,08</text:p>
          </table:table-cell>
          <table:table-cell table:style-name="ce5" table:formula="of:=[.W11]/([.W11]+[.S11])" office:value-type="percentage" office:value="0.505969914614633" calcext:value-type="percentage">
            <text:p>50,60%</text:p>
          </table:table-cell>
          <table:table-cell table:style-name="ce5" table:formula="of:=([.W11]-[.P11])/(  ([.S11]-[.Q11]) + ([.W11]-[.P11]))" office:value-type="percentage" office:value="0.311624245121182" calcext:value-type="percentage">
            <text:p>31,16%</text:p>
          </table:table-cell>
          <table:table-cell table:style-name="ce5" table:formula="of:=[.T11]/([.P11]+[.T11])" office:value-type="percentage" office:value="0.504859434822588" calcext:value-type="percentage">
            <text:p>50,49%</text:p>
          </table:table-cell>
          <table:table-cell table:style-name="ce5" table:formula="of:=([.T11]-[.O11])/ (  ([.T11]-[.O11]) + ([.P11]-[.N11])      )" office:value-type="percentage" office:value="0.500644405389572" calcext:value-type="percentage">
            <text:p>50,06%</text:p>
          </table:table-cell>
          <table:table-cell table:style-name="ce8" table:formula="of:=[.V11]/[.R11]" office:value-type="float" office:value="1.024950479062" calcext:value-type="float">
            <text:p>1,02</text:p>
          </table:table-cell>
          <table:table-cell table:style-name="ce5" table:formula="of:=(2*([.N11]+[.O11]))/[.X11]" office:value-type="percentage" office:value="0.0319683231478872" calcext:value-type="percentage">
            <text:p>3,20%</text:p>
          </table:table-cell>
          <table:table-cell table:style-name="ce14" office:value-type="float" office:value="7160" calcext:value-type="float">
            <text:p>7.160</text:p>
          </table:table-cell>
          <table:table-cell table:style-name="ce14" office:value-type="float" office:value="16092" calcext:value-type="float">
            <text:p>16.092</text:p>
          </table:table-cell>
          <table:table-cell table:style-name="ce14" office:value-type="float" office:value="522862" calcext:value-type="float">
            <text:p>522.862</text:p>
          </table:table-cell>
          <table:table-cell table:style-name="ce14" office:value-type="float" office:value="218773" calcext:value-type="float">
            <text:p>218.773</text:p>
          </table:table-cell>
          <table:table-cell table:style-name="ce14" table:formula="of:=[.S11]-([.N11]+[.O11])" office:value-type="float" office:value="718383" calcext:value-type="float">
            <text:p>718.383</text:p>
          </table:table-cell>
          <table:table-cell table:style-name="ce14" office:value-type="float" office:value="741635" calcext:value-type="float">
            <text:p>741.635</text:p>
          </table:table-cell>
          <table:table-cell table:style-name="ce14" office:value-type="float" office:value="533125" calcext:value-type="float">
            <text:p>533.125</text:p>
          </table:table-cell>
          <table:table-cell table:style-name="ce14" office:value-type="float" office:value="226434" calcext:value-type="float">
            <text:p>226.434</text:p>
          </table:table-cell>
          <table:table-cell table:style-name="ce14" table:formula="of:=[.W11]-([.N11]+[.O11])" office:value-type="float" office:value="736307" calcext:value-type="float">
            <text:p>736.307</text:p>
          </table:table-cell>
          <table:table-cell table:style-name="ce14" office:value-type="float" office:value="759559" calcext:value-type="float">
            <text:p>759.559</text:p>
          </table:table-cell>
          <table:table-cell table:style-name="ce14" table:formula="of:=[.R11]+[.V11]" office:value-type="float" office:value="1454690" calcext:value-type="float">
            <text:p>1.454.690</text:p>
          </table:table-cell>
          <table:table-cell table:style-name="ce14" table:formula="of:=[.S11]+[.W11]" office:value-type="float" office:value="1501194" calcext:value-type="float">
            <text:p>1.501.194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2]&amp;[.AD12]" office:value-type="string" office:string-value="1280" calcext:value-type="string">
            <text:p>128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2]&amp;[.AB12]&amp;[.AD12]" office:value-type="string" office:string-value="FFT1280" calcext:value-type="string">
            <text:p>FFT1280</text:p>
          </table:table-cell>
          <table:table-cell table:style-name="ce5" table:formula="of:=([.F12]-[.L12])/[.L12]" office:value-type="percentage" office:value="0.0233970198019932" calcext:value-type="percentage">
            <text:p>2,34%</text:p>
          </table:table-cell>
          <table:table-cell table:style-name="ce5" table:formula="of:=([.G12]-[.L12])/[.L12]" office:value-type="percentage" office:value="0.30224028641598" calcext:value-type="percentage">
            <text:p>30,22%</text:p>
          </table:table-cell>
          <table:table-cell table:style-name="ce8" table:formula="of:=[.U12]/[.Q12]" office:value-type="float" office:value="1.04893126571668" calcext:value-type="float">
            <text:p>1,05</text:p>
          </table:table-cell>
          <table:table-cell table:style-name="ce8" table:formula="of:=([.U12]-[.N12])/([.Q12]-[.O12])" office:value-type="float" office:value="1.3347318054159" calcext:value-type="float">
            <text:p>1,33</text:p>
          </table:table-cell>
          <table:table-cell table:style-name="ce5" table:formula="of:=[.W12]/([.W12]+[.S12])" office:value-type="percentage" office:value="0.506069932229701" calcext:value-type="percentage">
            <text:p>50,61%</text:p>
          </table:table-cell>
          <table:table-cell table:style-name="ce5" table:formula="of:=([.W12]-[.P12])/(  ([.S12]-[.Q12]) + ([.W12]-[.P12]))" office:value-type="percentage" office:value="0.0750812041365595" calcext:value-type="percentage">
            <text:p>7,51%</text:p>
          </table:table-cell>
          <table:table-cell table:style-name="ce5" table:formula="of:=[.T12]/([.P12]+[.T12])" office:value-type="percentage" office:value="0.505741511817015" calcext:value-type="percentage">
            <text:p>50,57%</text:p>
          </table:table-cell>
          <table:table-cell table:style-name="ce5" table:formula="of:=([.T12]-[.O12])/ (  ([.T12]-[.O12]) + ([.P12]-[.N12])      )" office:value-type="percentage" office:value="0.502980493803312" calcext:value-type="percentage">
            <text:p>50,30%</text:p>
          </table:table-cell>
          <table:table-cell table:style-name="ce8" table:formula="of:=[.V12]/[.R12]" office:value-type="float" office:value="1.024950479062" calcext:value-type="float">
            <text:p>1,02</text:p>
          </table:table-cell>
          <table:table-cell table:style-name="ce5" table:formula="of:=(2*([.N12]+[.O12]))/[.X12]" office:value-type="percentage" office:value="0.014964012951213" calcext:value-type="percentage">
            <text:p>1,50%</text:p>
          </table:table-cell>
          <table:table-cell table:style-name="ce14" office:value-type="float" office:value="1549" calcext:value-type="float">
            <text:p>1.549</text:p>
          </table:table-cell>
          <table:table-cell table:style-name="ce14" office:value-type="float" office:value="9335" calcext:value-type="float">
            <text:p>9.335</text:p>
          </table:table-cell>
          <table:table-cell table:style-name="ce14" office:value-type="float" office:value="691091" calcext:value-type="float">
            <text:p>691.091</text:p>
          </table:table-cell>
          <table:table-cell table:style-name="ce14" office:value-type="float" office:value="38176" calcext:value-type="float">
            <text:p>38.176</text:p>
          </table:table-cell>
          <table:table-cell table:style-name="ce14" table:formula="of:=[.S12]-([.N12]+[.O12])" office:value-type="float" office:value="718383" calcext:value-type="float">
            <text:p>718.383</text:p>
          </table:table-cell>
          <table:table-cell table:style-name="ce14" office:value-type="float" office:value="729267" calcext:value-type="float">
            <text:p>729.267</text:p>
          </table:table-cell>
          <table:table-cell table:style-name="ce14" office:value-type="float" office:value="707147" calcext:value-type="float">
            <text:p>707.147</text:p>
          </table:table-cell>
          <table:table-cell table:style-name="ce14" office:value-type="float" office:value="40044" calcext:value-type="float">
            <text:p>40.044</text:p>
          </table:table-cell>
          <table:table-cell table:style-name="ce14" table:formula="of:=[.W12]-([.N12]+[.O12])" office:value-type="float" office:value="736307" calcext:value-type="float">
            <text:p>736.307</text:p>
          </table:table-cell>
          <table:table-cell table:style-name="ce14" office:value-type="float" office:value="747191" calcext:value-type="float">
            <text:p>747.191</text:p>
          </table:table-cell>
          <table:table-cell table:style-name="ce14" table:formula="of:=[.R12]+[.V12]" office:value-type="float" office:value="1454690" calcext:value-type="float">
            <text:p>1.454.690</text:p>
          </table:table-cell>
          <table:table-cell table:style-name="ce14" table:formula="of:=[.S12]+[.W12]" office:value-type="float" office:value="1476458" calcext:value-type="float">
            <text:p>1.476.458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3]&amp;[.AD13]" office:value-type="string" office:string-value="2560" calcext:value-type="string">
            <text:p>256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3]&amp;[.AB13]&amp;[.AD13]" office:value-type="string" office:string-value="FFT2560" calcext:value-type="string">
            <text:p>FFT2560</text:p>
          </table:table-cell>
          <table:table-cell table:style-name="ce5" table:formula="of:=([.F13]-[.L13])/[.L13]" office:value-type="percentage" office:value="0.0515918679263466" calcext:value-type="percentage">
            <text:p>5,16%</text:p>
          </table:table-cell>
          <table:table-cell table:style-name="ce5" table:formula="of:=([.G13]-[.L13])/[.L13]" office:value-type="percentage" office:value="0.73657728088313" calcext:value-type="percentage">
            <text:p>73,66%</text:p>
          </table:table-cell>
          <table:table-cell table:style-name="ce8" table:formula="of:=[.U13]/[.Q13]" office:value-type="float" office:value="1.07782958880882" calcext:value-type="float">
            <text:p>1,08</text:p>
          </table:table-cell>
          <table:table-cell table:style-name="ce8" table:formula="of:=([.U13]-[.N13])/([.Q13]-[.O13])" office:value-type="float" office:value="1.77990571596936" calcext:value-type="float">
            <text:p>1,78</text:p>
          </table:table-cell>
          <table:table-cell table:style-name="ce5" table:formula="of:=[.W13]/([.W13]+[.S13])" office:value-type="percentage" office:value="0.506113375071455" calcext:value-type="percentage">
            <text:p>50,61%</text:p>
          </table:table-cell>
          <table:table-cell table:style-name="ce5" table:formula="of:=([.W13]-[.P13])/(  ([.S13]-[.Q13]) + ([.W13]-[.P13]))" office:value-type="percentage" office:value="0.0400555297225536" calcext:value-type="percentage">
            <text:p>4,01%</text:p>
          </table:table-cell>
          <table:table-cell table:style-name="ce5" table:formula="of:=[.T13]/([.P13]+[.T13])" office:value-type="percentage" office:value="0.505898888486519" calcext:value-type="percentage">
            <text:p>50,59%</text:p>
          </table:table-cell>
          <table:table-cell table:style-name="ce5" table:formula="of:=([.T13]-[.O13])/ (  ([.T13]-[.O13]) + ([.P13]-[.N13])      )" office:value-type="percentage" office:value="0.504398183616331" calcext:value-type="percentage">
            <text:p>50,44%</text:p>
          </table:table-cell>
          <table:table-cell table:style-name="ce8" table:formula="of:=[.V13]/[.R13]" office:value-type="float" office:value="1.024950479062" calcext:value-type="float">
            <text:p>1,02</text:p>
          </table:table-cell>
          <table:table-cell table:style-name="ce5" table:formula="of:=(2*([.N13]+[.O13]))/[.X13]" office:value-type="percentage" office:value="0.00775147969670514" calcext:value-type="percentage">
            <text:p>0,78%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5007" calcext:value-type="float">
            <text:p>5.007</text:p>
          </table:table-cell>
          <table:table-cell table:style-name="ce14" office:value-type="float" office:value="712226" calcext:value-type="float">
            <text:p>712.226</text:p>
          </table:table-cell>
          <table:table-cell table:style-name="ce14" office:value-type="float" office:value="11795" calcext:value-type="float">
            <text:p>11.795</text:p>
          </table:table-cell>
          <table:table-cell table:style-name="ce14" table:formula="of:=[.S13]-([.N13]+[.O13])" office:value-type="float" office:value="718383" calcext:value-type="float">
            <text:p>718.383</text:p>
          </table:table-cell>
          <table:table-cell table:style-name="ce14" office:value-type="float" office:value="724021" calcext:value-type="float">
            <text:p>724.021</text:p>
          </table:table-cell>
          <table:table-cell table:style-name="ce14" office:value-type="float" office:value="729232" calcext:value-type="float">
            <text:p>729.232</text:p>
          </table:table-cell>
          <table:table-cell table:style-name="ce14" office:value-type="float" office:value="12713" calcext:value-type="float">
            <text:p>12.713</text:p>
          </table:table-cell>
          <table:table-cell table:style-name="ce14" table:formula="of:=[.W13]-([.N13]+[.O13])" office:value-type="float" office:value="736307" calcext:value-type="float">
            <text:p>736.307</text:p>
          </table:table-cell>
          <table:table-cell table:style-name="ce14" office:value-type="float" office:value="741945" calcext:value-type="float">
            <text:p>741.945</text:p>
          </table:table-cell>
          <table:table-cell table:style-name="ce14" table:formula="of:=[.R13]+[.V13]" office:value-type="float" office:value="1454690" calcext:value-type="float">
            <text:p>1.454.690</text:p>
          </table:table-cell>
          <table:table-cell table:style-name="ce14" table:formula="of:=[.S13]+[.W13]" office:value-type="float" office:value="1465966" calcext:value-type="float">
            <text:p>1.465.966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4]&amp;[.AD14]" office:value-type="string" office:string-value="5120" calcext:value-type="string">
            <text:p>512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4]&amp;[.AB14]&amp;[.AD14]" office:value-type="string" office:string-value="FFT5120" calcext:value-type="string">
            <text:p>FFT5120</text:p>
          </table:table-cell>
          <table:table-cell table:style-name="ce5" table:formula="of:=([.F14]-[.L14])/[.L14]" office:value-type="percentage" office:value="0.0729413179347316" calcext:value-type="percentage">
            <text:p>7,29%</text:p>
          </table:table-cell>
          <table:table-cell table:style-name="ce5" table:formula="of:=([.G14]-[.L14])/[.L14]" office:value-type="percentage" office:value="0.812897779755571" calcext:value-type="percentage">
            <text:p>81,29%</text:p>
          </table:table-cell>
          <table:table-cell table:style-name="ce8" table:formula="of:=[.U14]/[.Q14]" office:value-type="float" office:value="1.09971171782262" calcext:value-type="float">
            <text:p>1,10</text:p>
          </table:table-cell>
          <table:table-cell table:style-name="ce8" table:formula="of:=([.U14]-[.N14])/([.Q14]-[.O14])" office:value-type="float" office:value="1.85813044785092" calcext:value-type="float">
            <text:p>1,86</text:p>
          </table:table-cell>
          <table:table-cell table:style-name="ce5" table:formula="of:=[.W14]/([.W14]+[.S14])" office:value-type="percentage" office:value="0.506136523613496" calcext:value-type="percentage">
            <text:p>50,61%</text:p>
          </table:table-cell>
          <table:table-cell table:style-name="ce5" table:formula="of:=([.W14]-[.P14])/(  ([.S14]-[.Q14]) + ([.W14]-[.P14]))" office:value-type="percentage" office:value="0.0322262507102465" calcext:value-type="percentage">
            <text:p>3,22%</text:p>
          </table:table-cell>
          <table:table-cell table:style-name="ce5" table:formula="of:=[.T14]/([.P14]+[.T14])" office:value-type="percentage" office:value="0.505985964611817" calcext:value-type="percentage">
            <text:p>50,60%</text:p>
          </table:table-cell>
          <table:table-cell table:style-name="ce5" table:formula="of:=([.T14]-[.O14])/ (  ([.T14]-[.O14]) + ([.P14]-[.N14])      )" office:value-type="percentage" office:value="0.505213533806492" calcext:value-type="percentage">
            <text:p>50,52%</text:p>
          </table:table-cell>
          <table:table-cell table:style-name="ce8" table:formula="of:=[.V14]/[.R14]" office:value-type="float" office:value="1.024950479062" calcext:value-type="float">
            <text:p>1,02</text:p>
          </table:table-cell>
          <table:table-cell table:style-name="ce5" table:formula="of:=(2*([.N14]+[.O14]))/[.X14]" office:value-type="percentage" office:value="0.00394998247049199" calcext:value-type="percentage">
            <text:p>0,39%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2570" calcext:value-type="float">
            <text:p>2.570</text:p>
          </table:table-cell>
          <table:table-cell table:style-name="ce14" office:value-type="float" office:value="715359" calcext:value-type="float">
            <text:p>715.359</text:p>
          </table:table-cell>
          <table:table-cell table:style-name="ce14" office:value-type="float" office:value="5897" calcext:value-type="float">
            <text:p>5.897</text:p>
          </table:table-cell>
          <table:table-cell table:style-name="ce14" table:formula="of:=[.S14]-([.N14]+[.O14])" office:value-type="float" office:value="718383" calcext:value-type="float">
            <text:p>718.383</text:p>
          </table:table-cell>
          <table:table-cell table:style-name="ce14" office:value-type="float" office:value="721256" calcext:value-type="float">
            <text:p>721.256</text:p>
          </table:table-cell>
          <table:table-cell table:style-name="ce14" office:value-type="float" office:value="732695" calcext:value-type="float">
            <text:p>732.695</text:p>
          </table:table-cell>
          <table:table-cell table:style-name="ce14" office:value-type="float" office:value="6485" calcext:value-type="float">
            <text:p>6.485</text:p>
          </table:table-cell>
          <table:table-cell table:style-name="ce14" table:formula="of:=[.W14]-([.N14]+[.O14])" office:value-type="float" office:value="736307" calcext:value-type="float">
            <text:p>736.307</text:p>
          </table:table-cell>
          <table:table-cell table:style-name="ce14" office:value-type="float" office:value="739180" calcext:value-type="float">
            <text:p>739.180</text:p>
          </table:table-cell>
          <table:table-cell table:style-name="ce14" table:formula="of:=[.R14]+[.V14]" office:value-type="float" office:value="1454690" calcext:value-type="float">
            <text:p>1.454.690</text:p>
          </table:table-cell>
          <table:table-cell table:style-name="ce14" table:formula="of:=[.S14]+[.W14]" office:value-type="float" office:value="1460436" calcext:value-type="float">
            <text:p>1.460.436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formula="of:=[.AB15]&amp;[.AD15]" office:value-type="string" office:string-value="160" calcext:value-type="string">
            <text:p>16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15]&amp;[.AB15]&amp;[.AD15]" office:value-type="string" office:string-value="Qsort160" calcext:value-type="string">
            <text:p>Qsort160</text:p>
          </table:table-cell>
          <table:table-cell table:style-name="ce5" table:formula="of:=([.F15]-[.L15])/[.L15]" office:value-type="percentage" office:value="-0.0049530871696307" calcext:value-type="percentage">
            <text:p>-0,50%</text:p>
          </table:table-cell>
          <table:table-cell table:style-name="ce5" table:formula="of:=([.G15]-[.L15])/[.L15]" office:value-type="percentage" office:value="0.281542522506541" calcext:value-type="percentage">
            <text:p>28,15%</text:p>
          </table:table-cell>
          <table:table-cell table:style-name="ce8" table:formula="of:=[.U15]/[.Q15]" office:value-type="float" office:value="1.69107938142023" calcext:value-type="float">
            <text:p>1,69</text:p>
          </table:table-cell>
          <table:table-cell table:style-name="ce8" table:formula="of:=([.U15]-[.N15])/([.Q15]-[.O15])" office:value-type="float" office:value="2.17797785037049" calcext:value-type="float">
            <text:p>2,18</text:p>
          </table:table-cell>
          <table:table-cell table:style-name="ce5" table:formula="of:=[.W15]/([.W15]+[.S15])" office:value-type="percentage" office:value="0.615105235267742" calcext:value-type="percentage">
            <text:p>61,51%</text:p>
          </table:table-cell>
          <table:table-cell table:style-name="ce5" table:formula="of:=([.W15]-[.P15])/(  ([.S15]-[.Q15]) + ([.W15]-[.P15]))" office:value-type="percentage" office:value="0.57166903394971" calcext:value-type="percentage">
            <text:p>57,17%</text:p>
          </table:table-cell>
          <table:table-cell table:style-name="ce5" table:formula="of:=[.T15]/([.P15]+[.T15])" office:value-type="percentage" office:value="0.608651426195661" calcext:value-type="percentage">
            <text:p>60,87%</text:p>
          </table:table-cell>
          <table:table-cell table:style-name="ce5" table:formula="of:=([.T15]-[.O15])/ (  ([.T15]-[.O15]) + ([.P15]-[.N15])      )" office:value-type="percentage" office:value="0.605082940526647" calcext:value-type="percentage">
            <text:p>60,51%</text:p>
          </table:table-cell>
          <table:table-cell table:style-name="ce8" table:formula="of:=[.V15]/[.R15]" office:value-type="float" office:value="1.69949713889371" calcext:value-type="float">
            <text:p>1,70</text:p>
          </table:table-cell>
          <table:table-cell table:style-name="ce5" table:formula="of:=(2*([.N15]+[.O15]))/[.X15]" office:value-type="percentage" office:value="0.125584226496354" calcext:value-type="percentage">
            <text:p>12,56%</text:p>
          </table:table-cell>
          <table:table-cell table:style-name="ce14" office:value-type="float" office:value="14446" calcext:value-type="float">
            <text:p>14.446</text:p>
          </table:table-cell>
          <table:table-cell table:style-name="ce14" office:value-type="float" office:value="26611" calcext:value-type="float">
            <text:p>26.611</text:p>
          </table:table-cell>
          <table:table-cell table:style-name="ce14" office:value-type="float" office:value="193905" calcext:value-type="float">
            <text:p>193.905</text:p>
          </table:table-cell>
          <table:table-cell table:style-name="ce14" office:value-type="float" office:value="89366" calcext:value-type="float">
            <text:p>89.366</text:p>
          </table:table-cell>
          <table:table-cell table:style-name="ce14" table:formula="of:=[.S15]-([.N15]+[.O15])" office:value-type="float" office:value="242214" calcext:value-type="float">
            <text:p>242.214</text:p>
          </table:table-cell>
          <table:table-cell table:style-name="ce14" office:value-type="float" office:value="283271" calcext:value-type="float">
            <text:p>283.271</text:p>
          </table:table-cell>
          <table:table-cell table:style-name="ce14" office:value-type="float" office:value="301574" calcext:value-type="float">
            <text:p>301.574</text:p>
          </table:table-cell>
          <table:table-cell table:style-name="ce14" office:value-type="float" office:value="151125" calcext:value-type="float">
            <text:p>151.125</text:p>
          </table:table-cell>
          <table:table-cell table:style-name="ce14" table:formula="of:=[.W15]-([.N15]+[.O15])" office:value-type="float" office:value="411642" calcext:value-type="float">
            <text:p>411.642</text:p>
          </table:table-cell>
          <table:table-cell table:style-name="ce14" office:value-type="float" office:value="452699" calcext:value-type="float">
            <text:p>452.699</text:p>
          </table:table-cell>
          <table:table-cell table:style-name="ce14" table:formula="of:=[.R15]+[.V15]" office:value-type="float" office:value="653856" calcext:value-type="float">
            <text:p>653.856</text:p>
          </table:table-cell>
          <table:table-cell table:style-name="ce14" table:formula="of:=[.S15]+[.W15]" office:value-type="float" office:value="735970" calcext:value-type="float">
            <text:p>735.970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6]&amp;[.AD16]" office:value-type="string" office:string-value="320" calcext:value-type="string">
            <text:p>32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16]&amp;[.AB16]&amp;[.AD16]" office:value-type="string" office:string-value="Qsort320" calcext:value-type="string">
            <text:p>Qsort320</text:p>
          </table:table-cell>
          <table:table-cell table:style-name="ce5" table:formula="of:=([.F16]-[.L16])/[.L16]" office:value-type="percentage" office:value="-0.0493840711972817" calcext:value-type="percentage">
            <text:p>-4,94%</text:p>
          </table:table-cell>
          <table:table-cell table:style-name="ce5" table:formula="of:=([.G16]-[.L16])/[.L16]" office:value-type="percentage" office:value="0.161889386997612" calcext:value-type="percentage">
            <text:p>16,19%</text:p>
          </table:table-cell>
          <table:table-cell table:style-name="ce8" table:formula="of:=[.U16]/[.Q16]" office:value-type="float" office:value="1.615569051187" calcext:value-type="float">
            <text:p>1,62</text:p>
          </table:table-cell>
          <table:table-cell table:style-name="ce8" table:formula="of:=([.U16]-[.N16])/([.Q16]-[.O16])" office:value-type="float" office:value="1.9746276889134" calcext:value-type="float">
            <text:p>1,97</text:p>
          </table:table-cell>
          <table:table-cell table:style-name="ce5" table:formula="of:=[.W16]/([.W16]+[.S16])" office:value-type="percentage" office:value="0.62202021715145" calcext:value-type="percentage">
            <text:p>62,20%</text:p>
          </table:table-cell>
          <table:table-cell table:style-name="ce5" table:formula="of:=([.W16]-[.P16])/(  ([.S16]-[.Q16]) + ([.W16]-[.P16]))" office:value-type="percentage" office:value="0.539135569475159" calcext:value-type="percentage">
            <text:p>53,91%</text:p>
          </table:table-cell>
          <table:table-cell table:style-name="ce5" table:formula="of:=[.T16]/([.P16]+[.T16])" office:value-type="percentage" office:value="0.6233839469541" calcext:value-type="percentage">
            <text:p>62,34%</text:p>
          </table:table-cell>
          <table:table-cell table:style-name="ce5" table:formula="of:=([.T16]-[.O16])/ (  ([.T16]-[.O16]) + ([.P16]-[.N16])      )" office:value-type="percentage" office:value="0.619744414603193" calcext:value-type="percentage">
            <text:p>61,97%</text:p>
          </table:table-cell>
          <table:table-cell table:style-name="ce8" table:formula="of:=[.V16]/[.R16]" office:value-type="float" office:value="1.69949713889371" calcext:value-type="float">
            <text:p>1,70</text:p>
          </table:table-cell>
          <table:table-cell table:style-name="ce5" table:formula="of:=(2*([.N16]+[.O16]))/[.X16]" office:value-type="percentage" office:value="0.061796481182401" calcext:value-type="percentage">
            <text:p>6,18%</text:p>
          </table:table-cell>
          <table:table-cell table:style-name="ce14" office:value-type="float" office:value="5759" calcext:value-type="float">
            <text:p>5.759</text:p>
          </table:table-cell>
          <table:table-cell table:style-name="ce14" office:value-type="float" office:value="14444" calcext:value-type="float">
            <text:p>14.444</text:p>
          </table:table-cell>
          <table:table-cell table:style-name="ce14" office:value-type="float" office:value="199022" calcext:value-type="float">
            <text:p>199.022</text:p>
          </table:table-cell>
          <table:table-cell table:style-name="ce14" office:value-type="float" office:value="63395" calcext:value-type="float">
            <text:p>63.395</text:p>
          </table:table-cell>
          <table:table-cell table:style-name="ce14" table:formula="of:=[.S16]-([.N16]+[.O16])" office:value-type="float" office:value="242214" calcext:value-type="float">
            <text:p>242.214</text:p>
          </table:table-cell>
          <table:table-cell table:style-name="ce14" office:value-type="float" office:value="262417" calcext:value-type="float">
            <text:p>262.417</text:p>
          </table:table-cell>
          <table:table-cell table:style-name="ce14" office:value-type="float" office:value="329426" calcext:value-type="float">
            <text:p>329.426</text:p>
          </table:table-cell>
          <table:table-cell table:style-name="ce14" office:value-type="float" office:value="102419" calcext:value-type="float">
            <text:p>102.419</text:p>
          </table:table-cell>
          <table:table-cell table:style-name="ce14" table:formula="of:=[.W16]-([.N16]+[.O16])" office:value-type="float" office:value="411642" calcext:value-type="float">
            <text:p>411.642</text:p>
          </table:table-cell>
          <table:table-cell table:style-name="ce14" office:value-type="float" office:value="431845" calcext:value-type="float">
            <text:p>431.845</text:p>
          </table:table-cell>
          <table:table-cell table:style-name="ce14" table:formula="of:=[.R16]+[.V16]" office:value-type="float" office:value="653856" calcext:value-type="float">
            <text:p>653.856</text:p>
          </table:table-cell>
          <table:table-cell table:style-name="ce14" table:formula="of:=[.S16]+[.W16]" office:value-type="float" office:value="694262" calcext:value-type="float">
            <text:p>694.262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7]&amp;[.AD17]" office:value-type="string" office:string-value="640" calcext:value-type="string">
            <text:p>64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17]&amp;[.AB17]&amp;[.AD17]" office:value-type="string" office:string-value="Qsort640" calcext:value-type="string">
            <text:p>Qsort640</text:p>
          </table:table-cell>
          <table:table-cell table:style-name="ce5" table:formula="of:=([.F17]-[.L17])/[.L17]" office:value-type="percentage" office:value="-0.0762200952345844" calcext:value-type="percentage">
            <text:p>-7,62%</text:p>
          </table:table-cell>
          <table:table-cell table:style-name="ce5" table:formula="of:=([.G17]-[.L17])/[.L17]" office:value-type="percentage" office:value="0.0933586965434892" calcext:value-type="percentage">
            <text:p>9,34%</text:p>
          </table:table-cell>
          <table:table-cell table:style-name="ce8" table:formula="of:=[.U17]/[.Q17]" office:value-type="float" office:value="1.56996130511632" calcext:value-type="float">
            <text:p>1,57</text:p>
          </table:table-cell>
          <table:table-cell table:style-name="ce8" table:formula="of:=([.U17]-[.N17])/([.Q17]-[.O17])" office:value-type="float" office:value="1.85815997656021" calcext:value-type="float">
            <text:p>1,86</text:p>
          </table:table-cell>
          <table:table-cell table:style-name="ce5" table:formula="of:=[.W17]/([.W17]+[.S17])" office:value-type="percentage" office:value="0.625698498099254" calcext:value-type="percentage">
            <text:p>62,57%</text:p>
          </table:table-cell>
          <table:table-cell table:style-name="ce5" table:formula="of:=([.W17]-[.P17])/(  ([.S17]-[.Q17]) + ([.W17]-[.P17]))" office:value-type="percentage" office:value="0.501068327930432" calcext:value-type="percentage">
            <text:p>50,11%</text:p>
          </table:table-cell>
          <table:table-cell table:style-name="ce5" table:formula="of:=[.T17]/([.P17]+[.T17])" office:value-type="percentage" office:value="0.628511950165268" calcext:value-type="percentage">
            <text:p>62,85%</text:p>
          </table:table-cell>
          <table:table-cell table:style-name="ce5" table:formula="of:=([.T17]-[.O17])/ (  ([.T17]-[.O17]) + ([.P17]-[.N17])      )" office:value-type="percentage" office:value="0.625954733627296" calcext:value-type="percentage">
            <text:p>62,60%</text:p>
          </table:table-cell>
          <table:table-cell table:style-name="ce8" table:formula="of:=[.V17]/[.R17]" office:value-type="float" office:value="1.69949713889371" calcext:value-type="float">
            <text:p>1,70</text:p>
          </table:table-cell>
          <table:table-cell table:style-name="ce5" table:formula="of:=(2*([.N17]+[.O17]))/[.X17]" office:value-type="percentage" office:value="0.0307254196642686" calcext:value-type="percentage">
            <text:p>3,07%</text:p>
          </table:table-cell>
          <table:table-cell table:style-name="ce14" office:value-type="float" office:value="2309" calcext:value-type="float">
            <text:p>2.309</text:p>
          </table:table-cell>
          <table:table-cell table:style-name="ce14" office:value-type="float" office:value="7736" calcext:value-type="float">
            <text:p>7.736</text:p>
          </table:table-cell>
          <table:table-cell table:style-name="ce14" office:value-type="float" office:value="210393" calcext:value-type="float">
            <text:p>210.393</text:p>
          </table:table-cell>
          <table:table-cell table:style-name="ce14" office:value-type="float" office:value="41866" calcext:value-type="float">
            <text:p>41.866</text:p>
          </table:table-cell>
          <table:table-cell table:style-name="ce14" table:formula="of:=[.S17]-([.N17]+[.O17])" office:value-type="float" office:value="242214" calcext:value-type="float">
            <text:p>242.214</text:p>
          </table:table-cell>
          <table:table-cell table:style-name="ce14" office:value-type="float" office:value="252259" calcext:value-type="float">
            <text:p>252.259</text:p>
          </table:table-cell>
          <table:table-cell table:style-name="ce14" office:value-type="float" office:value="355959" calcext:value-type="float">
            <text:p>355.959</text:p>
          </table:table-cell>
          <table:table-cell table:style-name="ce14" office:value-type="float" office:value="65728" calcext:value-type="float">
            <text:p>65.728</text:p>
          </table:table-cell>
          <table:table-cell table:style-name="ce14" table:formula="of:=[.W17]-([.N17]+[.O17])" office:value-type="float" office:value="411642" calcext:value-type="float">
            <text:p>411.642</text:p>
          </table:table-cell>
          <table:table-cell table:style-name="ce14" office:value-type="float" office:value="421687" calcext:value-type="float">
            <text:p>421.687</text:p>
          </table:table-cell>
          <table:table-cell table:style-name="ce14" table:formula="of:=[.R17]+[.V17]" office:value-type="float" office:value="653856" calcext:value-type="float">
            <text:p>653.856</text:p>
          </table:table-cell>
          <table:table-cell table:style-name="ce14" table:formula="of:=[.S17]+[.W17]" office:value-type="float" office:value="673946" calcext:value-type="float">
            <text:p>673.946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8]&amp;[.AD18]" office:value-type="string" office:string-value="1280" calcext:value-type="string">
            <text:p>128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18]&amp;[.AB18]&amp;[.AD18]" office:value-type="string" office:string-value="Qsort1280" calcext:value-type="string">
            <text:p>Qsort1280</text:p>
          </table:table-cell>
          <table:table-cell table:style-name="ce5" table:formula="of:=([.F18]-[.L18])/[.L18]" office:value-type="percentage" office:value="-0.0907603497895393" calcext:value-type="percentage">
            <text:p>-9,08%</text:p>
          </table:table-cell>
          <table:table-cell table:style-name="ce5" table:formula="of:=([.G18]-[.L18])/[.L18]" office:value-type="percentage" office:value="0.0574383663219177" calcext:value-type="percentage">
            <text:p>5,74%</text:p>
          </table:table-cell>
          <table:table-cell table:style-name="ce8" table:formula="of:=[.U18]/[.Q18]" office:value-type="float" office:value="1.54525018410139" calcext:value-type="float">
            <text:p>1,55</text:p>
          </table:table-cell>
          <table:table-cell table:style-name="ce8" table:formula="of:=([.U18]-[.N18])/([.Q18]-[.O18])" office:value-type="float" office:value="1.79711347812053" calcext:value-type="float">
            <text:p>1,80</text:p>
          </table:table-cell>
          <table:table-cell table:style-name="ce5" table:formula="of:=[.W18]/([.W18]+[.S18])" office:value-type="percentage" office:value="0.627605539605407" calcext:value-type="percentage">
            <text:p>62,76%</text:p>
          </table:table-cell>
          <table:table-cell table:style-name="ce5" table:formula="of:=([.W18]-[.P18])/(  ([.S18]-[.Q18]) + ([.W18]-[.P18]))" office:value-type="percentage" office:value="0.468567218127402" calcext:value-type="percentage">
            <text:p>46,86%</text:p>
          </table:table-cell>
          <table:table-cell table:style-name="ce5" table:formula="of:=[.T18]/([.P18]+[.T18])" office:value-type="percentage" office:value="0.629855367065416" calcext:value-type="percentage">
            <text:p>62,99%</text:p>
          </table:table-cell>
          <table:table-cell table:style-name="ce5" table:formula="of:=([.T18]-[.O18])/ (  ([.T18]-[.O18]) + ([.P18]-[.N18])      )" office:value-type="percentage" office:value="0.628238606191893" calcext:value-type="percentage">
            <text:p>62,82%</text:p>
          </table:table-cell>
          <table:table-cell table:style-name="ce8" table:formula="of:=[.V18]/[.R18]" office:value-type="float" office:value="1.69949713889371" calcext:value-type="float">
            <text:p>1,70</text:p>
          </table:table-cell>
          <table:table-cell table:style-name="ce5" table:formula="of:=(2*([.N18]+[.O18]))/[.X18]" office:value-type="percentage" office:value="0.0153214163363187" calcext:value-type="percentage">
            <text:p>1,53%</text:p>
          </table:table-cell>
          <table:table-cell table:style-name="ce14" office:value-type="float" office:value="895" calcext:value-type="float">
            <text:p>895</text:p>
          </table:table-cell>
          <table:table-cell table:style-name="ce14" office:value-type="float" office:value="4114" calcext:value-type="float">
            <text:p>4.114</text:p>
          </table:table-cell>
          <table:table-cell table:style-name="ce14" office:value-type="float" office:value="221422" calcext:value-type="float">
            <text:p>221.422</text:p>
          </table:table-cell>
          <table:table-cell table:style-name="ce14" office:value-type="float" office:value="25801" calcext:value-type="float">
            <text:p>25.801</text:p>
          </table:table-cell>
          <table:table-cell table:style-name="ce14" table:formula="of:=[.S18]-([.N18]+[.O18])" office:value-type="float" office:value="242214" calcext:value-type="float">
            <text:p>242.214</text:p>
          </table:table-cell>
          <table:table-cell table:style-name="ce14" office:value-type="float" office:value="247223" calcext:value-type="float">
            <text:p>247.223</text:p>
          </table:table-cell>
          <table:table-cell table:style-name="ce14" office:value-type="float" office:value="376782" calcext:value-type="float">
            <text:p>376.782</text:p>
          </table:table-cell>
          <table:table-cell table:style-name="ce14" office:value-type="float" office:value="39869" calcext:value-type="float">
            <text:p>39.869</text:p>
          </table:table-cell>
          <table:table-cell table:style-name="ce14" table:formula="of:=[.W18]-([.N18]+[.O18])" office:value-type="float" office:value="411642" calcext:value-type="float">
            <text:p>411.642</text:p>
          </table:table-cell>
          <table:table-cell table:style-name="ce14" office:value-type="float" office:value="416651" calcext:value-type="float">
            <text:p>416.651</text:p>
          </table:table-cell>
          <table:table-cell table:style-name="ce14" table:formula="of:=[.R18]+[.V18]" office:value-type="float" office:value="653856" calcext:value-type="float">
            <text:p>653.856</text:p>
          </table:table-cell>
          <table:table-cell table:style-name="ce14" table:formula="of:=[.S18]+[.W18]" office:value-type="float" office:value="663874" calcext:value-type="float">
            <text:p>663.874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19]&amp;[.AD19]" office:value-type="string" office:string-value="2560" calcext:value-type="string">
            <text:p>256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19]&amp;[.AB19]&amp;[.AD19]" office:value-type="string" office:string-value="Qsort2560" calcext:value-type="string">
            <text:p>Qsort2560</text:p>
          </table:table-cell>
          <table:table-cell table:style-name="ce5" table:formula="of:=([.F19]-[.L19])/[.L19]" office:value-type="percentage" office:value="-0.0996963337474243" calcext:value-type="percentage">
            <text:p>-9,97%</text:p>
          </table:table-cell>
          <table:table-cell table:style-name="ce5" table:formula="of:=([.G19]-[.L19])/[.L19]" office:value-type="percentage" office:value="0.0339504342391029" calcext:value-type="percentage">
            <text:p>3,40%</text:p>
          </table:table-cell>
          <table:table-cell table:style-name="ce8" table:formula="of:=[.U19]/[.Q19]" office:value-type="float" office:value="1.53006350493177" calcext:value-type="float">
            <text:p>1,53</text:p>
          </table:table-cell>
          <table:table-cell table:style-name="ce8" table:formula="of:=([.U19]-[.N19])/([.Q19]-[.O19])" office:value-type="float" office:value="1.75719580474726" calcext:value-type="float">
            <text:p>1,76</text:p>
          </table:table-cell>
          <table:table-cell table:style-name="ce5" table:formula="of:=[.W19]/([.W19]+[.S19])" office:value-type="percentage" office:value="0.628582877473331" calcext:value-type="percentage">
            <text:p>62,86%</text:p>
          </table:table-cell>
          <table:table-cell table:style-name="ce5" table:formula="of:=([.W19]-[.P19])/(  ([.S19]-[.Q19]) + ([.W19]-[.P19]))" office:value-type="percentage" office:value="0.444862457984005" calcext:value-type="percentage">
            <text:p>44,49%</text:p>
          </table:table-cell>
          <table:table-cell table:style-name="ce5" table:formula="of:=[.T19]/([.P19]+[.T19])" office:value-type="percentage" office:value="0.630019086610727" calcext:value-type="percentage">
            <text:p>63,00%</text:p>
          </table:table-cell>
          <table:table-cell table:style-name="ce5" table:formula="of:=([.T19]-[.O19])/ (  ([.T19]-[.O19]) + ([.P19]-[.N19])      )" office:value-type="percentage" office:value="0.629122690227051" calcext:value-type="percentage">
            <text:p>62,91%</text:p>
          </table:table-cell>
          <table:table-cell table:style-name="ce8" table:formula="of:=[.V19]/[.R19]" office:value-type="float" office:value="1.69949713889371" calcext:value-type="float">
            <text:p>1,70</text:p>
          </table:table-cell>
          <table:table-cell table:style-name="ce5" table:formula="of:=(2*([.N19]+[.O19]))/[.X19]" office:value-type="percentage" office:value="0.00760412078500465" calcext:value-type="percentage">
            <text:p>0,76%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float" office:value="2121" calcext:value-type="float">
            <text:p>2.121</text:p>
          </table:table-cell>
          <table:table-cell table:style-name="ce14" office:value-type="float" office:value="229898" calcext:value-type="float">
            <text:p>229.898</text:p>
          </table:table-cell>
          <table:table-cell table:style-name="ce14" office:value-type="float" office:value="14802" calcext:value-type="float">
            <text:p>14.802</text:p>
          </table:table-cell>
          <table:table-cell table:style-name="ce14" table:formula="of:=[.S19]-([.N19]+[.O19])" office:value-type="float" office:value="242214" calcext:value-type="float">
            <text:p>242.214</text:p>
          </table:table-cell>
          <table:table-cell table:style-name="ce14" office:value-type="float" office:value="244700" calcext:value-type="float">
            <text:p>244.700</text:p>
          </table:table-cell>
          <table:table-cell table:style-name="ce14" office:value-type="float" office:value="391480" calcext:value-type="float">
            <text:p>391.480</text:p>
          </table:table-cell>
          <table:table-cell table:style-name="ce14" office:value-type="float" office:value="22648" calcext:value-type="float">
            <text:p>22.648</text:p>
          </table:table-cell>
          <table:table-cell table:style-name="ce14" table:formula="of:=[.W19]-([.N19]+[.O19])" office:value-type="float" office:value="411642" calcext:value-type="float">
            <text:p>411.642</text:p>
          </table:table-cell>
          <table:table-cell table:style-name="ce14" office:value-type="float" office:value="414128" calcext:value-type="float">
            <text:p>414.128</text:p>
          </table:table-cell>
          <table:table-cell table:style-name="ce14" table:formula="of:=[.R19]+[.V19]" office:value-type="float" office:value="653856" calcext:value-type="float">
            <text:p>653.856</text:p>
          </table:table-cell>
          <table:table-cell table:style-name="ce14" table:formula="of:=[.S19]+[.W19]" office:value-type="float" office:value="658828" calcext:value-type="float">
            <text:p>658.828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0]&amp;[.AD20]" office:value-type="string" office:string-value="5120" calcext:value-type="string">
            <text:p>512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20]&amp;[.AB20]&amp;[.AD20]" office:value-type="string" office:string-value="Qsort5120" calcext:value-type="string">
            <text:p>Qsort5120</text:p>
          </table:table-cell>
          <table:table-cell table:style-name="ce5" table:formula="of:=([.F20]-[.L20])/[.L20]" office:value-type="percentage" office:value="-0.104371319475634" calcext:value-type="percentage">
            <text:p>-10,44%</text:p>
          </table:table-cell>
          <table:table-cell table:style-name="ce5" table:formula="of:=([.G20]-[.L20])/[.L20]" office:value-type="percentage" office:value="0.0231657542378239" calcext:value-type="percentage">
            <text:p>2,32%</text:p>
          </table:table-cell>
          <table:table-cell table:style-name="ce8" table:formula="of:=[.U20]/[.Q20]" office:value-type="float" office:value="1.52211838006231" calcext:value-type="float">
            <text:p>1,52</text:p>
          </table:table-cell>
          <table:table-cell table:style-name="ce8" table:formula="of:=([.U20]-[.N20])/([.Q20]-[.O20])" office:value-type="float" office:value="1.7388672719412" calcext:value-type="float">
            <text:p>1,74</text:p>
          </table:table-cell>
          <table:table-cell table:style-name="ce5" table:formula="of:=[.W20]/([.W20]+[.S20])" office:value-type="percentage" office:value="0.629073052111298" calcext:value-type="percentage">
            <text:p>62,91%</text:p>
          </table:table-cell>
          <table:table-cell table:style-name="ce5" table:formula="of:=([.W20]-[.P20])/(  ([.S20]-[.Q20]) + ([.W20]-[.P20]))" office:value-type="percentage" office:value="0.429796283154547" calcext:value-type="percentage">
            <text:p>42,98%</text:p>
          </table:table-cell>
          <table:table-cell table:style-name="ce5" table:formula="of:=[.T20]/([.P20]+[.T20])" office:value-type="percentage" office:value="0.629886524778096" calcext:value-type="percentage">
            <text:p>62,99%</text:p>
          </table:table-cell>
          <table:table-cell table:style-name="ce5" table:formula="of:=([.T20]-[.O20])/ (  ([.T20]-[.O20]) + ([.P20]-[.N20])      )" office:value-type="percentage" office:value="0.629401229579854" calcext:value-type="percentage">
            <text:p>62,94%</text:p>
          </table:table-cell>
          <table:table-cell table:style-name="ce8" table:formula="of:=[.V20]/[.R20]" office:value-type="float" office:value="1.69949713889371" calcext:value-type="float">
            <text:p>1,70</text:p>
          </table:table-cell>
          <table:table-cell table:style-name="ce5" table:formula="of:=(2*([.N20]+[.O20]))/[.X20]" office:value-type="percentage" office:value="0.00377759017275975" calcext:value-type="percentage">
            <text:p>0,38%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086" calcext:value-type="float">
            <text:p>1.086</text:p>
          </table:table-cell>
          <table:table-cell table:style-name="ce14" office:value-type="float" office:value="235424" calcext:value-type="float">
            <text:p>235.424</text:p>
          </table:table-cell>
          <table:table-cell table:style-name="ce14" office:value-type="float" office:value="8025" calcext:value-type="float">
            <text:p>8.025</text:p>
          </table:table-cell>
          <table:table-cell table:style-name="ce14" table:formula="of:=[.S20]-([.N20]+[.O20])" office:value-type="float" office:value="242214" calcext:value-type="float">
            <text:p>242.214</text:p>
          </table:table-cell>
          <table:table-cell table:style-name="ce14" office:value-type="float" office:value="243449" calcext:value-type="float">
            <text:p>243.449</text:p>
          </table:table-cell>
          <table:table-cell table:style-name="ce14" office:value-type="float" office:value="400662" calcext:value-type="float">
            <text:p>400.662</text:p>
          </table:table-cell>
          <table:table-cell table:style-name="ce14" office:value-type="float" office:value="12215" calcext:value-type="float">
            <text:p>12.215</text:p>
          </table:table-cell>
          <table:table-cell table:style-name="ce14" table:formula="of:=[.W20]-([.N20]+[.O20])" office:value-type="float" office:value="411642" calcext:value-type="float">
            <text:p>411.642</text:p>
          </table:table-cell>
          <table:table-cell table:style-name="ce14" office:value-type="float" office:value="412877" calcext:value-type="float">
            <text:p>412.877</text:p>
          </table:table-cell>
          <table:table-cell table:style-name="ce14" table:formula="of:=[.R20]+[.V20]" office:value-type="float" office:value="653856" calcext:value-type="float">
            <text:p>653.856</text:p>
          </table:table-cell>
          <table:table-cell table:style-name="ce14" table:formula="of:=[.S20]+[.W20]" office:value-type="float" office:value="656326" calcext:value-type="float">
            <text:p>656.326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formula="of:=[.AB21]&amp;[.AD21]" office:value-type="string" office:string-value="160" calcext:value-type="string">
            <text:p>16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21]&amp;[.AB21]&amp;[.AD21]" office:value-type="string" office:string-value="typeset160" calcext:value-type="string">
            <text:p>typeset160</text:p>
          </table:table-cell>
          <table:table-cell table:style-name="ce5" table:formula="of:=([.F21]-[.L21])/[.L21]" office:value-type="percentage" office:value="0.277562481358123" calcext:value-type="percentage">
            <text:p>27,76%</text:p>
          </table:table-cell>
          <table:table-cell table:style-name="ce5" table:formula="of:=([.G21]-[.L21])/[.L21]" office:value-type="percentage" office:value="0.525699940307107" calcext:value-type="percentage">
            <text:p>52,57%</text:p>
          </table:table-cell>
          <table:table-cell table:style-name="ce8" table:formula="of:=[.U21]/[.Q21]" office:value-type="float" office:value="2.35258103564223" calcext:value-type="float">
            <text:p>2,35</text:p>
          </table:table-cell>
          <table:table-cell table:style-name="ce8" table:formula="of:=([.U21]-[.N21])/([.Q21]-[.O21])" office:value-type="float" office:value="2.80951640175854" calcext:value-type="float">
            <text:p>2,81</text:p>
          </table:table-cell>
          <table:table-cell table:style-name="ce5" table:formula="of:=[.W21]/([.W21]+[.S21])" office:value-type="percentage" office:value="0.635704471855126" calcext:value-type="percentage">
            <text:p>63,57%</text:p>
          </table:table-cell>
          <table:table-cell table:style-name="ce5" table:formula="of:=([.W21]-[.P21])/(  ([.S21]-[.Q21]) + ([.W21]-[.P21]))" office:value-type="percentage" office:value="0.63065872148651" calcext:value-type="percentage">
            <text:p>63,07%</text:p>
          </table:table-cell>
          <table:table-cell table:style-name="ce5" table:formula="of:=[.T21]/([.P21]+[.T21])" office:value-type="percentage" office:value="0.585047658802133" calcext:value-type="percentage">
            <text:p>58,50%</text:p>
          </table:table-cell>
          <table:table-cell table:style-name="ce5" table:formula="of:=([.T21]-[.O21])/ (  ([.T21]-[.O21]) + ([.P21]-[.N21])      )" office:value-type="percentage" office:value="0.581103771189426" calcext:value-type="percentage">
            <text:p>58,11%</text:p>
          </table:table-cell>
          <table:table-cell table:style-name="ce8" table:formula="of:=[.V21]/[.R21]" office:value-type="float" office:value="1.84146064867317" calcext:value-type="float">
            <text:p>1,84</text:p>
          </table:table-cell>
          <table:table-cell table:style-name="ce5" table:formula="of:=(2*([.N21]+[.O21]))/[.X21]" office:value-type="percentage" office:value="0.0911086784650003" calcext:value-type="percentage">
            <text:p>9,11%</text:p>
          </table:table-cell>
          <table:table-cell table:style-name="ce14" office:value-type="float" office:value="21899" calcext:value-type="float">
            <text:p>21.899</text:p>
          </table:table-cell>
          <table:table-cell table:style-name="ce14" office:value-type="float" office:value="38025" calcext:value-type="float">
            <text:p>38.025</text:p>
          </table:table-cell>
          <table:table-cell table:style-name="ce14" office:value-type="float" office:value="336994" calcext:value-type="float">
            <text:p>336.994</text:p>
          </table:table-cell>
          <table:table-cell table:style-name="ce14" office:value-type="float" office:value="185875" calcext:value-type="float">
            <text:p>185.875</text:p>
          </table:table-cell>
          <table:table-cell table:style-name="ce14" table:formula="of:=[.S21]-([.N21]+[.O21])" office:value-type="float" office:value="462945" calcext:value-type="float">
            <text:p>462.945</text:p>
          </table:table-cell>
          <table:table-cell table:style-name="ce14" office:value-type="float" office:value="522869" calcext:value-type="float">
            <text:p>522.869</text:p>
          </table:table-cell>
          <table:table-cell table:style-name="ce14" office:value-type="float" office:value="475133" calcext:value-type="float">
            <text:p>475.133</text:p>
          </table:table-cell>
          <table:table-cell table:style-name="ce14" office:value-type="float" office:value="437286" calcext:value-type="float">
            <text:p>437.286</text:p>
          </table:table-cell>
          <table:table-cell table:style-name="ce14" table:formula="of:=[.W21]-([.N21]+[.O21])" office:value-type="float" office:value="852495" calcext:value-type="float">
            <text:p>852.495</text:p>
          </table:table-cell>
          <table:table-cell table:style-name="ce14" office:value-type="float" office:value="912419" calcext:value-type="float">
            <text:p>912.419</text:p>
          </table:table-cell>
          <table:table-cell table:style-name="ce14" table:formula="of:=[.R21]+[.V21]" office:value-type="float" office:value="1315440" calcext:value-type="float">
            <text:p>1.315.440</text:p>
          </table:table-cell>
          <table:table-cell table:style-name="ce14" table:formula="of:=[.S21]+[.W21]" office:value-type="float" office:value="1435288" calcext:value-type="float">
            <text:p>1.435.288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2]&amp;[.AD22]" office:value-type="string" office:string-value="320" calcext:value-type="string">
            <text:p>32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22]&amp;[.AB22]&amp;[.AD22]" office:value-type="string" office:string-value="typeset320" calcext:value-type="string">
            <text:p>typeset320</text:p>
          </table:table-cell>
          <table:table-cell table:style-name="ce5" table:formula="of:=([.F22]-[.L22])/[.L22]" office:value-type="percentage" office:value="0.130699520267266" calcext:value-type="percentage">
            <text:p>13,07%</text:p>
          </table:table-cell>
          <table:table-cell table:style-name="ce5" table:formula="of:=([.G22]-[.L22])/[.L22]" office:value-type="percentage" office:value="0.248132558286102" calcext:value-type="percentage">
            <text:p>24,81%</text:p>
          </table:table-cell>
          <table:table-cell table:style-name="ce8" table:formula="of:=[.U22]/[.Q22]" office:value-type="float" office:value="2.0821386720458" calcext:value-type="float">
            <text:p>2,08</text:p>
          </table:table-cell>
          <table:table-cell table:style-name="ce8" table:formula="of:=([.U22]-[.N22])/([.Q22]-[.O22])" office:value-type="float" office:value="2.29838699041163" calcext:value-type="float">
            <text:p>2,30</text:p>
          </table:table-cell>
          <table:table-cell table:style-name="ce5" table:formula="of:=[.W22]/([.W22]+[.S22])" office:value-type="percentage" office:value="0.641919599659582" calcext:value-type="percentage">
            <text:p>64,19%</text:p>
          </table:table-cell>
          <table:table-cell table:style-name="ce5" table:formula="of:=([.W22]-[.P22])/(  ([.S22]-[.Q22]) + ([.W22]-[.P22]))" office:value-type="percentage" office:value="0.636870297199404" calcext:value-type="percentage">
            <text:p>63,69%</text:p>
          </table:table-cell>
          <table:table-cell table:style-name="ce5" table:formula="of:=[.T22]/([.P22]+[.T22])" office:value-type="percentage" office:value="0.620848059049827" calcext:value-type="percentage">
            <text:p>62,08%</text:p>
          </table:table-cell>
          <table:table-cell table:style-name="ce5" table:formula="of:=([.T22]-[.O22])/ (  ([.T22]-[.O22]) + ([.P22]-[.N22])      )" office:value-type="percentage" office:value="0.61815775464695" calcext:value-type="percentage">
            <text:p>61,82%</text:p>
          </table:table-cell>
          <table:table-cell table:style-name="ce8" table:formula="of:=[.V22]/[.R22]" office:value-type="float" office:value="1.84146064867317" calcext:value-type="float">
            <text:p>1,84</text:p>
          </table:table-cell>
          <table:table-cell table:style-name="ce5" table:formula="of:=(2*([.N22]+[.O22]))/[.X22]" office:value-type="percentage" office:value="0.0433254272334732" calcext:value-type="percentage">
            <text:p>4,33%</text:p>
          </table:table-cell>
          <table:table-cell table:style-name="ce14" office:value-type="float" office:value="8611" calcext:value-type="float">
            <text:p>8.611</text:p>
          </table:table-cell>
          <table:table-cell table:style-name="ce14" office:value-type="float" office:value="19885" calcext:value-type="float">
            <text:p>19.885</text:p>
          </table:table-cell>
          <table:table-cell table:style-name="ce14" office:value-type="float" office:value="319914" calcext:value-type="float">
            <text:p>319.914</text:p>
          </table:table-cell>
          <table:table-cell table:style-name="ce14" office:value-type="float" office:value="171527" calcext:value-type="float">
            <text:p>171.527</text:p>
          </table:table-cell>
          <table:table-cell table:style-name="ce14" table:formula="of:=[.S22]-([.N22]+[.O22])" office:value-type="float" office:value="462945" calcext:value-type="float">
            <text:p>462.945</text:p>
          </table:table-cell>
          <table:table-cell table:style-name="ce14" office:value-type="float" office:value="491441" calcext:value-type="float">
            <text:p>491.441</text:p>
          </table:table-cell>
          <table:table-cell table:style-name="ce14" office:value-type="float" office:value="523848" calcext:value-type="float">
            <text:p>523.848</text:p>
          </table:table-cell>
          <table:table-cell table:style-name="ce14" office:value-type="float" office:value="357143" calcext:value-type="float">
            <text:p>357.143</text:p>
          </table:table-cell>
          <table:table-cell table:style-name="ce14" table:formula="of:=[.W22]-([.N22]+[.O22])" office:value-type="float" office:value="852495" calcext:value-type="float">
            <text:p>852.495</text:p>
          </table:table-cell>
          <table:table-cell table:style-name="ce14" office:value-type="float" office:value="880991" calcext:value-type="float">
            <text:p>880.991</text:p>
          </table:table-cell>
          <table:table-cell table:style-name="ce14" table:formula="of:=[.R22]+[.V22]" office:value-type="float" office:value="1315440" calcext:value-type="float">
            <text:p>1.315.440</text:p>
          </table:table-cell>
          <table:table-cell table:style-name="ce14" table:formula="of:=[.S22]+[.W22]" office:value-type="float" office:value="1372432" calcext:value-type="float">
            <text:p>1.372.432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3]&amp;[.AD23]" office:value-type="string" office:string-value="640" calcext:value-type="string">
            <text:p>64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23]&amp;[.AB23]&amp;[.AD23]" office:value-type="string" office:string-value="typeset640" calcext:value-type="string">
            <text:p>typeset640</text:p>
          </table:table-cell>
          <table:table-cell table:style-name="ce5" table:formula="of:=([.F23]-[.L23])/[.L23]" office:value-type="percentage" office:value="0.0363081647746962" calcext:value-type="percentage">
            <text:p>3,63%</text:p>
          </table:table-cell>
          <table:table-cell table:style-name="ce5" table:formula="of:=([.G23]-[.L23])/[.L23]" office:value-type="percentage" office:value="0.103429838516376" calcext:value-type="percentage">
            <text:p>10,34%</text:p>
          </table:table-cell>
          <table:table-cell table:style-name="ce8" table:formula="of:=[.U23]/[.Q23]" office:value-type="float" office:value="1.90832070533131" calcext:value-type="float">
            <text:p>1,91</text:p>
          </table:table-cell>
          <table:table-cell table:style-name="ce8" table:formula="of:=([.U23]-[.N23])/([.Q23]-[.O23])" office:value-type="float" office:value="2.03192262619969" calcext:value-type="float">
            <text:p>2,03</text:p>
          </table:table-cell>
          <table:table-cell table:style-name="ce5" table:formula="of:=[.W23]/([.W23]+[.S23])" office:value-type="percentage" office:value="0.645101524506532" calcext:value-type="percentage">
            <text:p>64,51%</text:p>
          </table:table-cell>
          <table:table-cell table:style-name="ce5" table:formula="of:=([.W23]-[.P23])/(  ([.S23]-[.Q23]) + ([.W23]-[.P23]))" office:value-type="percentage" office:value="0.617511776179264" calcext:value-type="percentage">
            <text:p>61,75%</text:p>
          </table:table-cell>
          <table:table-cell table:style-name="ce5" table:formula="of:=[.T23]/([.P23]+[.T23])" office:value-type="percentage" office:value="0.640027344675505" calcext:value-type="percentage">
            <text:p>64,00%</text:p>
          </table:table-cell>
          <table:table-cell table:style-name="ce5" table:formula="of:=([.T23]-[.O23])/ (  ([.T23]-[.O23]) + ([.P23]-[.N23])      )" office:value-type="percentage" office:value="0.638100584785002" calcext:value-type="percentage">
            <text:p>63,81%</text:p>
          </table:table-cell>
          <table:table-cell table:style-name="ce8" table:formula="of:=[.V23]/[.R23]" office:value-type="float" office:value="1.84146064867317" calcext:value-type="float">
            <text:p>1,84</text:p>
          </table:table-cell>
          <table:table-cell table:style-name="ce5" table:formula="of:=(2*([.N23]+[.O23]))/[.X23]" office:value-type="percentage" office:value="0.0204463905613331" calcext:value-type="percentage">
            <text:p>2,04%</text:p>
          </table:table-cell>
          <table:table-cell table:style-name="ce14" office:value-type="float" office:value="3094" calcext:value-type="float">
            <text:p>3.094</text:p>
          </table:table-cell>
          <table:table-cell table:style-name="ce14" office:value-type="float" office:value="10354" calcext:value-type="float">
            <text:p>10.354</text:p>
          </table:table-cell>
          <table:table-cell table:style-name="ce14" office:value-type="float" office:value="331213" calcext:value-type="float">
            <text:p>331.213</text:p>
          </table:table-cell>
          <table:table-cell table:style-name="ce14" office:value-type="float" office:value="145180" calcext:value-type="float">
            <text:p>145.180</text:p>
          </table:table-cell>
          <table:table-cell table:style-name="ce14" table:formula="of:=[.S23]-([.N23]+[.O23])" office:value-type="float" office:value="462945" calcext:value-type="float">
            <text:p>462.945</text:p>
          </table:table-cell>
          <table:table-cell table:style-name="ce14" office:value-type="float" office:value="476393" calcext:value-type="float">
            <text:p>476.393</text:p>
          </table:table-cell>
          <table:table-cell table:style-name="ce14" office:value-type="float" office:value="588893" calcext:value-type="float">
            <text:p>588.893</text:p>
          </table:table-cell>
          <table:table-cell table:style-name="ce14" office:value-type="float" office:value="277050" calcext:value-type="float">
            <text:p>277.050</text:p>
          </table:table-cell>
          <table:table-cell table:style-name="ce14" table:formula="of:=[.W23]-([.N23]+[.O23])" office:value-type="float" office:value="852495" calcext:value-type="float">
            <text:p>852.495</text:p>
          </table:table-cell>
          <table:table-cell table:style-name="ce14" office:value-type="float" office:value="865943" calcext:value-type="float">
            <text:p>865.943</text:p>
          </table:table-cell>
          <table:table-cell table:style-name="ce14" table:formula="of:=[.R23]+[.V23]" office:value-type="float" office:value="1315440" calcext:value-type="float">
            <text:p>1.315.440</text:p>
          </table:table-cell>
          <table:table-cell table:style-name="ce14" table:formula="of:=[.S23]+[.W23]" office:value-type="float" office:value="1342336" calcext:value-type="float">
            <text:p>1.342.336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4]&amp;[.AD24]" office:value-type="string" office:string-value="1280" calcext:value-type="string">
            <text:p>128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24]&amp;[.AB24]&amp;[.AD24]" office:value-type="string" office:string-value="typeset1280" calcext:value-type="string">
            <text:p>typeset1280</text:p>
          </table:table-cell>
          <table:table-cell table:style-name="ce5" table:formula="of:=([.F24]-[.L24])/[.L24]" office:value-type="percentage" office:value="-0.0387850713912937" calcext:value-type="percentage">
            <text:p>-3,88%</text:p>
          </table:table-cell>
          <table:table-cell table:style-name="ce5" table:formula="of:=([.G24]-[.L24])/[.L24]" office:value-type="percentage" office:value="0.000802202478025753" calcext:value-type="percentage">
            <text:p>0,08%</text:p>
          </table:table-cell>
          <table:table-cell table:style-name="ce8" table:formula="of:=[.U24]/[.Q24]" office:value-type="float" office:value="1.77003946595012" calcext:value-type="float">
            <text:p>1,77</text:p>
          </table:table-cell>
          <table:table-cell table:style-name="ce8" table:formula="of:=([.U24]-[.N24])/([.Q24]-[.O24])" office:value-type="float" office:value="1.84293787296872" calcext:value-type="float">
            <text:p>1,84</text:p>
          </table:table-cell>
          <table:table-cell table:style-name="ce5" table:formula="of:=[.W24]/([.W24]+[.S24])" office:value-type="percentage" office:value="0.646640095403583" calcext:value-type="percentage">
            <text:p>64,66%</text:p>
          </table:table-cell>
          <table:table-cell table:style-name="ce5" table:formula="of:=([.W24]-[.P24])/(  ([.S24]-[.Q24]) + ([.W24]-[.P24]))" office:value-type="percentage" office:value="0.592198635232699" calcext:value-type="percentage">
            <text:p>59,22%</text:p>
          </table:table-cell>
          <table:table-cell table:style-name="ce5" table:formula="of:=[.T24]/([.P24]+[.T24])" office:value-type="percentage" office:value="0.649166439629475" calcext:value-type="percentage">
            <text:p>64,92%</text:p>
          </table:table-cell>
          <table:table-cell table:style-name="ce5" table:formula="of:=([.T24]-[.O24])/ (  ([.T24]-[.O24]) + ([.P24]-[.N24])      )" office:value-type="percentage" office:value="0.648008693881419" calcext:value-type="percentage">
            <text:p>64,80%</text:p>
          </table:table-cell>
          <table:table-cell table:style-name="ce8" table:formula="of:=[.V24]/[.R24]" office:value-type="float" office:value="1.84146064867317" calcext:value-type="float">
            <text:p>1,84</text:p>
          </table:table-cell>
          <table:table-cell table:style-name="ce5" table:formula="of:=(2*([.N24]+[.O24]))/[.X24]" office:value-type="percentage" office:value="0.00973970686614365" calcext:value-type="percentage">
            <text:p>0,97%</text:p>
          </table:table-cell>
          <table:table-cell table:style-name="ce14" office:value-type="float" office:value="1099" calcext:value-type="float">
            <text:p>1.099</text:p>
          </table:table-cell>
          <table:table-cell table:style-name="ce14" office:value-type="float" office:value="5307" calcext:value-type="float">
            <text:p>5.307</text:p>
          </table:table-cell>
          <table:table-cell table:style-name="ce14" office:value-type="float" office:value="350261" calcext:value-type="float">
            <text:p>350.261</text:p>
          </table:table-cell>
          <table:table-cell table:style-name="ce14" office:value-type="float" office:value="119090" calcext:value-type="float">
            <text:p>119.090</text:p>
          </table:table-cell>
          <table:table-cell table:style-name="ce14" table:formula="of:=[.S24]-([.N24]+[.O24])" office:value-type="float" office:value="462945" calcext:value-type="float">
            <text:p>462.945</text:p>
          </table:table-cell>
          <table:table-cell table:style-name="ce14" office:value-type="float" office:value="469351" calcext:value-type="float">
            <text:p>469.351</text:p>
          </table:table-cell>
          <table:table-cell table:style-name="ce14" office:value-type="float" office:value="648107" calcext:value-type="float">
            <text:p>648.107</text:p>
          </table:table-cell>
          <table:table-cell table:style-name="ce14" office:value-type="float" office:value="210794" calcext:value-type="float">
            <text:p>210.794</text:p>
          </table:table-cell>
          <table:table-cell table:style-name="ce14" table:formula="of:=[.W24]-([.N24]+[.O24])" office:value-type="float" office:value="852495" calcext:value-type="float">
            <text:p>852.495</text:p>
          </table:table-cell>
          <table:table-cell table:style-name="ce14" office:value-type="float" office:value="858901" calcext:value-type="float">
            <text:p>858.901</text:p>
          </table:table-cell>
          <table:table-cell table:style-name="ce14" table:formula="of:=[.R24]+[.V24]" office:value-type="float" office:value="1315440" calcext:value-type="float">
            <text:p>1.315.440</text:p>
          </table:table-cell>
          <table:table-cell table:style-name="ce14" table:formula="of:=[.S24]+[.W24]" office:value-type="float" office:value="1328252" calcext:value-type="float">
            <text:p>1.328.252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5]&amp;[.AD25]" office:value-type="string" office:string-value="2560" calcext:value-type="string">
            <text:p>256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25]&amp;[.AB25]&amp;[.AD25]" office:value-type="string" office:string-value="typeset2560" calcext:value-type="string">
            <text:p>typeset2560</text:p>
          </table:table-cell>
          <table:table-cell table:style-name="ce5" table:formula="of:=([.F25]-[.L25])/[.L25]" office:value-type="percentage" office:value="-0.0719757803488147" calcext:value-type="percentage">
            <text:p>-7,20%</text:p>
          </table:table-cell>
          <table:table-cell table:style-name="ce5" table:formula="of:=([.G25]-[.L25])/[.L25]" office:value-type="percentage" office:value="-0.0463813553794912" calcext:value-type="percentage">
            <text:p>-4,64%</text:p>
          </table:table-cell>
          <table:table-cell table:style-name="ce8" table:formula="of:=[.U25]/[.Q25]" office:value-type="float" office:value="1.70892008150328" calcext:value-type="float">
            <text:p>1,71</text:p>
          </table:table-cell>
          <table:table-cell table:style-name="ce8" table:formula="of:=([.U25]-[.N25])/([.Q25]-[.O25])" office:value-type="float" office:value="1.75605120790971" calcext:value-type="float">
            <text:p>1,76</text:p>
          </table:table-cell>
          <table:table-cell table:style-name="ce5" table:formula="of:=[.W25]/([.W25]+[.S25])" office:value-type="percentage" office:value="0.647412755716005" calcext:value-type="percentage">
            <text:p>64,74%</text:p>
          </table:table-cell>
          <table:table-cell table:style-name="ce5" table:formula="of:=([.W25]-[.P25])/(  ([.S25]-[.Q25]) + ([.W25]-[.P25]))" office:value-type="percentage" office:value="0.558661242430619" calcext:value-type="percentage">
            <text:p>55,87%</text:p>
          </table:table-cell>
          <table:table-cell table:style-name="ce5" table:formula="of:=[.T25]/([.P25]+[.T25])" office:value-type="percentage" office:value="0.651076171181829" calcext:value-type="percentage">
            <text:p>65,11%</text:p>
          </table:table-cell>
          <table:table-cell table:style-name="ce5" table:formula="of:=([.T25]-[.O25])/ (  ([.T25]-[.O25]) + ([.P25]-[.N25])      )" office:value-type="percentage" office:value="0.650457481935649" calcext:value-type="percentage">
            <text:p>65,05%</text:p>
          </table:table-cell>
          <table:table-cell table:style-name="ce8" table:formula="of:=[.V25]/[.R25]" office:value-type="float" office:value="1.84146064867317" calcext:value-type="float">
            <text:p>1,84</text:p>
          </table:table-cell>
          <table:table-cell table:style-name="ce5" table:formula="of:=(2*([.N25]+[.O25]))/[.X25]" office:value-type="percentage" office:value="0.0044471811713191" calcext:value-type="percentage">
            <text:p>0,44%</text:p>
          </table:table-cell>
          <table:table-cell table:style-name="ce14" office:value-type="float" office:value="353" calcext:value-type="float">
            <text:p>353</text:p>
          </table:table-cell>
          <table:table-cell table:style-name="ce14" office:value-type="float" office:value="2572" calcext:value-type="float">
            <text:p>2.572</text:p>
          </table:table-cell>
          <table:table-cell table:style-name="ce14" office:value-type="float" office:value="377530" calcext:value-type="float">
            <text:p>377.530</text:p>
          </table:table-cell>
          <table:table-cell table:style-name="ce14" office:value-type="float" office:value="88340" calcext:value-type="float">
            <text:p>88.340</text:p>
          </table:table-cell>
          <table:table-cell table:style-name="ce14" table:formula="of:=[.S25]-([.N25]+[.O25])" office:value-type="float" office:value="462945" calcext:value-type="float">
            <text:p>462.945</text:p>
          </table:table-cell>
          <table:table-cell table:style-name="ce14" office:value-type="float" office:value="465870" calcext:value-type="float">
            <text:p>465.870</text:p>
          </table:table-cell>
          <table:table-cell table:style-name="ce14" office:value-type="float" office:value="704454" calcext:value-type="float">
            <text:p>704.454</text:p>
          </table:table-cell>
          <table:table-cell table:style-name="ce14" office:value-type="float" office:value="150966" calcext:value-type="float">
            <text:p>150.966</text:p>
          </table:table-cell>
          <table:table-cell table:style-name="ce14" table:formula="of:=[.W25]-([.N25]+[.O25])" office:value-type="float" office:value="852495" calcext:value-type="float">
            <text:p>852.495</text:p>
          </table:table-cell>
          <table:table-cell table:style-name="ce14" office:value-type="float" office:value="855420" calcext:value-type="float">
            <text:p>855.420</text:p>
          </table:table-cell>
          <table:table-cell table:style-name="ce14" table:formula="of:=[.R25]+[.V25]" office:value-type="float" office:value="1315440" calcext:value-type="float">
            <text:p>1.315.440</text:p>
          </table:table-cell>
          <table:table-cell table:style-name="ce14" table:formula="of:=[.S25]+[.W25]" office:value-type="float" office:value="1321290" calcext:value-type="float">
            <text:p>1.321.290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6]&amp;[.AD26]" office:value-type="string" office:string-value="5120" calcext:value-type="string">
            <text:p>512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26]&amp;[.AB26]&amp;[.AD26]" office:value-type="string" office:string-value="typeset5120" calcext:value-type="string">
            <text:p>typeset5120</text:p>
          </table:table-cell>
          <table:table-cell table:style-name="ce5" table:formula="of:=([.F26]-[.L26])/[.L26]" office:value-type="percentage" office:value="0.180106336371507" calcext:value-type="percentage">
            <text:p>18,01%</text:p>
          </table:table-cell>
          <table:table-cell table:style-name="ce5" table:formula="of:=([.G26]-[.L26])/[.L26]" office:value-type="percentage" office:value="0.21553699346988" calcext:value-type="percentage">
            <text:p>21,55%</text:p>
          </table:table-cell>
          <table:table-cell table:style-name="ce8" table:formula="of:=[.U26]/[.Q26]" office:value-type="float" office:value="2.17311937967799" calcext:value-type="float">
            <text:p>2,17</text:p>
          </table:table-cell>
          <table:table-cell table:style-name="ce8" table:formula="of:=([.U26]-[.N26])/([.Q26]-[.O26])" office:value-type="float" office:value="2.23836354048128" calcext:value-type="float">
            <text:p>2,24</text:p>
          </table:table-cell>
          <table:table-cell table:style-name="ce5" table:formula="of:=[.W26]/([.W26]+[.S26])" office:value-type="percentage" office:value="0.647802932458746" calcext:value-type="percentage">
            <text:p>64,78%</text:p>
          </table:table-cell>
          <table:table-cell table:style-name="ce5" table:formula="of:=([.W26]-[.P26])/(  ([.S26]-[.Q26]) + ([.W26]-[.P26]))" office:value-type="percentage" office:value="0.499828974927256" calcext:value-type="percentage">
            <text:p>49,98%</text:p>
          </table:table-cell>
          <table:table-cell table:style-name="ce5" table:formula="of:=[.T26]/([.P26]+[.T26])" office:value-type="percentage" office:value="0.644163987379432" calcext:value-type="percentage">
            <text:p>64,42%</text:p>
          </table:table-cell>
          <table:table-cell table:style-name="ce5" table:formula="of:=([.T26]-[.O26])/ (  ([.T26]-[.O26]) + ([.P26]-[.N26])      )" office:value-type="percentage" office:value="0.643870149695729" calcext:value-type="percentage">
            <text:p>64,39%</text:p>
          </table:table-cell>
          <table:table-cell table:style-name="ce8" table:formula="of:=[.V26]/[.R26]" office:value-type="float" office:value="1.84146064867317" calcext:value-type="float">
            <text:p>1,84</text:p>
          </table:table-cell>
          <table:table-cell table:style-name="ce5" table:formula="of:=(2*([.N26]+[.O26]))/[.X26]" office:value-type="percentage" office:value="0.00179559691053944" calcext:value-type="percentage">
            <text:p>0,18%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113" calcext:value-type="float">
            <text:p>1.113</text:p>
          </table:table-cell>
          <table:table-cell table:style-name="ce14" office:value-type="float" office:value="426984" calcext:value-type="float">
            <text:p>426.984</text:p>
          </table:table-cell>
          <table:table-cell table:style-name="ce14" office:value-type="float" office:value="37142" calcext:value-type="float">
            <text:p>37.142</text:p>
          </table:table-cell>
          <table:table-cell table:style-name="ce14" table:formula="of:=[.S26]-([.N26]+[.O26])" office:value-type="float" office:value="462945" calcext:value-type="float">
            <text:p>462.945</text:p>
          </table:table-cell>
          <table:table-cell table:style-name="ce14" office:value-type="float" office:value="464126" calcext:value-type="float">
            <text:p>464.126</text:p>
          </table:table-cell>
          <table:table-cell table:style-name="ce14" office:value-type="float" office:value="772962" calcext:value-type="float">
            <text:p>772.962</text:p>
          </table:table-cell>
          <table:table-cell table:style-name="ce14" office:value-type="float" office:value="80714" calcext:value-type="float">
            <text:p>80.714</text:p>
          </table:table-cell>
          <table:table-cell table:style-name="ce14" table:formula="of:=[.W26]-([.N26]+[.O26])" office:value-type="float" office:value="852495" calcext:value-type="float">
            <text:p>852.495</text:p>
          </table:table-cell>
          <table:table-cell table:style-name="ce14" office:value-type="float" office:value="853676" calcext:value-type="float">
            <text:p>853.676</text:p>
          </table:table-cell>
          <table:table-cell table:style-name="ce14" table:formula="of:=[.R26]+[.V26]" office:value-type="float" office:value="1315440" calcext:value-type="float">
            <text:p>1.315.440</text:p>
          </table:table-cell>
          <table:table-cell table:style-name="ce14" table:formula="of:=[.S26]+[.W26]" office:value-type="float" office:value="1317802" calcext:value-type="float">
            <text:p>1.317.802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filter">
          <table:table-cell table:formula="of:=[.AB27]&amp;[.AD27]" office:value-type="string" office:string-value="161" calcext:value-type="string">
            <text:p>16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27]&amp;[.AB27]&amp;[.AD27]" office:value-type="string" office:string-value="basicmath161" calcext:value-type="string">
            <text:p>basicmath161</text:p>
          </table:table-cell>
          <table:table-cell table:style-name="ce5" table:formula="of:=([.F27]-[.L27])/[.L27]" office:value-type="string" office:string-value="" calcext:value-type="error">
            <text:p>#DIV/0!</text:p>
          </table:table-cell>
          <table:table-cell table:style-name="ce5" table:formula="of:=([.G27]-[.L27])/[.L27]" office:value-type="string" office:string-value="" calcext:value-type="error">
            <text:p>#DIV/0!</text:p>
          </table:table-cell>
          <table:table-cell table:style-name="ce8" table:formula="of:=[.U27]/[.Q27]" office:value-type="string" office:string-value="" calcext:value-type="error">
            <text:p>#DIV/0!</text:p>
          </table:table-cell>
          <table:table-cell table:style-name="ce8" table:formula="of:=([.U27]-[.N27])/([.Q27]-[.O27])" office:value-type="string" office:string-value="" calcext:value-type="error">
            <text:p>#DIV/0!</text:p>
          </table:table-cell>
          <table:table-cell table:style-name="ce5" table:formula="of:=[.W27]/([.W27]+[.S27])" office:value-type="percentage" office:value="0.50003537291821" calcext:value-type="percentage">
            <text:p>50,00%</text:p>
          </table:table-cell>
          <table:table-cell table:style-name="ce5" table:formula="of:=([.W27]-[.P27])/(  ([.S27]-[.Q27]) + ([.W27]-[.P27]))" office:value-type="percentage" office:value="0.000141481663601987" calcext:value-type="percentage">
            <text:p>0,01%</text:p>
          </table:table-cell>
          <table:table-cell table:style-name="ce5" table:formula="of:=[.T27]/([.P27]+[.T27])" office:value-type="percentage" office:value="0.50003537291821" calcext:value-type="percentage">
            <text:p>50,00%</text:p>
          </table:table-cell>
          <table:table-cell table:style-name="ce5" table:formula="of:=([.T27]-[.O27])/ (  ([.T27]-[.O27]) + ([.P27]-[.N27])      )" office:value-type="percentage" office:value="0.50003537291821" calcext:value-type="percentage">
            <text:p>50,00%</text:p>
          </table:table-cell>
          <table:table-cell table:style-name="ce8" table:formula="of:=[.V27]/[.R27]" office:value-type="float" office:value="1.0001415016835" calcext:value-type="float">
            <text:p>1,00</text:p>
          </table:table-cell>
          <table:table-cell table:style-name="ce5" table:formula="of:=(2*([.N27]+[.O27]))/[.X27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27]-([.N27]+[.O27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27]-([.N27]+[.O27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27]+[.V27]" office:value-type="float" office:value="17626479" calcext:value-type="float">
            <text:p>17.626.479</text:p>
          </table:table-cell>
          <table:table-cell table:style-name="ce14" table:formula="of:=[.S27]+[.W27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28]&amp;[.AD28]" office:value-type="string" office:string-value="321" calcext:value-type="string">
            <text:p>32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28]&amp;[.AB28]&amp;[.AD28]" office:value-type="string" office:string-value="basicmath321" calcext:value-type="string">
            <text:p>basicmath321</text:p>
          </table:table-cell>
          <table:table-cell table:style-name="ce5" table:formula="of:=([.F28]-[.L28])/[.L28]" office:value-type="string" office:string-value="" calcext:value-type="error">
            <text:p>#DIV/0!</text:p>
          </table:table-cell>
          <table:table-cell table:style-name="ce5" table:formula="of:=([.G28]-[.L28])/[.L28]" office:value-type="string" office:string-value="" calcext:value-type="error">
            <text:p>#DIV/0!</text:p>
          </table:table-cell>
          <table:table-cell table:style-name="ce8" table:formula="of:=[.U28]/[.Q28]" office:value-type="string" office:string-value="" calcext:value-type="error">
            <text:p>#DIV/0!</text:p>
          </table:table-cell>
          <table:table-cell table:style-name="ce8" table:formula="of:=([.U28]-[.N28])/([.Q28]-[.O28])" office:value-type="string" office:string-value="" calcext:value-type="error">
            <text:p>#DIV/0!</text:p>
          </table:table-cell>
          <table:table-cell table:style-name="ce5" table:formula="of:=[.W28]/([.W28]+[.S28])" office:value-type="percentage" office:value="0.50003537291821" calcext:value-type="percentage">
            <text:p>50,00%</text:p>
          </table:table-cell>
          <table:table-cell table:style-name="ce5" table:formula="of:=([.W28]-[.P28])/(  ([.S28]-[.Q28]) + ([.W28]-[.P28]))" office:value-type="percentage" office:value="0.000141481663601987" calcext:value-type="percentage">
            <text:p>0,01%</text:p>
          </table:table-cell>
          <table:table-cell table:style-name="ce5" table:formula="of:=[.T28]/([.P28]+[.T28])" office:value-type="percentage" office:value="0.50003537291821" calcext:value-type="percentage">
            <text:p>50,00%</text:p>
          </table:table-cell>
          <table:table-cell table:style-name="ce5" table:formula="of:=([.T28]-[.O28])/ (  ([.T28]-[.O28]) + ([.P28]-[.N28])      )" office:value-type="percentage" office:value="0.50003537291821" calcext:value-type="percentage">
            <text:p>50,00%</text:p>
          </table:table-cell>
          <table:table-cell table:style-name="ce8" table:formula="of:=[.V28]/[.R28]" office:value-type="float" office:value="1.0001415016835" calcext:value-type="float">
            <text:p>1,00</text:p>
          </table:table-cell>
          <table:table-cell table:style-name="ce5" table:formula="of:=(2*([.N28]+[.O28]))/[.X28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28]-([.N28]+[.O28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28]-([.N28]+[.O28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28]+[.V28]" office:value-type="float" office:value="17626479" calcext:value-type="float">
            <text:p>17.626.479</text:p>
          </table:table-cell>
          <table:table-cell table:style-name="ce14" table:formula="of:=[.S28]+[.W28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29]&amp;[.AD29]" office:value-type="string" office:string-value="641" calcext:value-type="string">
            <text:p>64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29]&amp;[.AB29]&amp;[.AD29]" office:value-type="string" office:string-value="basicmath641" calcext:value-type="string">
            <text:p>basicmath641</text:p>
          </table:table-cell>
          <table:table-cell table:style-name="ce5" table:formula="of:=([.F29]-[.L29])/[.L29]" office:value-type="string" office:string-value="" calcext:value-type="error">
            <text:p>#DIV/0!</text:p>
          </table:table-cell>
          <table:table-cell table:style-name="ce5" table:formula="of:=([.G29]-[.L29])/[.L29]" office:value-type="string" office:string-value="" calcext:value-type="error">
            <text:p>#DIV/0!</text:p>
          </table:table-cell>
          <table:table-cell table:style-name="ce8" table:formula="of:=[.U29]/[.Q29]" office:value-type="string" office:string-value="" calcext:value-type="error">
            <text:p>#DIV/0!</text:p>
          </table:table-cell>
          <table:table-cell table:style-name="ce8" table:formula="of:=([.U29]-[.N29])/([.Q29]-[.O29])" office:value-type="string" office:string-value="" calcext:value-type="error">
            <text:p>#DIV/0!</text:p>
          </table:table-cell>
          <table:table-cell table:style-name="ce5" table:formula="of:=[.W29]/([.W29]+[.S29])" office:value-type="percentage" office:value="0.50003537291821" calcext:value-type="percentage">
            <text:p>50,00%</text:p>
          </table:table-cell>
          <table:table-cell table:style-name="ce5" table:formula="of:=([.W29]-[.P29])/(  ([.S29]-[.Q29]) + ([.W29]-[.P29]))" office:value-type="percentage" office:value="0.000141481663601987" calcext:value-type="percentage">
            <text:p>0,01%</text:p>
          </table:table-cell>
          <table:table-cell table:style-name="ce5" table:formula="of:=[.T29]/([.P29]+[.T29])" office:value-type="percentage" office:value="0.50003537291821" calcext:value-type="percentage">
            <text:p>50,00%</text:p>
          </table:table-cell>
          <table:table-cell table:style-name="ce5" table:formula="of:=([.T29]-[.O29])/ (  ([.T29]-[.O29]) + ([.P29]-[.N29])      )" office:value-type="percentage" office:value="0.50003537291821" calcext:value-type="percentage">
            <text:p>50,00%</text:p>
          </table:table-cell>
          <table:table-cell table:style-name="ce8" table:formula="of:=[.V29]/[.R29]" office:value-type="float" office:value="1.0001415016835" calcext:value-type="float">
            <text:p>1,00</text:p>
          </table:table-cell>
          <table:table-cell table:style-name="ce5" table:formula="of:=(2*([.N29]+[.O29]))/[.X29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29]-([.N29]+[.O29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29]-([.N29]+[.O29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29]+[.V29]" office:value-type="float" office:value="17626479" calcext:value-type="float">
            <text:p>17.626.479</text:p>
          </table:table-cell>
          <table:table-cell table:style-name="ce14" table:formula="of:=[.S29]+[.W29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0]&amp;[.AD30]" office:value-type="string" office:string-value="1281" calcext:value-type="string">
            <text:p>128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30]&amp;[.AB30]&amp;[.AD30]" office:value-type="string" office:string-value="basicmath1281" calcext:value-type="string">
            <text:p>basicmath1281</text:p>
          </table:table-cell>
          <table:table-cell table:style-name="ce5" table:formula="of:=([.F30]-[.L30])/[.L30]" office:value-type="string" office:string-value="" calcext:value-type="error">
            <text:p>#DIV/0!</text:p>
          </table:table-cell>
          <table:table-cell table:style-name="ce5" table:formula="of:=([.G30]-[.L30])/[.L30]" office:value-type="string" office:string-value="" calcext:value-type="error">
            <text:p>#DIV/0!</text:p>
          </table:table-cell>
          <table:table-cell table:style-name="ce8" table:formula="of:=[.U30]/[.Q30]" office:value-type="string" office:string-value="" calcext:value-type="error">
            <text:p>#DIV/0!</text:p>
          </table:table-cell>
          <table:table-cell table:style-name="ce8" table:formula="of:=([.U30]-[.N30])/([.Q30]-[.O30])" office:value-type="string" office:string-value="" calcext:value-type="error">
            <text:p>#DIV/0!</text:p>
          </table:table-cell>
          <table:table-cell table:style-name="ce5" table:formula="of:=[.W30]/([.W30]+[.S30])" office:value-type="percentage" office:value="0.50003537291821" calcext:value-type="percentage">
            <text:p>50,00%</text:p>
          </table:table-cell>
          <table:table-cell table:style-name="ce5" table:formula="of:=([.W30]-[.P30])/(  ([.S30]-[.Q30]) + ([.W30]-[.P30]))" office:value-type="percentage" office:value="0.000141481663601987" calcext:value-type="percentage">
            <text:p>0,01%</text:p>
          </table:table-cell>
          <table:table-cell table:style-name="ce5" table:formula="of:=[.T30]/([.P30]+[.T30])" office:value-type="percentage" office:value="0.50003537291821" calcext:value-type="percentage">
            <text:p>50,00%</text:p>
          </table:table-cell>
          <table:table-cell table:style-name="ce5" table:formula="of:=([.T30]-[.O30])/ (  ([.T30]-[.O30]) + ([.P30]-[.N30])      )" office:value-type="percentage" office:value="0.50003537291821" calcext:value-type="percentage">
            <text:p>50,00%</text:p>
          </table:table-cell>
          <table:table-cell table:style-name="ce8" table:formula="of:=[.V30]/[.R30]" office:value-type="float" office:value="1.0001415016835" calcext:value-type="float">
            <text:p>1,00</text:p>
          </table:table-cell>
          <table:table-cell table:style-name="ce5" table:formula="of:=(2*([.N30]+[.O30]))/[.X30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30]-([.N30]+[.O30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30]-([.N30]+[.O30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30]+[.V30]" office:value-type="float" office:value="17626479" calcext:value-type="float">
            <text:p>17.626.479</text:p>
          </table:table-cell>
          <table:table-cell table:style-name="ce14" table:formula="of:=[.S30]+[.W30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1]&amp;[.AD31]" office:value-type="string" office:string-value="2561" calcext:value-type="string">
            <text:p>256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31]&amp;[.AB31]&amp;[.AD31]" office:value-type="string" office:string-value="basicmath2561" calcext:value-type="string">
            <text:p>basicmath2561</text:p>
          </table:table-cell>
          <table:table-cell table:style-name="ce5" table:formula="of:=([.F31]-[.L31])/[.L31]" office:value-type="string" office:string-value="" calcext:value-type="error">
            <text:p>#DIV/0!</text:p>
          </table:table-cell>
          <table:table-cell table:style-name="ce5" table:formula="of:=([.G31]-[.L31])/[.L31]" office:value-type="string" office:string-value="" calcext:value-type="error">
            <text:p>#DIV/0!</text:p>
          </table:table-cell>
          <table:table-cell table:style-name="ce8" table:formula="of:=[.U31]/[.Q31]" office:value-type="string" office:string-value="" calcext:value-type="error">
            <text:p>#DIV/0!</text:p>
          </table:table-cell>
          <table:table-cell table:style-name="ce8" table:formula="of:=([.U31]-[.N31])/([.Q31]-[.O31])" office:value-type="string" office:string-value="" calcext:value-type="error">
            <text:p>#DIV/0!</text:p>
          </table:table-cell>
          <table:table-cell table:style-name="ce5" table:formula="of:=[.W31]/([.W31]+[.S31])" office:value-type="percentage" office:value="0.50003537291821" calcext:value-type="percentage">
            <text:p>50,00%</text:p>
          </table:table-cell>
          <table:table-cell table:style-name="ce5" table:formula="of:=([.W31]-[.P31])/(  ([.S31]-[.Q31]) + ([.W31]-[.P31]))" office:value-type="percentage" office:value="0.000141481663601987" calcext:value-type="percentage">
            <text:p>0,01%</text:p>
          </table:table-cell>
          <table:table-cell table:style-name="ce5" table:formula="of:=[.T31]/([.P31]+[.T31])" office:value-type="percentage" office:value="0.50003537291821" calcext:value-type="percentage">
            <text:p>50,00%</text:p>
          </table:table-cell>
          <table:table-cell table:style-name="ce5" table:formula="of:=([.T31]-[.O31])/ (  ([.T31]-[.O31]) + ([.P31]-[.N31])      )" office:value-type="percentage" office:value="0.50003537291821" calcext:value-type="percentage">
            <text:p>50,00%</text:p>
          </table:table-cell>
          <table:table-cell table:style-name="ce8" table:formula="of:=[.V31]/[.R31]" office:value-type="float" office:value="1.0001415016835" calcext:value-type="float">
            <text:p>1,00</text:p>
          </table:table-cell>
          <table:table-cell table:style-name="ce5" table:formula="of:=(2*([.N31]+[.O31]))/[.X31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31]-([.N31]+[.O31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31]-([.N31]+[.O31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31]+[.V31]" office:value-type="float" office:value="17626479" calcext:value-type="float">
            <text:p>17.626.479</text:p>
          </table:table-cell>
          <table:table-cell table:style-name="ce14" table:formula="of:=[.S31]+[.W31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2]&amp;[.AD32]" office:value-type="string" office:string-value="5121" calcext:value-type="string">
            <text:p>512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32]&amp;[.AB32]&amp;[.AD32]" office:value-type="string" office:string-value="basicmath5121" calcext:value-type="string">
            <text:p>basicmath5121</text:p>
          </table:table-cell>
          <table:table-cell table:style-name="ce5" table:formula="of:=([.F32]-[.L32])/[.L32]" office:value-type="string" office:string-value="" calcext:value-type="error">
            <text:p>#DIV/0!</text:p>
          </table:table-cell>
          <table:table-cell table:style-name="ce5" table:formula="of:=([.G32]-[.L32])/[.L32]" office:value-type="string" office:string-value="" calcext:value-type="error">
            <text:p>#DIV/0!</text:p>
          </table:table-cell>
          <table:table-cell table:style-name="ce8" table:formula="of:=[.U32]/[.Q32]" office:value-type="string" office:string-value="" calcext:value-type="error">
            <text:p>#DIV/0!</text:p>
          </table:table-cell>
          <table:table-cell table:style-name="ce8" table:formula="of:=([.U32]-[.N32])/([.Q32]-[.O32])" office:value-type="string" office:string-value="" calcext:value-type="error">
            <text:p>#DIV/0!</text:p>
          </table:table-cell>
          <table:table-cell table:style-name="ce5" table:formula="of:=[.W32]/([.W32]+[.S32])" office:value-type="percentage" office:value="0.50003537291821" calcext:value-type="percentage">
            <text:p>50,00%</text:p>
          </table:table-cell>
          <table:table-cell table:style-name="ce5" table:formula="of:=([.W32]-[.P32])/(  ([.S32]-[.Q32]) + ([.W32]-[.P32]))" office:value-type="percentage" office:value="0.000141481663601987" calcext:value-type="percentage">
            <text:p>0,01%</text:p>
          </table:table-cell>
          <table:table-cell table:style-name="ce5" table:formula="of:=[.T32]/([.P32]+[.T32])" office:value-type="percentage" office:value="0.50003537291821" calcext:value-type="percentage">
            <text:p>50,00%</text:p>
          </table:table-cell>
          <table:table-cell table:style-name="ce5" table:formula="of:=([.T32]-[.O32])/ (  ([.T32]-[.O32]) + ([.P32]-[.N32])      )" office:value-type="percentage" office:value="0.50003537291821" calcext:value-type="percentage">
            <text:p>50,00%</text:p>
          </table:table-cell>
          <table:table-cell table:style-name="ce8" table:formula="of:=[.V32]/[.R32]" office:value-type="float" office:value="1.0001415016835" calcext:value-type="float">
            <text:p>1,00</text:p>
          </table:table-cell>
          <table:table-cell table:style-name="ce5" table:formula="of:=(2*([.N32]+[.O32]))/[.X32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32]-([.N32]+[.O32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32]-([.N32]+[.O32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32]+[.V32]" office:value-type="float" office:value="17626479" calcext:value-type="float">
            <text:p>17.626.479</text:p>
          </table:table-cell>
          <table:table-cell table:style-name="ce14" table:formula="of:=[.S32]+[.W32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3]&amp;[.AD33]" office:value-type="string" office:string-value="161" calcext:value-type="string">
            <text:p>16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33]&amp;[.AB33]&amp;[.AD33]" office:value-type="string" office:string-value="FFT161" calcext:value-type="string">
            <text:p>FFT161</text:p>
          </table:table-cell>
          <table:table-cell table:style-name="ce5" table:formula="of:=([.F33]-[.L33])/[.L33]" office:value-type="percentage" office:value="22.5006051646345" calcext:value-type="percentage">
            <text:p>2250,06%</text:p>
          </table:table-cell>
          <table:table-cell table:style-name="ce5" table:formula="of:=([.G33]-[.L33])/[.L33]" office:value-type="string" office:string-value="" calcext:value-type="error">
            <text:p>#DIV/0!</text:p>
          </table:table-cell>
          <table:table-cell table:style-name="ce8" table:formula="of:=[.U33]/[.Q33]" office:value-type="float" office:value="24.0869565217391" calcext:value-type="float">
            <text:p>24,09</text:p>
          </table:table-cell>
          <table:table-cell table:style-name="ce8" table:formula="of:=([.U33]-[.N33])/([.Q33]-[.O33])" office:value-type="string" office:string-value="" calcext:value-type="error">
            <text:p>#DIV/0!</text:p>
          </table:table-cell>
          <table:table-cell table:style-name="ce5" table:formula="of:=[.W33]/([.W33]+[.S33])" office:value-type="percentage" office:value="0.506160567965596" calcext:value-type="percentage">
            <text:p>50,62%</text:p>
          </table:table-cell>
          <table:table-cell table:style-name="ce5" table:formula="of:=([.W33]-[.P33])/(  ([.S33]-[.Q33]) + ([.W33]-[.P33]))" office:value-type="percentage" office:value="0.0243735824969783" calcext:value-type="percentage">
            <text:p>2,44%</text:p>
          </table:table-cell>
          <table:table-cell table:style-name="ce5" table:formula="of:=[.T33]/([.P33]+[.T33])" office:value-type="percentage" office:value="0.505980432676207" calcext:value-type="percentage">
            <text:p>50,60%</text:p>
          </table:table-cell>
          <table:table-cell table:style-name="ce5" table:formula="of:=([.T33]-[.O33])/ (  ([.T33]-[.O33]) + ([.P33]-[.N33])      )" office:value-type="percentage" office:value="0.50597261879219" calcext:value-type="percentage">
            <text:p>50,60%</text:p>
          </table:table-cell>
          <table:table-cell table:style-name="ce8" table:formula="of:=[.V33]/[.R33]" office:value-type="float" office:value="1.024950479062" calcext:value-type="float">
            <text:p>1,02</text:p>
          </table:table-cell>
          <table:table-cell table:style-name="ce5" table:formula="of:=(2*([.N33]+[.O33]))/[.X33]" office:value-type="percentage" office:value="0.0000316218575779032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3" calcext:value-type="float">
            <text:p>23</text:p>
          </table:table-cell>
          <table:table-cell table:style-name="ce14" table:formula="of:=[.S33]-([.N33]+[.O33])" office:value-type="float" office:value="718383" calcext:value-type="float">
            <text:p>718.383</text:p>
          </table:table-cell>
          <table:table-cell table:style-name="ce3" office:value-type="float" office:value="718406" calcext:value-type="float">
            <text:p>718406</text:p>
          </table:table-cell>
          <table:table-cell table:style-name="ce3" office:value-type="float" office:value="735776" calcext:value-type="float">
            <text:p>735776</text:p>
          </table:table-cell>
          <table:table-cell table:style-name="ce3" office:value-type="float" office:value="554" calcext:value-type="float">
            <text:p>554</text:p>
          </table:table-cell>
          <table:table-cell table:style-name="ce14" table:formula="of:=[.W33]-([.N33]+[.O33])" office:value-type="float" office:value="736307" calcext:value-type="float">
            <text:p>736.307</text:p>
          </table:table-cell>
          <table:table-cell table:style-name="ce3" office:value-type="float" office:value="736330" calcext:value-type="float">
            <text:p>736330</text:p>
          </table:table-cell>
          <table:table-cell table:style-name="ce14" table:formula="of:=[.R33]+[.V33]" office:value-type="float" office:value="1454690" calcext:value-type="float">
            <text:p>1.454.690</text:p>
          </table:table-cell>
          <table:table-cell table:style-name="ce14" table:formula="of:=[.S33]+[.W33]" office:value-type="float" office:value="1454736" calcext:value-type="float">
            <text:p>1.454.736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4]&amp;[.AD34]" office:value-type="string" office:string-value="321" calcext:value-type="string">
            <text:p>32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34]&amp;[.AB34]&amp;[.AD34]" office:value-type="string" office:string-value="FFT321" calcext:value-type="string">
            <text:p>FFT321</text:p>
          </table:table-cell>
          <table:table-cell table:style-name="ce5" table:formula="of:=([.F34]-[.L34])/[.L34]" office:value-type="percentage" office:value="22.712704489225" calcext:value-type="percentage">
            <text:p>2271,27%</text:p>
          </table:table-cell>
          <table:table-cell table:style-name="ce5" table:formula="of:=([.G34]-[.L34])/[.L34]" office:value-type="string" office:string-value="" calcext:value-type="error">
            <text:p>#DIV/0!</text:p>
          </table:table-cell>
          <table:table-cell table:style-name="ce8" table:formula="of:=[.U34]/[.Q34]" office:value-type="float" office:value="24.304347826087" calcext:value-type="float">
            <text:p>24,30</text:p>
          </table:table-cell>
          <table:table-cell table:style-name="ce8" table:formula="of:=([.U34]-[.N34])/([.Q34]-[.O34])" office:value-type="string" office:string-value="" calcext:value-type="error">
            <text:p>#DIV/0!</text:p>
          </table:table-cell>
          <table:table-cell table:style-name="ce5" table:formula="of:=[.W34]/([.W34]+[.S34])" office:value-type="percentage" office:value="0.506160567965596" calcext:value-type="percentage">
            <text:p>50,62%</text:p>
          </table:table-cell>
          <table:table-cell table:style-name="ce5" table:formula="of:=([.W34]-[.P34])/(  ([.S34]-[.Q34]) + ([.W34]-[.P34]))" office:value-type="percentage" office:value="0.0243735824969783" calcext:value-type="percentage">
            <text:p>2,44%</text:p>
          </table:table-cell>
          <table:table-cell table:style-name="ce5" table:formula="of:=[.T34]/([.P34]+[.T34])" office:value-type="percentage" office:value="0.505978734026795" calcext:value-type="percentage">
            <text:p>50,60%</text:p>
          </table:table-cell>
          <table:table-cell table:style-name="ce5" table:formula="of:=([.T34]-[.O34])/ (  ([.T34]-[.O34]) + ([.P34]-[.N34])      )" office:value-type="percentage" office:value="0.505970920089043" calcext:value-type="percentage">
            <text:p>50,60%</text:p>
          </table:table-cell>
          <table:table-cell table:style-name="ce8" table:formula="of:=[.V34]/[.R34]" office:value-type="float" office:value="1.024950479062" calcext:value-type="float">
            <text:p>1,02</text:p>
          </table:table-cell>
          <table:table-cell table:style-name="ce5" table:formula="of:=(2*([.N34]+[.O34]))/[.X34]" office:value-type="percentage" office:value="0.0000316218575779032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3" calcext:value-type="float">
            <text:p>23</text:p>
          </table:table-cell>
          <table:table-cell table:style-name="ce14" table:formula="of:=[.S34]-([.N34]+[.O34])" office:value-type="float" office:value="718383" calcext:value-type="float">
            <text:p>718.383</text:p>
          </table:table-cell>
          <table:table-cell table:style-name="ce3" office:value-type="float" office:value="718406" calcext:value-type="float">
            <text:p>718406</text:p>
          </table:table-cell>
          <table:table-cell table:style-name="ce3" office:value-type="float" office:value="735771" calcext:value-type="float">
            <text:p>735771</text:p>
          </table:table-cell>
          <table:table-cell table:style-name="ce3" office:value-type="float" office:value="559" calcext:value-type="float">
            <text:p>559</text:p>
          </table:table-cell>
          <table:table-cell table:style-name="ce14" table:formula="of:=[.W34]-([.N34]+[.O34])" office:value-type="float" office:value="736307" calcext:value-type="float">
            <text:p>736.307</text:p>
          </table:table-cell>
          <table:table-cell table:style-name="ce3" office:value-type="float" office:value="736330" calcext:value-type="float">
            <text:p>736330</text:p>
          </table:table-cell>
          <table:table-cell table:style-name="ce14" table:formula="of:=[.R34]+[.V34]" office:value-type="float" office:value="1454690" calcext:value-type="float">
            <text:p>1.454.690</text:p>
          </table:table-cell>
          <table:table-cell table:style-name="ce14" table:formula="of:=[.S34]+[.W34]" office:value-type="float" office:value="1454736" calcext:value-type="float">
            <text:p>1.454.736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5]&amp;[.AD35]" office:value-type="string" office:string-value="641" calcext:value-type="string">
            <text:p>64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35]&amp;[.AB35]&amp;[.AD35]" office:value-type="string" office:string-value="FFT641" calcext:value-type="string">
            <text:p>FFT641</text:p>
          </table:table-cell>
          <table:table-cell table:style-name="ce5" table:formula="of:=([.F35]-[.L35])/[.L35]" office:value-type="percentage" office:value="18.3858782675775" calcext:value-type="percentage">
            <text:p>1838,59%</text:p>
          </table:table-cell>
          <table:table-cell table:style-name="ce5" table:formula="of:=([.G35]-[.L35])/[.L35]" office:value-type="string" office:string-value="" calcext:value-type="error">
            <text:p>#DIV/0!</text:p>
          </table:table-cell>
          <table:table-cell table:style-name="ce8" table:formula="of:=[.U35]/[.Q35]" office:value-type="float" office:value="19.8695652173913" calcext:value-type="float">
            <text:p>19,87</text:p>
          </table:table-cell>
          <table:table-cell table:style-name="ce8" table:formula="of:=([.U35]-[.N35])/([.Q35]-[.O35])" office:value-type="string" office:string-value="" calcext:value-type="error">
            <text:p>#DIV/0!</text:p>
          </table:table-cell>
          <table:table-cell table:style-name="ce5" table:formula="of:=[.W35]/([.W35]+[.S35])" office:value-type="percentage" office:value="0.506160567965596" calcext:value-type="percentage">
            <text:p>50,62%</text:p>
          </table:table-cell>
          <table:table-cell table:style-name="ce5" table:formula="of:=([.W35]-[.P35])/(  ([.S35]-[.Q35]) + ([.W35]-[.P35]))" office:value-type="percentage" office:value="0.0243735824969783" calcext:value-type="percentage">
            <text:p>2,44%</text:p>
          </table:table-cell>
          <table:table-cell table:style-name="ce5" table:formula="of:=[.T35]/([.P35]+[.T35])" office:value-type="percentage" office:value="0.506013384163449" calcext:value-type="percentage">
            <text:p>50,60%</text:p>
          </table:table-cell>
          <table:table-cell table:style-name="ce5" table:formula="of:=([.T35]-[.O35])/ (  ([.T35]-[.O35]) + ([.P35]-[.N35])      )" office:value-type="percentage" office:value="0.50600557132179" calcext:value-type="percentage">
            <text:p>50,60%</text:p>
          </table:table-cell>
          <table:table-cell table:style-name="ce8" table:formula="of:=[.V35]/[.R35]" office:value-type="float" office:value="1.024950479062" calcext:value-type="float">
            <text:p>1,02</text:p>
          </table:table-cell>
          <table:table-cell table:style-name="ce5" table:formula="of:=(2*([.N35]+[.O35]))/[.X35]" office:value-type="percentage" office:value="0.0000316218575779032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3" calcext:value-type="float">
            <text:p>23</text:p>
          </table:table-cell>
          <table:table-cell table:style-name="ce14" table:formula="of:=[.S35]-([.N35]+[.O35])" office:value-type="float" office:value="718383" calcext:value-type="float">
            <text:p>718.383</text:p>
          </table:table-cell>
          <table:table-cell table:style-name="ce3" office:value-type="float" office:value="718406" calcext:value-type="float">
            <text:p>718406</text:p>
          </table:table-cell>
          <table:table-cell table:style-name="ce3" office:value-type="float" office:value="735873" calcext:value-type="float">
            <text:p>735873</text:p>
          </table:table-cell>
          <table:table-cell table:style-name="ce3" office:value-type="float" office:value="457" calcext:value-type="float">
            <text:p>457</text:p>
          </table:table-cell>
          <table:table-cell table:style-name="ce14" table:formula="of:=[.W35]-([.N35]+[.O35])" office:value-type="float" office:value="736307" calcext:value-type="float">
            <text:p>736.307</text:p>
          </table:table-cell>
          <table:table-cell table:style-name="ce3" office:value-type="float" office:value="736330" calcext:value-type="float">
            <text:p>736330</text:p>
          </table:table-cell>
          <table:table-cell table:style-name="ce14" table:formula="of:=[.R35]+[.V35]" office:value-type="float" office:value="1454690" calcext:value-type="float">
            <text:p>1.454.690</text:p>
          </table:table-cell>
          <table:table-cell table:style-name="ce14" table:formula="of:=[.S35]+[.W35]" office:value-type="float" office:value="1454736" calcext:value-type="float">
            <text:p>1.454.736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6]&amp;[.AD36]" office:value-type="string" office:string-value="1281" calcext:value-type="string">
            <text:p>128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36]&amp;[.AB36]&amp;[.AD36]" office:value-type="string" office:string-value="FFT1281" calcext:value-type="string">
            <text:p>FFT1281</text:p>
          </table:table-cell>
          <table:table-cell table:style-name="ce5" table:formula="of:=([.F36]-[.L36])/[.L36]" office:value-type="percentage" office:value="12.9379556159513" calcext:value-type="percentage">
            <text:p>1293,80%</text:p>
          </table:table-cell>
          <table:table-cell table:style-name="ce5" table:formula="of:=([.G36]-[.L36])/[.L36]" office:value-type="string" office:string-value="" calcext:value-type="error">
            <text:p>#DIV/0!</text:p>
          </table:table-cell>
          <table:table-cell table:style-name="ce8" table:formula="of:=[.U36]/[.Q36]" office:value-type="float" office:value="14.2857142857143" calcext:value-type="float">
            <text:p>14,29</text:p>
          </table:table-cell>
          <table:table-cell table:style-name="ce8" table:formula="of:=([.U36]-[.N36])/([.Q36]-[.O36])" office:value-type="string" office:string-value="" calcext:value-type="error">
            <text:p>#DIV/0!</text:p>
          </table:table-cell>
          <table:table-cell table:style-name="ce5" table:formula="of:=[.W36]/([.W36]+[.S36])" office:value-type="percentage" office:value="0.506160584904986" calcext:value-type="percentage">
            <text:p>50,62%</text:p>
          </table:table-cell>
          <table:table-cell table:style-name="ce5" table:formula="of:=([.W36]-[.P36])/(  ([.S36]-[.Q36]) + ([.W36]-[.P36]))" office:value-type="percentage" office:value="0.0243709325192034" calcext:value-type="percentage">
            <text:p>2,44%</text:p>
          </table:table-cell>
          <table:table-cell table:style-name="ce5" table:formula="of:=[.T36]/([.P36]+[.T36])" office:value-type="percentage" office:value="0.5060660294786" calcext:value-type="percentage">
            <text:p>50,61%</text:p>
          </table:table-cell>
          <table:table-cell table:style-name="ce5" table:formula="of:=([.T36]-[.O36])/ (  ([.T36]-[.O36]) + ([.P36]-[.N36])      )" office:value-type="percentage" office:value="0.506058897544675" calcext:value-type="percentage">
            <text:p>50,61%</text:p>
          </table:table-cell>
          <table:table-cell table:style-name="ce8" table:formula="of:=[.V36]/[.R36]" office:value-type="float" office:value="1.024950479062" calcext:value-type="float">
            <text:p>1,02</text:p>
          </table:table-cell>
          <table:table-cell table:style-name="ce5" table:formula="of:=(2*([.N36]+[.O36]))/[.X36]" office:value-type="percentage" office:value="0.0000288721308319986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1" calcext:value-type="float">
            <text:p>21</text:p>
          </table:table-cell>
          <table:table-cell table:style-name="ce14" table:formula="of:=[.S36]-([.N36]+[.O36])" office:value-type="float" office:value="718383" calcext:value-type="float">
            <text:p>718.383</text:p>
          </table:table-cell>
          <table:table-cell table:style-name="ce3" office:value-type="float" office:value="718404" calcext:value-type="float">
            <text:p>718404</text:p>
          </table:table-cell>
          <table:table-cell table:style-name="ce3" office:value-type="float" office:value="736028" calcext:value-type="float">
            <text:p>736028</text:p>
          </table:table-cell>
          <table:table-cell table:style-name="ce3" office:value-type="float" office:value="300" calcext:value-type="float">
            <text:p>300</text:p>
          </table:table-cell>
          <table:table-cell table:style-name="ce14" table:formula="of:=[.W36]-([.N36]+[.O36])" office:value-type="float" office:value="736307" calcext:value-type="float">
            <text:p>736.307</text:p>
          </table:table-cell>
          <table:table-cell table:style-name="ce3" office:value-type="float" office:value="736328" calcext:value-type="float">
            <text:p>736328</text:p>
          </table:table-cell>
          <table:table-cell table:style-name="ce14" table:formula="of:=[.R36]+[.V36]" office:value-type="float" office:value="1454690" calcext:value-type="float">
            <text:p>1.454.690</text:p>
          </table:table-cell>
          <table:table-cell table:style-name="ce14" table:formula="of:=[.S36]+[.W36]" office:value-type="float" office:value="1454732" calcext:value-type="float">
            <text:p>1.454.732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7]&amp;[.AD37]" office:value-type="string" office:string-value="2561" calcext:value-type="string">
            <text:p>256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37]&amp;[.AB37]&amp;[.AD37]" office:value-type="string" office:string-value="FFT2561" calcext:value-type="string">
            <text:p>FFT2561</text:p>
          </table:table-cell>
          <table:table-cell table:style-name="ce5" table:formula="of:=([.F37]-[.L37])/[.L37]" office:value-type="percentage" office:value="12.9379556159513" calcext:value-type="percentage">
            <text:p>1293,80%</text:p>
          </table:table-cell>
          <table:table-cell table:style-name="ce5" table:formula="of:=([.G37]-[.L37])/[.L37]" office:value-type="string" office:string-value="" calcext:value-type="error">
            <text:p>#DIV/0!</text:p>
          </table:table-cell>
          <table:table-cell table:style-name="ce8" table:formula="of:=[.U37]/[.Q37]" office:value-type="float" office:value="14.2857142857143" calcext:value-type="float">
            <text:p>14,29</text:p>
          </table:table-cell>
          <table:table-cell table:style-name="ce8" table:formula="of:=([.U37]-[.N37])/([.Q37]-[.O37])" office:value-type="string" office:string-value="" calcext:value-type="error">
            <text:p>#DIV/0!</text:p>
          </table:table-cell>
          <table:table-cell table:style-name="ce5" table:formula="of:=[.W37]/([.W37]+[.S37])" office:value-type="percentage" office:value="0.506160584904986" calcext:value-type="percentage">
            <text:p>50,62%</text:p>
          </table:table-cell>
          <table:table-cell table:style-name="ce5" table:formula="of:=([.W37]-[.P37])/(  ([.S37]-[.Q37]) + ([.W37]-[.P37]))" office:value-type="percentage" office:value="0.0243709325192034" calcext:value-type="percentage">
            <text:p>2,44%</text:p>
          </table:table-cell>
          <table:table-cell table:style-name="ce5" table:formula="of:=[.T37]/([.P37]+[.T37])" office:value-type="percentage" office:value="0.5060660294786" calcext:value-type="percentage">
            <text:p>50,61%</text:p>
          </table:table-cell>
          <table:table-cell table:style-name="ce5" table:formula="of:=([.T37]-[.O37])/ (  ([.T37]-[.O37]) + ([.P37]-[.N37])      )" office:value-type="percentage" office:value="0.506058897544675" calcext:value-type="percentage">
            <text:p>50,61%</text:p>
          </table:table-cell>
          <table:table-cell table:style-name="ce8" table:formula="of:=[.V37]/[.R37]" office:value-type="float" office:value="1.024950479062" calcext:value-type="float">
            <text:p>1,02</text:p>
          </table:table-cell>
          <table:table-cell table:style-name="ce5" table:formula="of:=(2*([.N37]+[.O37]))/[.X37]" office:value-type="percentage" office:value="0.0000288721308319986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1" calcext:value-type="float">
            <text:p>21</text:p>
          </table:table-cell>
          <table:table-cell table:style-name="ce14" table:formula="of:=[.S37]-([.N37]+[.O37])" office:value-type="float" office:value="718383" calcext:value-type="float">
            <text:p>718.383</text:p>
          </table:table-cell>
          <table:table-cell table:style-name="ce3" office:value-type="float" office:value="718404" calcext:value-type="float">
            <text:p>718404</text:p>
          </table:table-cell>
          <table:table-cell table:style-name="ce3" office:value-type="float" office:value="736028" calcext:value-type="float">
            <text:p>736028</text:p>
          </table:table-cell>
          <table:table-cell table:style-name="ce3" office:value-type="float" office:value="300" calcext:value-type="float">
            <text:p>300</text:p>
          </table:table-cell>
          <table:table-cell table:style-name="ce14" table:formula="of:=[.W37]-([.N37]+[.O37])" office:value-type="float" office:value="736307" calcext:value-type="float">
            <text:p>736.307</text:p>
          </table:table-cell>
          <table:table-cell table:style-name="ce3" office:value-type="float" office:value="736328" calcext:value-type="float">
            <text:p>736328</text:p>
          </table:table-cell>
          <table:table-cell table:style-name="ce14" table:formula="of:=[.R37]+[.V37]" office:value-type="float" office:value="1454690" calcext:value-type="float">
            <text:p>1.454.690</text:p>
          </table:table-cell>
          <table:table-cell table:style-name="ce14" table:formula="of:=[.S37]+[.W37]" office:value-type="float" office:value="1454732" calcext:value-type="float">
            <text:p>1.454.732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8]&amp;[.AD38]" office:value-type="string" office:string-value="5121" calcext:value-type="string">
            <text:p>512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38]&amp;[.AB38]&amp;[.AD38]" office:value-type="string" office:string-value="FFT5121" calcext:value-type="string">
            <text:p>FFT5121</text:p>
          </table:table-cell>
          <table:table-cell table:style-name="ce5" table:formula="of:=([.F38]-[.L38])/[.L38]" office:value-type="percentage" office:value="13.0308753200577" calcext:value-type="percentage">
            <text:p>1303,09%</text:p>
          </table:table-cell>
          <table:table-cell table:style-name="ce5" table:formula="of:=([.G38]-[.L38])/[.L38]" office:value-type="string" office:string-value="" calcext:value-type="error">
            <text:p>#DIV/0!</text:p>
          </table:table-cell>
          <table:table-cell table:style-name="ce8" table:formula="of:=[.U38]/[.Q38]" office:value-type="float" office:value="14.3809523809524" calcext:value-type="float">
            <text:p>14,38</text:p>
          </table:table-cell>
          <table:table-cell table:style-name="ce8" table:formula="of:=([.U38]-[.N38])/([.Q38]-[.O38])" office:value-type="string" office:string-value="" calcext:value-type="error">
            <text:p>#DIV/0!</text:p>
          </table:table-cell>
          <table:table-cell table:style-name="ce5" table:formula="of:=[.W38]/([.W38]+[.S38])" office:value-type="percentage" office:value="0.506160584904986" calcext:value-type="percentage">
            <text:p>50,62%</text:p>
          </table:table-cell>
          <table:table-cell table:style-name="ce5" table:formula="of:=([.W38]-[.P38])/(  ([.S38]-[.Q38]) + ([.W38]-[.P38]))" office:value-type="percentage" office:value="0.0243709325192034" calcext:value-type="percentage">
            <text:p>2,44%</text:p>
          </table:table-cell>
          <table:table-cell table:style-name="ce5" table:formula="of:=[.T38]/([.P38]+[.T38])" office:value-type="percentage" office:value="0.506065350255671" calcext:value-type="percentage">
            <text:p>50,61%</text:p>
          </table:table-cell>
          <table:table-cell table:style-name="ce5" table:formula="of:=([.T38]-[.O38])/ (  ([.T38]-[.O38]) + ([.P38]-[.N38])      )" office:value-type="percentage" office:value="0.506058218302131" calcext:value-type="percentage">
            <text:p>50,61%</text:p>
          </table:table-cell>
          <table:table-cell table:style-name="ce8" table:formula="of:=[.V38]/[.R38]" office:value-type="float" office:value="1.024950479062" calcext:value-type="float">
            <text:p>1,02</text:p>
          </table:table-cell>
          <table:table-cell table:style-name="ce5" table:formula="of:=(2*([.N38]+[.O38]))/[.X38]" office:value-type="percentage" office:value="0.0000288721308319986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1" calcext:value-type="float">
            <text:p>21</text:p>
          </table:table-cell>
          <table:table-cell table:style-name="ce14" table:formula="of:=[.S38]-([.N38]+[.O38])" office:value-type="float" office:value="718383" calcext:value-type="float">
            <text:p>718.383</text:p>
          </table:table-cell>
          <table:table-cell table:style-name="ce3" office:value-type="float" office:value="718404" calcext:value-type="float">
            <text:p>718404</text:p>
          </table:table-cell>
          <table:table-cell table:style-name="ce3" office:value-type="float" office:value="736026" calcext:value-type="float">
            <text:p>736026</text:p>
          </table:table-cell>
          <table:table-cell table:style-name="ce3" office:value-type="float" office:value="302" calcext:value-type="float">
            <text:p>302</text:p>
          </table:table-cell>
          <table:table-cell table:style-name="ce14" table:formula="of:=[.W38]-([.N38]+[.O38])" office:value-type="float" office:value="736307" calcext:value-type="float">
            <text:p>736.307</text:p>
          </table:table-cell>
          <table:table-cell table:style-name="ce3" office:value-type="float" office:value="736328" calcext:value-type="float">
            <text:p>736328</text:p>
          </table:table-cell>
          <table:table-cell table:style-name="ce14" table:formula="of:=[.R38]+[.V38]" office:value-type="float" office:value="1454690" calcext:value-type="float">
            <text:p>1.454.690</text:p>
          </table:table-cell>
          <table:table-cell table:style-name="ce14" table:formula="of:=[.S38]+[.W38]" office:value-type="float" office:value="1454732" calcext:value-type="float">
            <text:p>1.454.732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39]&amp;[.AD39]" office:value-type="string" office:string-value="161" calcext:value-type="string">
            <text:p>16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9]&amp;[.AB39]&amp;[.AD39]" office:value-type="string" office:string-value="qsort161" calcext:value-type="string">
            <text:p>qsort161</text:p>
          </table:table-cell>
          <table:table-cell table:style-name="ce5" table:formula="of:=([.F39]-[.L39])/[.L39]" office:value-type="percentage" office:value="28.6166037479169" calcext:value-type="percentage">
            <text:p>2861,66%</text:p>
          </table:table-cell>
          <table:table-cell table:style-name="ce5" table:formula="of:=([.G39]-[.L39])/[.L39]" office:value-type="string" office:string-value="" calcext:value-type="error">
            <text:p>#DIV/0!</text:p>
          </table:table-cell>
          <table:table-cell table:style-name="ce8" table:formula="of:=[.U39]/[.Q39]" office:value-type="float" office:value="50.3333333333333" calcext:value-type="float">
            <text:p>50,33</text:p>
          </table:table-cell>
          <table:table-cell table:style-name="ce8" table:formula="of:=([.U39]-[.N39])/([.Q39]-[.O39])" office:value-type="string" office:string-value="" calcext:value-type="error">
            <text:p>#DIV/0!</text:p>
          </table:table-cell>
          <table:table-cell table:style-name="ce5" table:formula="of:=[.W39]/([.W39]+[.S39])" office:value-type="percentage" office:value="0.629559448323958" calcext:value-type="percentage">
            <text:p>62,96%</text:p>
          </table:table-cell>
          <table:table-cell table:style-name="ce5" table:formula="of:=([.W39]-[.P39])/(  ([.S39]-[.Q39]) + ([.W39]-[.P39]))" office:value-type="percentage" office:value="0.411594942243924" calcext:value-type="percentage">
            <text:p>41,16%</text:p>
          </table:table-cell>
          <table:table-cell table:style-name="ce5" table:formula="of:=[.T39]/([.P39]+[.T39])" office:value-type="percentage" office:value="0.629476769444461" calcext:value-type="percentage">
            <text:p>62,95%</text:p>
          </table:table-cell>
          <table:table-cell table:style-name="ce5" table:formula="of:=([.T39]-[.O39])/ (  ([.T39]-[.O39]) + ([.P39]-[.N39])      )" office:value-type="percentage" office:value="0.629475069029608" calcext:value-type="percentage">
            <text:p>62,95%</text:p>
          </table:table-cell>
          <table:table-cell table:style-name="ce8" table:formula="of:=[.V39]/[.R39]" office:value-type="float" office:value="1.69949713889371" calcext:value-type="float">
            <text:p>1,70</text:p>
          </table:table-cell>
          <table:table-cell table:style-name="ce5" table:formula="of:=(2*([.N39]+[.O39]))/[.X39]" office:value-type="percentage" office:value="0.00000917633240346498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214" calcext:value-type="float">
            <text:p>242214</text:p>
          </table:table-cell>
          <table:table-cell table:style-name="ce3" office:value-type="float" office:value="3" calcext:value-type="float">
            <text:p>3</text:p>
          </table:table-cell>
          <table:table-cell table:style-name="ce14" table:formula="of:=[.S39]-([.N39]+[.O39])" office:value-type="float" office:value="242214" calcext:value-type="float">
            <text:p>242.214</text:p>
          </table:table-cell>
          <table:table-cell table:style-name="ce3" office:value-type="float" office:value="242217" calcext:value-type="float">
            <text:p>242217</text:p>
          </table:table-cell>
          <table:table-cell table:style-name="ce3" office:value-type="float" office:value="411494" calcext:value-type="float">
            <text:p>411494</text:p>
          </table:table-cell>
          <table:table-cell table:style-name="ce3" office:value-type="float" office:value="151" calcext:value-type="float">
            <text:p>151</text:p>
          </table:table-cell>
          <table:table-cell table:style-name="ce14" table:formula="of:=[.W39]-([.N39]+[.O39])" office:value-type="float" office:value="411642" calcext:value-type="float">
            <text:p>411.642</text:p>
          </table:table-cell>
          <table:table-cell table:style-name="ce3" office:value-type="float" office:value="411645" calcext:value-type="float">
            <text:p>411645</text:p>
          </table:table-cell>
          <table:table-cell table:style-name="ce14" table:formula="of:=[.R39]+[.V39]" office:value-type="float" office:value="653856" calcext:value-type="float">
            <text:p>653.856</text:p>
          </table:table-cell>
          <table:table-cell table:style-name="ce14" table:formula="of:=[.S39]+[.W39]" office:value-type="float" office:value="653862" calcext:value-type="float">
            <text:p>653.862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0]&amp;[.AD40]" office:value-type="string" office:string-value="321" calcext:value-type="string">
            <text:p>32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40]&amp;[.AB40]&amp;[.AD40]" office:value-type="string" office:string-value="qsort321" calcext:value-type="string">
            <text:p>qsort321</text:p>
          </table:table-cell>
          <table:table-cell table:style-name="ce5" table:formula="of:=([.F40]-[.L40])/[.L40]" office:value-type="percentage" office:value="30.3818317858722" calcext:value-type="percentage">
            <text:p>3038,18%</text:p>
          </table:table-cell>
          <table:table-cell table:style-name="ce5" table:formula="of:=([.G40]-[.L40])/[.L40]" office:value-type="string" office:string-value="" calcext:value-type="error">
            <text:p>#DIV/0!</text:p>
          </table:table-cell>
          <table:table-cell table:style-name="ce8" table:formula="of:=[.U40]/[.Q40]" office:value-type="float" office:value="53.3333333333333" calcext:value-type="float">
            <text:p>53,33</text:p>
          </table:table-cell>
          <table:table-cell table:style-name="ce8" table:formula="of:=([.U40]-[.N40])/([.Q40]-[.O40])" office:value-type="string" office:string-value="" calcext:value-type="error">
            <text:p>#DIV/0!</text:p>
          </table:table-cell>
          <table:table-cell table:style-name="ce5" table:formula="of:=[.W40]/([.W40]+[.S40])" office:value-type="percentage" office:value="0.629559448323958" calcext:value-type="percentage">
            <text:p>62,96%</text:p>
          </table:table-cell>
          <table:table-cell table:style-name="ce5" table:formula="of:=([.W40]-[.P40])/(  ([.S40]-[.Q40]) + ([.W40]-[.P40]))" office:value-type="percentage" office:value="0.411594942243924" calcext:value-type="percentage">
            <text:p>41,16%</text:p>
          </table:table-cell>
          <table:table-cell table:style-name="ce5" table:formula="of:=[.T40]/([.P40]+[.T40])" office:value-type="percentage" office:value="0.62947166815308" calcext:value-type="percentage">
            <text:p>62,95%</text:p>
          </table:table-cell>
          <table:table-cell table:style-name="ce5" table:formula="of:=([.T40]-[.O40])/ (  ([.T40]-[.O40]) + ([.P40]-[.N40])      )" office:value-type="percentage" office:value="0.629469967691404" calcext:value-type="percentage">
            <text:p>62,95%</text:p>
          </table:table-cell>
          <table:table-cell table:style-name="ce8" table:formula="of:=[.V40]/[.R40]" office:value-type="float" office:value="1.69949713889371" calcext:value-type="float">
            <text:p>1,70</text:p>
          </table:table-cell>
          <table:table-cell table:style-name="ce5" table:formula="of:=(2*([.N40]+[.O40]))/[.X40]" office:value-type="percentage" office:value="0.00000917633240346498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214" calcext:value-type="float">
            <text:p>242214</text:p>
          </table:table-cell>
          <table:table-cell table:style-name="ce3" office:value-type="float" office:value="3" calcext:value-type="float">
            <text:p>3</text:p>
          </table:table-cell>
          <table:table-cell table:style-name="ce14" table:formula="of:=[.S40]-([.N40]+[.O40])" office:value-type="float" office:value="242214" calcext:value-type="float">
            <text:p>242.214</text:p>
          </table:table-cell>
          <table:table-cell table:style-name="ce3" office:value-type="float" office:value="242217" calcext:value-type="float">
            <text:p>242217</text:p>
          </table:table-cell>
          <table:table-cell table:style-name="ce3" office:value-type="float" office:value="411485" calcext:value-type="float">
            <text:p>411485</text:p>
          </table:table-cell>
          <table:table-cell table:style-name="ce3" office:value-type="float" office:value="160" calcext:value-type="float">
            <text:p>160</text:p>
          </table:table-cell>
          <table:table-cell table:style-name="ce14" table:formula="of:=[.W40]-([.N40]+[.O40])" office:value-type="float" office:value="411642" calcext:value-type="float">
            <text:p>411.642</text:p>
          </table:table-cell>
          <table:table-cell table:style-name="ce3" office:value-type="float" office:value="411645" calcext:value-type="float">
            <text:p>411645</text:p>
          </table:table-cell>
          <table:table-cell table:style-name="ce14" table:formula="of:=[.R40]+[.V40]" office:value-type="float" office:value="653856" calcext:value-type="float">
            <text:p>653.856</text:p>
          </table:table-cell>
          <table:table-cell table:style-name="ce14" table:formula="of:=[.S40]+[.W40]" office:value-type="float" office:value="653862" calcext:value-type="float">
            <text:p>653.862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1]&amp;[.AD41]" office:value-type="string" office:string-value="641" calcext:value-type="string">
            <text:p>64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41]&amp;[.AB41]&amp;[.AD41]" office:value-type="string" office:string-value="qsort641" calcext:value-type="string">
            <text:p>qsort641</text:p>
          </table:table-cell>
          <table:table-cell table:style-name="ce5" table:formula="of:=([.F41]-[.L41])/[.L41]" office:value-type="percentage" office:value="5.11291931662302" calcext:value-type="percentage">
            <text:p>511,29%</text:p>
          </table:table-cell>
          <table:table-cell table:style-name="ce5" table:formula="of:=([.G41]-[.L41])/[.L41]" office:value-type="percentage" office:value="7.4640421307088" calcext:value-type="percentage">
            <text:p>746,40%</text:p>
          </table:table-cell>
          <table:table-cell table:style-name="ce8" table:formula="of:=[.U41]/[.Q41]" office:value-type="float" office:value="10.3888888888889" calcext:value-type="float">
            <text:p>10,39</text:p>
          </table:table-cell>
          <table:table-cell table:style-name="ce8" table:formula="of:=([.U41]-[.N41])/([.Q41]-[.O41])" office:value-type="float" office:value="14.3846153846154" calcext:value-type="float">
            <text:p>14,38</text:p>
          </table:table-cell>
          <table:table-cell table:style-name="ce5" table:formula="of:=[.W41]/([.W41]+[.S41])" office:value-type="percentage" office:value="0.629558655749037" calcext:value-type="percentage">
            <text:p>62,96%</text:p>
          </table:table-cell>
          <table:table-cell table:style-name="ce5" table:formula="of:=([.W41]-[.P41])/(  ([.S41]-[.Q41]) + ([.W41]-[.P41]))" office:value-type="percentage" office:value="0.411629381484622" calcext:value-type="percentage">
            <text:p>41,16%</text:p>
          </table:table-cell>
          <table:table-cell table:style-name="ce5" table:formula="of:=[.T41]/([.P41]+[.T41])" office:value-type="percentage" office:value="0.629470015803299" calcext:value-type="percentage">
            <text:p>62,95%</text:p>
          </table:table-cell>
          <table:table-cell table:style-name="ce5" table:formula="of:=([.T41]-[.O41])/ (  ([.T41]-[.O41]) + ([.P41]-[.N41])      )" office:value-type="percentage" office:value="0.629467181514436" calcext:value-type="percentage">
            <text:p>62,95%</text:p>
          </table:table-cell>
          <table:table-cell table:style-name="ce8" table:formula="of:=[.V41]/[.R41]" office:value-type="float" office:value="1.69949713889371" calcext:value-type="float">
            <text:p>1,70</text:p>
          </table:table-cell>
          <table:table-cell table:style-name="ce5" table:formula="of:=(2*([.N41]+[.O41]))/[.X41]" office:value-type="percentage" office:value="0.0000152938873391083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2201" calcext:value-type="float">
            <text:p>242201</text:p>
          </table:table-cell>
          <table:table-cell table:style-name="ce3" office:value-type="float" office:value="18" calcext:value-type="float">
            <text:p>18</text:p>
          </table:table-cell>
          <table:table-cell table:style-name="ce14" table:formula="of:=[.S41]-([.N41]+[.O41])" office:value-type="float" office:value="242214" calcext:value-type="float">
            <text:p>242.214</text:p>
          </table:table-cell>
          <table:table-cell table:style-name="ce3" office:value-type="float" office:value="242219" calcext:value-type="float">
            <text:p>242219</text:p>
          </table:table-cell>
          <table:table-cell table:style-name="ce3" office:value-type="float" office:value="411460" calcext:value-type="float">
            <text:p>411460</text:p>
          </table:table-cell>
          <table:table-cell table:style-name="ce3" office:value-type="float" office:value="187" calcext:value-type="float">
            <text:p>187</text:p>
          </table:table-cell>
          <table:table-cell table:style-name="ce14" table:formula="of:=[.W41]-([.N41]+[.O41])" office:value-type="float" office:value="411642" calcext:value-type="float">
            <text:p>411.642</text:p>
          </table:table-cell>
          <table:table-cell table:style-name="ce3" office:value-type="float" office:value="411647" calcext:value-type="float">
            <text:p>411647</text:p>
          </table:table-cell>
          <table:table-cell table:style-name="ce14" table:formula="of:=[.R41]+[.V41]" office:value-type="float" office:value="653856" calcext:value-type="float">
            <text:p>653.856</text:p>
          </table:table-cell>
          <table:table-cell table:style-name="ce14" table:formula="of:=[.S41]+[.W41]" office:value-type="float" office:value="653866" calcext:value-type="float">
            <text:p>653.866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2]&amp;[.AD42]" office:value-type="string" office:string-value="1281" calcext:value-type="string">
            <text:p>128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42]&amp;[.AB42]&amp;[.AD42]" office:value-type="string" office:string-value="qsort1281" calcext:value-type="string">
            <text:p>qsort1281</text:p>
          </table:table-cell>
          <table:table-cell table:style-name="ce5" table:formula="of:=([.F42]-[.L42])/[.L42]" office:value-type="percentage" office:value="1.97960477328627" calcext:value-type="percentage">
            <text:p>197,96%</text:p>
          </table:table-cell>
          <table:table-cell table:style-name="ce5" table:formula="of:=([.G42]-[.L42])/[.L42]" office:value-type="percentage" office:value="2.68530064064354" calcext:value-type="percentage">
            <text:p>268,53%</text:p>
          </table:table-cell>
          <table:table-cell table:style-name="ce8" table:formula="of:=[.U42]/[.Q42]" office:value-type="float" office:value="5.06382978723404" calcext:value-type="float">
            <text:p>5,06</text:p>
          </table:table-cell>
          <table:table-cell table:style-name="ce8" table:formula="of:=([.U42]-[.N42])/([.Q42]-[.O42])" office:value-type="float" office:value="6.26315789473684" calcext:value-type="float">
            <text:p>6,26</text:p>
          </table:table-cell>
          <table:table-cell table:style-name="ce5" table:formula="of:=[.W42]/([.W42]+[.S42])" office:value-type="percentage" office:value="0.629557070628286" calcext:value-type="percentage">
            <text:p>62,96%</text:p>
          </table:table-cell>
          <table:table-cell table:style-name="ce5" table:formula="of:=([.W42]-[.P42])/(  ([.S42]-[.Q42]) + ([.W42]-[.P42]))" office:value-type="percentage" office:value="0.411695829719835" calcext:value-type="percentage">
            <text:p>41,17%</text:p>
          </table:table-cell>
          <table:table-cell table:style-name="ce5" table:formula="of:=[.T42]/([.P42]+[.T42])" office:value-type="percentage" office:value="0.629467448197568" calcext:value-type="percentage">
            <text:p>62,95%</text:p>
          </table:table-cell>
          <table:table-cell table:style-name="ce5" table:formula="of:=([.T42]-[.O42])/ (  ([.T42]-[.O42]) + ([.P42]-[.N42])      )" office:value-type="percentage" office:value="0.629462345849016" calcext:value-type="percentage">
            <text:p>62,95%</text:p>
          </table:table-cell>
          <table:table-cell table:style-name="ce8" table:formula="of:=[.V42]/[.R42]" office:value-type="float" office:value="1.69949713889371" calcext:value-type="float">
            <text:p>1,70</text:p>
          </table:table-cell>
          <table:table-cell table:style-name="ce5" table:formula="of:=(2*([.N42]+[.O42]))/[.X42]" office:value-type="percentage" office:value="0.0000275289972103949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176" calcext:value-type="float">
            <text:p>242176</text:p>
          </table:table-cell>
          <table:table-cell table:style-name="ce3" office:value-type="float" office:value="47" calcext:value-type="float">
            <text:p>47</text:p>
          </table:table-cell>
          <table:table-cell table:style-name="ce14" table:formula="of:=[.S42]-([.N42]+[.O42])" office:value-type="float" office:value="242214" calcext:value-type="float">
            <text:p>242.214</text:p>
          </table:table-cell>
          <table:table-cell table:style-name="ce3" office:value-type="float" office:value="242223" calcext:value-type="float">
            <text:p>242223</text:p>
          </table:table-cell>
          <table:table-cell table:style-name="ce3" office:value-type="float" office:value="411413" calcext:value-type="float">
            <text:p>411413</text:p>
          </table:table-cell>
          <table:table-cell table:style-name="ce3" office:value-type="float" office:value="238" calcext:value-type="float">
            <text:p>238</text:p>
          </table:table-cell>
          <table:table-cell table:style-name="ce14" table:formula="of:=[.W42]-([.N42]+[.O42])" office:value-type="float" office:value="411642" calcext:value-type="float">
            <text:p>411.642</text:p>
          </table:table-cell>
          <table:table-cell table:style-name="ce3" office:value-type="float" office:value="411651" calcext:value-type="float">
            <text:p>411651</text:p>
          </table:table-cell>
          <table:table-cell table:style-name="ce14" table:formula="of:=[.R42]+[.V42]" office:value-type="float" office:value="653856" calcext:value-type="float">
            <text:p>653.856</text:p>
          </table:table-cell>
          <table:table-cell table:style-name="ce14" table:formula="of:=[.S42]+[.W42]" office:value-type="float" office:value="653874" calcext:value-type="float">
            <text:p>653.874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3]&amp;[.AD43]" office:value-type="string" office:string-value="2561" calcext:value-type="string">
            <text:p>256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43]&amp;[.AB43]&amp;[.AD43]" office:value-type="string" office:string-value="qsort2561" calcext:value-type="string">
            <text:p>qsort2561</text:p>
          </table:table-cell>
          <table:table-cell table:style-name="ce5" table:formula="of:=([.F43]-[.L43])/[.L43]" office:value-type="percentage" office:value="1.12312650613182" calcext:value-type="percentage">
            <text:p>112,31%</text:p>
          </table:table-cell>
          <table:table-cell table:style-name="ce5" table:formula="of:=([.G43]-[.L43])/[.L43]" office:value-type="percentage" office:value="1.57429088868483" calcext:value-type="percentage">
            <text:p>157,43%</text:p>
          </table:table-cell>
          <table:table-cell table:style-name="ce8" table:formula="of:=[.U43]/[.Q43]" office:value-type="float" office:value="3.60824742268041" calcext:value-type="float">
            <text:p>3,61</text:p>
          </table:table-cell>
          <table:table-cell table:style-name="ce8" table:formula="of:=([.U43]-[.N43])/([.Q43]-[.O43])" office:value-type="float" office:value="4.375" calcext:value-type="float">
            <text:p>4,38</text:p>
          </table:table-cell>
          <table:table-cell table:style-name="ce5" table:formula="of:=[.W43]/([.W43]+[.S43])" office:value-type="percentage" office:value="0.629553900503143" calcext:value-type="percentage">
            <text:p>62,96%</text:p>
          </table:table-cell>
          <table:table-cell table:style-name="ce5" table:formula="of:=([.W43]-[.P43])/(  ([.S43]-[.Q43]) + ([.W43]-[.P43]))" office:value-type="percentage" office:value="0.411809288755985" calcext:value-type="percentage">
            <text:p>41,18%</text:p>
          </table:table-cell>
          <table:table-cell table:style-name="ce5" table:formula="of:=[.T43]/([.P43]+[.T43])" office:value-type="percentage" office:value="0.629448934337042" calcext:value-type="percentage">
            <text:p>62,94%</text:p>
          </table:table-cell>
          <table:table-cell table:style-name="ce5" table:formula="of:=([.T43]-[.O43])/ (  ([.T43]-[.O43]) + ([.P43]-[.N43])      )" office:value-type="percentage" office:value="0.629439293814449" calcext:value-type="percentage">
            <text:p>62,94%</text:p>
          </table:table-cell>
          <table:table-cell table:style-name="ce8" table:formula="of:=[.V43]/[.R43]" office:value-type="float" office:value="1.69949713889371" calcext:value-type="float">
            <text:p>1,70</text:p>
          </table:table-cell>
          <table:table-cell table:style-name="ce5" table:formula="of:=(2*([.N43]+[.O43]))/[.X43]" office:value-type="percentage" office:value="0.0000519992169529682" calcext:value-type="percentage">
            <text:p>0,01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2134" calcext:value-type="float">
            <text:p>242134</text:p>
          </table:table-cell>
          <table:table-cell table:style-name="ce3" office:value-type="float" office:value="97" calcext:value-type="float">
            <text:p>97</text:p>
          </table:table-cell>
          <table:table-cell table:style-name="ce14" table:formula="of:=[.S43]-([.N43]+[.O43])" office:value-type="float" office:value="242214" calcext:value-type="float">
            <text:p>242.214</text:p>
          </table:table-cell>
          <table:table-cell table:style-name="ce3" office:value-type="float" office:value="242231" calcext:value-type="float">
            <text:p>242231</text:p>
          </table:table-cell>
          <table:table-cell table:style-name="ce3" office:value-type="float" office:value="411309" calcext:value-type="float">
            <text:p>411309</text:p>
          </table:table-cell>
          <table:table-cell table:style-name="ce3" office:value-type="float" office:value="350" calcext:value-type="float">
            <text:p>350</text:p>
          </table:table-cell>
          <table:table-cell table:style-name="ce14" table:formula="of:=[.W43]-([.N43]+[.O43])" office:value-type="float" office:value="411642" calcext:value-type="float">
            <text:p>411.642</text:p>
          </table:table-cell>
          <table:table-cell table:style-name="ce3" office:value-type="float" office:value="411659" calcext:value-type="float">
            <text:p>411659</text:p>
          </table:table-cell>
          <table:table-cell table:style-name="ce14" table:formula="of:=[.R43]+[.V43]" office:value-type="float" office:value="653856" calcext:value-type="float">
            <text:p>653.856</text:p>
          </table:table-cell>
          <table:table-cell table:style-name="ce14" table:formula="of:=[.S43]+[.W43]" office:value-type="float" office:value="653890" calcext:value-type="float">
            <text:p>653.890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4]&amp;[.AD44]" office:value-type="string" office:string-value="5121" calcext:value-type="string">
            <text:p>512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44]&amp;[.AB44]&amp;[.AD44]" office:value-type="string" office:string-value="qsort5121" calcext:value-type="string">
            <text:p>qsort5121</text:p>
          </table:table-cell>
          <table:table-cell table:style-name="ce5" table:formula="of:=([.F44]-[.L44])/[.L44]" office:value-type="percentage" office:value="0.772820416613183" calcext:value-type="percentage">
            <text:p>77,28%</text:p>
          </table:table-cell>
          <table:table-cell table:style-name="ce5" table:formula="of:=([.G44]-[.L44])/[.L44]" office:value-type="percentage" office:value="0.991211337500314" calcext:value-type="percentage">
            <text:p>99,12%</text:p>
          </table:table-cell>
          <table:table-cell table:style-name="ce8" table:formula="of:=[.U44]/[.Q44]" office:value-type="float" office:value="3.01290322580645" calcext:value-type="float">
            <text:p>3,01</text:p>
          </table:table-cell>
          <table:table-cell table:style-name="ce8" table:formula="of:=([.U44]-[.N44])/([.Q44]-[.O44])" office:value-type="float" office:value="3.38405797101449" calcext:value-type="float">
            <text:p>3,38</text:p>
          </table:table-cell>
          <table:table-cell table:style-name="ce5" table:formula="of:=[.W44]/([.W44]+[.S44])" office:value-type="percentage" office:value="0.629553900503143" calcext:value-type="percentage">
            <text:p>62,96%</text:p>
          </table:table-cell>
          <table:table-cell table:style-name="ce5" table:formula="of:=([.W44]-[.P44])/(  ([.S44]-[.Q44]) + ([.W44]-[.P44]))" office:value-type="percentage" office:value="0.411950182068168" calcext:value-type="percentage">
            <text:p>41,20%</text:p>
          </table:table-cell>
          <table:table-cell table:style-name="ce5" table:formula="of:=[.T44]/([.P44]+[.T44])" office:value-type="percentage" office:value="0.629438454049487" calcext:value-type="percentage">
            <text:p>62,94%</text:p>
          </table:table-cell>
          <table:table-cell table:style-name="ce5" table:formula="of:=([.T44]-[.O44])/ (  ([.T44]-[.O44]) + ([.P44]-[.N44])      )" office:value-type="percentage" office:value="0.629428810671549" calcext:value-type="percentage">
            <text:p>62,94%</text:p>
          </table:table-cell>
          <table:table-cell table:style-name="ce8" table:formula="of:=[.V44]/[.R44]" office:value-type="float" office:value="1.69949713889371" calcext:value-type="float">
            <text:p>1,70</text:p>
          </table:table-cell>
          <table:table-cell table:style-name="ce5" table:formula="of:=(2*([.N44]+[.O44]))/[.X44]" office:value-type="percentage" office:value="0.0000519992169529682" calcext:value-type="percentage">
            <text:p>0,01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2076" calcext:value-type="float">
            <text:p>242076</text:p>
          </table:table-cell>
          <table:table-cell table:style-name="ce3" office:value-type="float" office:value="155" calcext:value-type="float">
            <text:p>155</text:p>
          </table:table-cell>
          <table:table-cell table:style-name="ce14" table:formula="of:=[.S44]-([.N44]+[.O44])" office:value-type="float" office:value="242214" calcext:value-type="float">
            <text:p>242.214</text:p>
          </table:table-cell>
          <table:table-cell table:style-name="ce3" office:value-type="float" office:value="242231" calcext:value-type="float">
            <text:p>242231</text:p>
          </table:table-cell>
          <table:table-cell table:style-name="ce3" office:value-type="float" office:value="411192" calcext:value-type="float">
            <text:p>411192</text:p>
          </table:table-cell>
          <table:table-cell table:style-name="ce3" office:value-type="float" office:value="467" calcext:value-type="float">
            <text:p>467</text:p>
          </table:table-cell>
          <table:table-cell table:style-name="ce14" table:formula="of:=[.W44]-([.N44]+[.O44])" office:value-type="float" office:value="411642" calcext:value-type="float">
            <text:p>411.642</text:p>
          </table:table-cell>
          <table:table-cell table:style-name="ce3" office:value-type="float" office:value="411659" calcext:value-type="float">
            <text:p>411659</text:p>
          </table:table-cell>
          <table:table-cell table:style-name="ce14" table:formula="of:=[.R44]+[.V44]" office:value-type="float" office:value="653856" calcext:value-type="float">
            <text:p>653.856</text:p>
          </table:table-cell>
          <table:table-cell table:style-name="ce14" table:formula="of:=[.S44]+[.W44]" office:value-type="float" office:value="653890" calcext:value-type="float">
            <text:p>653.890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5]&amp;[.AD45]" office:value-type="string" office:string-value="161" calcext:value-type="string">
            <text:p>16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5]&amp;[.AB45]&amp;[.AD45]" office:value-type="string" office:string-value="typeset161" calcext:value-type="string">
            <text:p>typeset161</text:p>
          </table:table-cell>
          <table:table-cell table:style-name="ce5" table:formula="of:=([.F45]-[.L45])/[.L45]" office:value-type="percentage" office:value="2.98087426495647" calcext:value-type="percentage">
            <text:p>298,09%</text:p>
          </table:table-cell>
          <table:table-cell table:style-name="ce5" table:formula="of:=([.G45]-[.L45])/[.L45]" office:value-type="percentage" office:value="3.11372491137159" calcext:value-type="percentage">
            <text:p>311,37%</text:p>
          </table:table-cell>
          <table:table-cell table:style-name="ce8" table:formula="of:=[.U45]/[.Q45]" office:value-type="float" office:value="7.33062330623306" calcext:value-type="float">
            <text:p>7,33</text:p>
          </table:table-cell>
          <table:table-cell table:style-name="ce8" table:formula="of:=([.U45]-[.N45])/([.Q45]-[.O45])" office:value-type="float" office:value="7.57526254375729" calcext:value-type="float">
            <text:p>7,58</text:p>
          </table:table-cell>
          <table:table-cell table:style-name="ce5" table:formula="of:=[.W45]/([.W45]+[.S45])" office:value-type="percentage" office:value="0.648036141263455" calcext:value-type="percentage">
            <text:p>64,80%</text:p>
          </table:table-cell>
          <table:table-cell table:style-name="ce5" table:formula="of:=([.W45]-[.P45])/(  ([.S45]-[.Q45]) + ([.W45]-[.P45]))" office:value-type="percentage" office:value="0.462069483180435" calcext:value-type="percentage">
            <text:p>46,21%</text:p>
          </table:table-cell>
          <table:table-cell table:style-name="ce5" table:formula="of:=[.T45]/([.P45]+[.T45])" office:value-type="percentage" office:value="0.641346284674056" calcext:value-type="percentage">
            <text:p>64,13%</text:p>
          </table:table-cell>
          <table:table-cell table:style-name="ce5" table:formula="of:=([.T45]-[.O45])/ (  ([.T45]-[.O45]) + ([.P45]-[.N45])      )" office:value-type="percentage" office:value="0.641306175436676" calcext:value-type="percentage">
            <text:p>64,13%</text:p>
          </table:table-cell>
          <table:table-cell table:style-name="ce8" table:formula="of:=[.V45]/[.R45]" office:value-type="float" office:value="1.84146064867317" calcext:value-type="float">
            <text:p>1,84</text:p>
          </table:table-cell>
          <table:table-cell table:style-name="ce5" table:formula="of:=(2*([.N45]+[.O45]))/[.X45]" office:value-type="percentage" office:value="0.000217417746153378" calcext:value-type="percentage">
            <text:p>0,02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58660" calcext:value-type="float">
            <text:p>458660</text:p>
          </table:table-cell>
          <table:table-cell table:style-name="ce3" office:value-type="float" office:value="4428" calcext:value-type="float">
            <text:p>4428</text:p>
          </table:table-cell>
          <table:table-cell table:style-name="ce14" table:formula="of:=[.S45]-([.N45]+[.O45])" office:value-type="float" office:value="462945" calcext:value-type="float">
            <text:p>462.945</text:p>
          </table:table-cell>
          <table:table-cell table:style-name="ce3" office:value-type="float" office:value="463088" calcext:value-type="float">
            <text:p>463088</text:p>
          </table:table-cell>
          <table:table-cell table:style-name="ce3" office:value-type="float" office:value="820178" calcext:value-type="float">
            <text:p>820178</text:p>
          </table:table-cell>
          <table:table-cell table:style-name="ce3" office:value-type="float" office:value="32460" calcext:value-type="float">
            <text:p>32460</text:p>
          </table:table-cell>
          <table:table-cell table:style-name="ce14" table:formula="of:=[.W45]-([.N45]+[.O45])" office:value-type="float" office:value="852495" calcext:value-type="float">
            <text:p>852.495</text:p>
          </table:table-cell>
          <table:table-cell table:style-name="ce3" office:value-type="float" office:value="852638" calcext:value-type="float">
            <text:p>852638</text:p>
          </table:table-cell>
          <table:table-cell table:style-name="ce14" table:formula="of:=[.R45]+[.V45]" office:value-type="float" office:value="1315440" calcext:value-type="float">
            <text:p>1.315.440</text:p>
          </table:table-cell>
          <table:table-cell table:style-name="ce14" table:formula="of:=[.S45]+[.W45]" office:value-type="float" office:value="1315726" calcext:value-type="float">
            <text:p>1.315.726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6]&amp;[.AD46]" office:value-type="string" office:string-value="321" calcext:value-type="string">
            <text:p>32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6]&amp;[.AB46]&amp;[.AD46]" office:value-type="string" office:string-value="typeset321" calcext:value-type="string">
            <text:p>typeset321</text:p>
          </table:table-cell>
          <table:table-cell table:style-name="ce5" table:formula="of:=([.F46]-[.L46])/[.L46]" office:value-type="percentage" office:value="4.02925957394934" calcext:value-type="percentage">
            <text:p>402,93%</text:p>
          </table:table-cell>
          <table:table-cell table:style-name="ce5" table:formula="of:=([.G46]-[.L46])/[.L46]" office:value-type="percentage" office:value="4.30619028795245" calcext:value-type="percentage">
            <text:p>430,62%</text:p>
          </table:table-cell>
          <table:table-cell table:style-name="ce8" table:formula="of:=[.U46]/[.Q46]" office:value-type="float" office:value="9.26118359739049" calcext:value-type="float">
            <text:p>9,26</text:p>
          </table:table-cell>
          <table:table-cell table:style-name="ce8" table:formula="of:=([.U46]-[.N46])/([.Q46]-[.O46])" office:value-type="float" office:value="9.77114060963618" calcext:value-type="float">
            <text:p>9,77</text:p>
          </table:table-cell>
          <table:table-cell table:style-name="ce5" table:formula="of:=[.W46]/([.W46]+[.S46])" office:value-type="percentage" office:value="0.648017916418419" calcext:value-type="percentage">
            <text:p>64,80%</text:p>
          </table:table-cell>
          <table:table-cell table:style-name="ce5" table:formula="of:=([.W46]-[.P46])/(  ([.S46]-[.Q46]) + ([.W46]-[.P46]))" office:value-type="percentage" office:value="0.461866101259618" calcext:value-type="percentage">
            <text:p>46,19%</text:p>
          </table:table-cell>
          <table:table-cell table:style-name="ce5" table:formula="of:=[.T46]/([.P46]+[.T46])" office:value-type="percentage" office:value="0.639204243906696" calcext:value-type="percentage">
            <text:p>63,92%</text:p>
          </table:table-cell>
          <table:table-cell table:style-name="ce5" table:formula="of:=([.T46]-[.O46])/ (  ([.T46]-[.O46]) + ([.P46]-[.N46])      )" office:value-type="percentage" office:value="0.639140688710412" calcext:value-type="percentage">
            <text:p>63,91%</text:p>
          </table:table-cell>
          <table:table-cell table:style-name="ce8" table:formula="of:=[.V46]/[.R46]" office:value-type="float" office:value="1.84146064867317" calcext:value-type="float">
            <text:p>1,84</text:p>
          </table:table-cell>
          <table:table-cell table:style-name="ce5" table:formula="of:=(2*([.N46]+[.O46]))/[.X46]" office:value-type="percentage" office:value="0.000340570455512984" calcext:value-type="percentage">
            <text:p>0,03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58877" calcext:value-type="float">
            <text:p>458877</text:p>
          </table:table-cell>
          <table:table-cell table:style-name="ce3" office:value-type="float" office:value="4292" calcext:value-type="float">
            <text:p>4292</text:p>
          </table:table-cell>
          <table:table-cell table:style-name="ce14" table:formula="of:=[.S46]-([.N46]+[.O46])" office:value-type="float" office:value="462945" calcext:value-type="float">
            <text:p>462.945</text:p>
          </table:table-cell>
          <table:table-cell table:style-name="ce3" office:value-type="float" office:value="463169" calcext:value-type="float">
            <text:p>463169</text:p>
          </table:table-cell>
          <table:table-cell table:style-name="ce3" office:value-type="float" office:value="812970" calcext:value-type="float">
            <text:p>812970</text:p>
          </table:table-cell>
          <table:table-cell table:style-name="ce3" office:value-type="float" office:value="39749" calcext:value-type="float">
            <text:p>39749</text:p>
          </table:table-cell>
          <table:table-cell table:style-name="ce14" table:formula="of:=[.W46]-([.N46]+[.O46])" office:value-type="float" office:value="852495" calcext:value-type="float">
            <text:p>852.495</text:p>
          </table:table-cell>
          <table:table-cell table:style-name="ce3" office:value-type="float" office:value="852719" calcext:value-type="float">
            <text:p>852719</text:p>
          </table:table-cell>
          <table:table-cell table:style-name="ce14" table:formula="of:=[.R46]+[.V46]" office:value-type="float" office:value="1315440" calcext:value-type="float">
            <text:p>1.315.440</text:p>
          </table:table-cell>
          <table:table-cell table:style-name="ce14" table:formula="of:=[.S46]+[.W46]" office:value-type="float" office:value="1315888" calcext:value-type="float">
            <text:p>1.315.888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7]&amp;[.AD47]" office:value-type="string" office:string-value="641" calcext:value-type="string">
            <text:p>64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7]&amp;[.AB47]&amp;[.AD47]" office:value-type="string" office:string-value="typeset641" calcext:value-type="string">
            <text:p>typeset641</text:p>
          </table:table-cell>
          <table:table-cell table:style-name="ce5" table:formula="of:=([.F47]-[.L47])/[.L47]" office:value-type="percentage" office:value="5.19855677075694" calcext:value-type="percentage">
            <text:p>519,86%</text:p>
          </table:table-cell>
          <table:table-cell table:style-name="ce5" table:formula="of:=([.G47]-[.L47])/[.L47]" office:value-type="percentage" office:value="5.774124733346" calcext:value-type="percentage">
            <text:p>577,41%</text:p>
          </table:table-cell>
          <table:table-cell table:style-name="ce8" table:formula="of:=[.U47]/[.Q47]" office:value-type="float" office:value="11.4143983719155" calcext:value-type="float">
            <text:p>11,41</text:p>
          </table:table-cell>
          <table:table-cell table:style-name="ce8" table:formula="of:=([.U47]-[.N47])/([.Q47]-[.O47])" office:value-type="float" office:value="12.4742841256603" calcext:value-type="float">
            <text:p>12,47</text:p>
          </table:table-cell>
          <table:table-cell table:style-name="ce5" table:formula="of:=[.W47]/([.W47]+[.S47])" office:value-type="percentage" office:value="0.647993173812483" calcext:value-type="percentage">
            <text:p>64,80%</text:p>
          </table:table-cell>
          <table:table-cell table:style-name="ce5" table:formula="of:=([.W47]-[.P47])/(  ([.S47]-[.Q47]) + ([.W47]-[.P47]))" office:value-type="percentage" office:value="0.461383231573973" calcext:value-type="percentage">
            <text:p>46,14%</text:p>
          </table:table-cell>
          <table:table-cell table:style-name="ce5" table:formula="of:=[.T47]/([.P47]+[.T47])" office:value-type="percentage" office:value="0.637540075135701" calcext:value-type="percentage">
            <text:p>63,75%</text:p>
          </table:table-cell>
          <table:table-cell table:style-name="ce5" table:formula="of:=([.T47]-[.O47])/ (  ([.T47]-[.O47]) + ([.P47]-[.N47])      )" office:value-type="percentage" office:value="0.637444523285027" calcext:value-type="percentage">
            <text:p>63,74%</text:p>
          </table:table-cell>
          <table:table-cell table:style-name="ce8" table:formula="of:=[.V47]/[.R47]" office:value-type="float" office:value="1.84146064867317" calcext:value-type="float">
            <text:p>1,84</text:p>
          </table:table-cell>
          <table:table-cell table:style-name="ce5" table:formula="of:=(2*([.N47]+[.O47]))/[.X47]" office:value-type="percentage" office:value="0.000507814875630968" calcext:value-type="percentage">
            <text:p>0,05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59348" calcext:value-type="float">
            <text:p>459348</text:p>
          </table:table-cell>
          <table:table-cell table:style-name="ce3" office:value-type="float" office:value="3931" calcext:value-type="float">
            <text:p>3931</text:p>
          </table:table-cell>
          <table:table-cell table:style-name="ce14" table:formula="of:=[.S47]-([.N47]+[.O47])" office:value-type="float" office:value="462945" calcext:value-type="float">
            <text:p>462.945</text:p>
          </table:table-cell>
          <table:table-cell table:style-name="ce3" office:value-type="float" office:value="463279" calcext:value-type="float">
            <text:p>463279</text:p>
          </table:table-cell>
          <table:table-cell table:style-name="ce3" office:value-type="float" office:value="807959" calcext:value-type="float">
            <text:p>807959</text:p>
          </table:table-cell>
          <table:table-cell table:style-name="ce3" office:value-type="float" office:value="44870" calcext:value-type="float">
            <text:p>44870</text:p>
          </table:table-cell>
          <table:table-cell table:style-name="ce14" table:formula="of:=[.W47]-([.N47]+[.O47])" office:value-type="float" office:value="852495" calcext:value-type="float">
            <text:p>852.495</text:p>
          </table:table-cell>
          <table:table-cell table:style-name="ce3" office:value-type="float" office:value="852829" calcext:value-type="float">
            <text:p>852829</text:p>
          </table:table-cell>
          <table:table-cell table:style-name="ce14" table:formula="of:=[.R47]+[.V47]" office:value-type="float" office:value="1315440" calcext:value-type="float">
            <text:p>1.315.440</text:p>
          </table:table-cell>
          <table:table-cell table:style-name="ce14" table:formula="of:=[.S47]+[.W47]" office:value-type="float" office:value="1316108" calcext:value-type="float">
            <text:p>1.316.108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8]&amp;[.AD48]" office:value-type="string" office:string-value="1281" calcext:value-type="string">
            <text:p>128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8]&amp;[.AB48]&amp;[.AD48]" office:value-type="string" office:string-value="typeset1281" calcext:value-type="string">
            <text:p>typeset1281</text:p>
          </table:table-cell>
          <table:table-cell table:style-name="ce5" table:formula="of:=([.F48]-[.L48])/[.L48]" office:value-type="percentage" office:value="5.27278746258531" calcext:value-type="percentage">
            <text:p>527,28%</text:p>
          </table:table-cell>
          <table:table-cell table:style-name="ce5" table:formula="of:=([.G48]-[.L48])/[.L48]" office:value-type="percentage" office:value="5.95979060240616" calcext:value-type="percentage">
            <text:p>595,98%</text:p>
          </table:table-cell>
          <table:table-cell table:style-name="ce8" table:formula="of:=[.U48]/[.Q48]" office:value-type="float" office:value="11.5510912698413" calcext:value-type="float">
            <text:p>11,55</text:p>
          </table:table-cell>
          <table:table-cell table:style-name="ce8" table:formula="of:=([.U48]-[.N48])/([.Q48]-[.O48])" office:value-type="float" office:value="12.8161805173363" calcext:value-type="float">
            <text:p>12,82</text:p>
          </table:table-cell>
          <table:table-cell table:style-name="ce5" table:formula="of:=[.W48]/([.W48]+[.S48])" office:value-type="percentage" office:value="0.647978781920567" calcext:value-type="percentage">
            <text:p>64,80%</text:p>
          </table:table-cell>
          <table:table-cell table:style-name="ce5" table:formula="of:=([.W48]-[.P48])/(  ([.S48]-[.Q48]) + ([.W48]-[.P48]))" office:value-type="percentage" office:value="0.461467030448134" calcext:value-type="percentage">
            <text:p>46,15%</text:p>
          </table:table-cell>
          <table:table-cell table:style-name="ce5" table:formula="of:=[.T48]/([.P48]+[.T48])" office:value-type="percentage" office:value="0.637089038660588" calcext:value-type="percentage">
            <text:p>63,71%</text:p>
          </table:table-cell>
          <table:table-cell table:style-name="ce5" table:formula="of:=([.T48]-[.O48])/ (  ([.T48]-[.O48]) + ([.P48]-[.N48])      )" office:value-type="percentage" office:value="0.636974878915487" calcext:value-type="percentage">
            <text:p>63,70%</text:p>
          </table:table-cell>
          <table:table-cell table:style-name="ce8" table:formula="of:=[.V48]/[.R48]" office:value-type="float" office:value="1.84146064867317" calcext:value-type="float">
            <text:p>1,84</text:p>
          </table:table-cell>
          <table:table-cell table:style-name="ce5" table:formula="of:=(2*([.N48]+[.O48]))/[.X48]" office:value-type="percentage" office:value="0.000605120720063249" calcext:value-type="percentage">
            <text:p>0,06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59311" calcext:value-type="float">
            <text:p>459311</text:p>
          </table:table-cell>
          <table:table-cell table:style-name="ce3" office:value-type="float" office:value="4032" calcext:value-type="float">
            <text:p>4032</text:p>
          </table:table-cell>
          <table:table-cell table:style-name="ce14" table:formula="of:=[.S48]-([.N48]+[.O48])" office:value-type="float" office:value="462945" calcext:value-type="float">
            <text:p>462.945</text:p>
          </table:table-cell>
          <table:table-cell table:style-name="ce3" office:value-type="float" office:value="463343" calcext:value-type="float">
            <text:p>463343</text:p>
          </table:table-cell>
          <table:table-cell table:style-name="ce3" office:value-type="float" office:value="806319" calcext:value-type="float">
            <text:p>806319</text:p>
          </table:table-cell>
          <table:table-cell table:style-name="ce3" office:value-type="float" office:value="46574" calcext:value-type="float">
            <text:p>46574</text:p>
          </table:table-cell>
          <table:table-cell table:style-name="ce14" table:formula="of:=[.W48]-([.N48]+[.O48])" office:value-type="float" office:value="852495" calcext:value-type="float">
            <text:p>852.495</text:p>
          </table:table-cell>
          <table:table-cell table:style-name="ce3" office:value-type="float" office:value="852893" calcext:value-type="float">
            <text:p>852893</text:p>
          </table:table-cell>
          <table:table-cell table:style-name="ce14" table:formula="of:=[.R48]+[.V48]" office:value-type="float" office:value="1315440" calcext:value-type="float">
            <text:p>1.315.440</text:p>
          </table:table-cell>
          <table:table-cell table:style-name="ce14" table:formula="of:=[.S48]+[.W48]" office:value-type="float" office:value="1316236" calcext:value-type="float">
            <text:p>1.316.236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49]&amp;[.AD49]" office:value-type="string" office:string-value="2561" calcext:value-type="string">
            <text:p>256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9]&amp;[.AB49]&amp;[.AD49]" office:value-type="string" office:string-value="typeset2561" calcext:value-type="string">
            <text:p>typeset2561</text:p>
          </table:table-cell>
          <table:table-cell table:style-name="ce5" table:formula="of:=([.F49]-[.L49])/[.L49]" office:value-type="percentage" office:value="5.10637652550473" calcext:value-type="percentage">
            <text:p>510,64%</text:p>
          </table:table-cell>
          <table:table-cell table:style-name="ce5" table:formula="of:=([.G49]-[.L49])/[.L49]" office:value-type="percentage" office:value="5.85471524405955" calcext:value-type="percentage">
            <text:p>585,47%</text:p>
          </table:table-cell>
          <table:table-cell table:style-name="ce8" table:formula="of:=[.U49]/[.Q49]" office:value-type="float" office:value="11.2446520776986" calcext:value-type="float">
            <text:p>11,24</text:p>
          </table:table-cell>
          <table:table-cell table:style-name="ce8" table:formula="of:=([.U49]-[.N49])/([.Q49]-[.O49])" office:value-type="float" office:value="12.6226883797957" calcext:value-type="float">
            <text:p>12,62</text:p>
          </table:table-cell>
          <table:table-cell table:style-name="ce5" table:formula="of:=[.W49]/([.W49]+[.S49])" office:value-type="percentage" office:value="0.647968439477091" calcext:value-type="percentage">
            <text:p>64,80%</text:p>
          </table:table-cell>
          <table:table-cell table:style-name="ce5" table:formula="of:=([.W49]-[.P49])/(  ([.S49]-[.Q49]) + ([.W49]-[.P49]))" office:value-type="percentage" office:value="0.461483177577764" calcext:value-type="percentage">
            <text:p>46,15%</text:p>
          </table:table-cell>
          <table:table-cell table:style-name="ce5" table:formula="of:=[.T49]/([.P49]+[.T49])" office:value-type="percentage" office:value="0.637337952782763" calcext:value-type="percentage">
            <text:p>63,73%</text:p>
          </table:table-cell>
          <table:table-cell table:style-name="ce5" table:formula="of:=([.T49]-[.O49])/ (  ([.T49]-[.O49]) + ([.P49]-[.N49])      )" office:value-type="percentage" office:value="0.637210771788624" calcext:value-type="percentage">
            <text:p>63,72%</text:p>
          </table:table-cell>
          <table:table-cell table:style-name="ce8" table:formula="of:=[.V49]/[.R49]" office:value-type="float" office:value="1.84146064867317" calcext:value-type="float">
            <text:p>1,84</text:p>
          </table:table-cell>
          <table:table-cell table:style-name="ce5" table:formula="of:=(2*([.N49]+[.O49]))/[.X49]" office:value-type="percentage" office:value="0.000675059295748951" calcext:value-type="percentage">
            <text:p>0,07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59322" calcext:value-type="float">
            <text:p>459322</text:p>
          </table:table-cell>
          <table:table-cell table:style-name="ce3" office:value-type="float" office:value="4067" calcext:value-type="float">
            <text:p>4067</text:p>
          </table:table-cell>
          <table:table-cell table:style-name="ce14" table:formula="of:=[.S49]-([.N49]+[.O49])" office:value-type="float" office:value="462945" calcext:value-type="float">
            <text:p>462.945</text:p>
          </table:table-cell>
          <table:table-cell table:style-name="ce3" office:value-type="float" office:value="463389" calcext:value-type="float">
            <text:p>463389</text:p>
          </table:table-cell>
          <table:table-cell table:style-name="ce3" office:value-type="float" office:value="807207" calcext:value-type="float">
            <text:p>807207</text:p>
          </table:table-cell>
          <table:table-cell table:style-name="ce3" office:value-type="float" office:value="45732" calcext:value-type="float">
            <text:p>45732</text:p>
          </table:table-cell>
          <table:table-cell table:style-name="ce14" table:formula="of:=[.W49]-([.N49]+[.O49])" office:value-type="float" office:value="852495" calcext:value-type="float">
            <text:p>852.495</text:p>
          </table:table-cell>
          <table:table-cell table:style-name="ce3" office:value-type="float" office:value="852939" calcext:value-type="float">
            <text:p>852939</text:p>
          </table:table-cell>
          <table:table-cell table:style-name="ce14" table:formula="of:=[.R49]+[.V49]" office:value-type="float" office:value="1315440" calcext:value-type="float">
            <text:p>1.315.440</text:p>
          </table:table-cell>
          <table:table-cell table:style-name="ce14" table:formula="of:=[.S49]+[.W49]" office:value-type="float" office:value="1316328" calcext:value-type="float">
            <text:p>1.316.328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formula="of:=[.AB50]&amp;[.AD50]" office:value-type="string" office:string-value="5121" calcext:value-type="string">
            <text:p>512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50]&amp;[.AB50]&amp;[.AD50]" office:value-type="string" office:string-value="typeset5121" calcext:value-type="string">
            <text:p>typeset5121</text:p>
          </table:table-cell>
          <table:table-cell table:style-name="ce5" table:formula="of:=([.F50]-[.L50])/[.L50]" office:value-type="percentage" office:value="6.85115727754597" calcext:value-type="percentage">
            <text:p>685,12%</text:p>
          </table:table-cell>
          <table:table-cell table:style-name="ce5" table:formula="of:=([.G50]-[.L50])/[.L50]" office:value-type="percentage" office:value="8.36710585811767" calcext:value-type="percentage">
            <text:p>836,71%</text:p>
          </table:table-cell>
          <table:table-cell table:style-name="ce8" table:formula="of:=[.U50]/[.Q50]" office:value-type="float" office:value="14.4575971731449" calcext:value-type="float">
            <text:p>14,46</text:p>
          </table:table-cell>
          <table:table-cell table:style-name="ce8" table:formula="of:=([.U50]-[.N50])/([.Q50]-[.O50])" office:value-type="float" office:value="17.2491568296796" calcext:value-type="float">
            <text:p>17,25</text:p>
          </table:table-cell>
          <table:table-cell table:style-name="ce5" table:formula="of:=[.W50]/([.W50]+[.S50])" office:value-type="percentage" office:value="0.647965292063849" calcext:value-type="percentage">
            <text:p>64,80%</text:p>
          </table:table-cell>
          <table:table-cell table:style-name="ce5" table:formula="of:=([.W50]-[.P50])/(  ([.S50]-[.Q50]) + ([.W50]-[.P50]))" office:value-type="percentage" office:value="0.460025347234842" calcext:value-type="percentage">
            <text:p>46,00%</text:p>
          </table:table-cell>
          <table:table-cell table:style-name="ce5" table:formula="of:=[.T50]/([.P50]+[.T50])" office:value-type="percentage" office:value="0.638088151053228" calcext:value-type="percentage">
            <text:p>63,81%</text:p>
          </table:table-cell>
          <table:table-cell table:style-name="ce5" table:formula="of:=([.T50]-[.O50])/ (  ([.T50]-[.O50]) + ([.P50]-[.N50])      )" office:value-type="percentage" office:value="0.637957855698175" calcext:value-type="percentage">
            <text:p>63,80%</text:p>
          </table:table-cell>
          <table:table-cell table:style-name="ce8" table:formula="of:=[.V50]/[.R50]" office:value-type="float" office:value="1.84146064867317" calcext:value-type="float">
            <text:p>1,84</text:p>
          </table:table-cell>
          <table:table-cell table:style-name="ce5" table:formula="of:=(2*([.N50]+[.O50]))/[.X50]" office:value-type="percentage" office:value="0.000696344949218512" calcext:value-type="percentage">
            <text:p>0,07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60573" calcext:value-type="float">
            <text:p>460573</text:p>
          </table:table-cell>
          <table:table-cell table:style-name="ce3" office:value-type="float" office:value="2830" calcext:value-type="float">
            <text:p>2830</text:p>
          </table:table-cell>
          <table:table-cell table:style-name="ce14" table:formula="of:=[.S50]-([.N50]+[.O50])" office:value-type="float" office:value="462945" calcext:value-type="float">
            <text:p>462.945</text:p>
          </table:table-cell>
          <table:table-cell table:style-name="ce3" office:value-type="float" office:value="463403" calcext:value-type="float">
            <text:p>463403</text:p>
          </table:table-cell>
          <table:table-cell table:style-name="ce3" office:value-type="float" office:value="812038" calcext:value-type="float">
            <text:p>812038</text:p>
          </table:table-cell>
          <table:table-cell table:style-name="ce3" office:value-type="float" office:value="40915" calcext:value-type="float">
            <text:p>40915</text:p>
          </table:table-cell>
          <table:table-cell table:style-name="ce14" table:formula="of:=[.W50]-([.N50]+[.O50])" office:value-type="float" office:value="852495" calcext:value-type="float">
            <text:p>852.495</text:p>
          </table:table-cell>
          <table:table-cell table:style-name="ce3" office:value-type="float" office:value="852953" calcext:value-type="float">
            <text:p>852953</text:p>
          </table:table-cell>
          <table:table-cell table:style-name="ce14" table:formula="of:=[.R50]+[.V50]" office:value-type="float" office:value="1315440" calcext:value-type="float">
            <text:p>1.315.440</text:p>
          </table:table-cell>
          <table:table-cell table:style-name="ce14" table:formula="of:=[.S50]+[.W50]" office:value-type="float" office:value="1316356" calcext:value-type="float">
            <text:p>1.316.356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visibility="filter">
          <table:table-cell table:number-columns-repeated="25"/>
          <table:table-cell table:formula="of:=SUM([.Z8];[#REF!];[.Z14];[.Z20];[.Z26])" office:value-type="string" office:string-value="" calcext:value-type="error">
            <text:p>#REF!</text:p>
          </table:table-cell>
          <table:table-cell table:number-columns-repeated="998"/>
        </table:table-row>
        <table:table-row table:style-name="ro1" table:visibility="filter">
          <table:table-cell table:number-columns-repeated="25"/>
          <table:table-cell office:value-type="float" office:value="158831" calcext:value-type="float">
            <text:p>15883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935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Data.$A$1" table:cell-range-address="$Data.$B$2:.$AD$50"/>
        </table:named-expressions>
      </table:table>
      <table:table table:name="summary data" table:style-name="ta2">
        <office:forms form:automatic-focus="false" form:apply-design-mode="false"/>
        <table:table-column table:style-name="co19" table:default-cell-style-name="Default"/>
        <table:table-column table:style-name="co8" table:number-columns-repeated="12" table:default-cell-style-name="Default"/>
        <table:table-column table:style-name="co10" table:default-cell-style-name="Default"/>
        <table:table-column table:style-name="co20" table:number-columns-repeated="17" table:default-cell-style-name="Default"/>
        <table:table-column table:style-name="co1" table:number-columns-repeated="993" table:default-cell-style-name="Default"/>
        <table:table-row table:style-name="ro1">
          <table:table-cell table:style-name="ce45" office:value-type="string" calcext:value-type="string">
            <text:p>PCM+M Reads</text:p>
          </table:table-cell>
          <table:table-cell/>
          <table:table-cell table:style-name="ce14" table:number-columns-repeated="11"/>
          <table:table-cell table:number-columns-repeated="1011"/>
        </table:table-row>
        <table:table-row table:style-name="ro1">
          <table:table-cell table:style-name="ce19"/>
          <table:table-cell table:style-name="ce49" office:value-type="string" calcext:value-type="string">
            <text:p>Total</text:p>
          </table:table-cell>
          <table:table-cell table:style-name="ce2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2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25" office:value-type="float" office:value="128" calcext:value-type="float" table:number-columns-spanned="2" table:number-rows-spanned="1">
            <text:p>128</text:p>
          </table:table-cell>
          <table:covered-table-cell/>
          <table:table-cell table:style-name="ce25" office:value-type="float" office:value="256" calcext:value-type="float" table:number-columns-spanned="2" table:number-rows-spanned="1">
            <text:p>256</text:p>
          </table:table-cell>
          <table:covered-table-cell/>
          <table:table-cell table:style-name="ce25" office:value-type="float" office:value="512" calcext:value-type="float" table:number-columns-spanned="2" table:number-rows-spanned="1">
            <text:p>512</text:p>
          </table:table-cell>
          <table:covered-table-cell/>
          <table:table-cell table:number-columns-repeated="1010"/>
        </table:table-row>
        <table:table-row table:style-name="ro1">
          <table:table-cell table:style-name="ce47" office:value-type="string" calcext:value-type="string">
            <text:p>Basicmath</text:p>
          </table:table-cell>
          <table:table-cell table:style-name="ce22" table:formula="of:=VLOOKUP([.$A3]&amp;[.C$2]&amp;&quot;0&quot;;[$Data.$C$3:$Data.$L$50];10;0)" office:value-type="float" office:value="1.0001415016835" calcext:value-type="float">
            <text:p>1,00</text:p>
          </table:table-cell>
          <table:table-cell table:style-name="ce26" table:formula="of:=VLOOKUP([.$A3]&amp;[.C$2]&amp;&quot;0&quot;;[$Data.$C$3:$Data.$L$50];2;0)" office:value-type="percentage" office:value="0.0757012543709059" calcext:value-type="percentage">
            <text:p>7,57%</text:p>
          </table:table-cell>
          <table:table-cell table:style-name="ce24" table:formula="of:=VLOOKUP([.$A3]&amp;[.C$2]&amp;&quot;0&quot;;[$Data.$C$3:$Data.$M$50];11;0)" office:value-type="percentage" office:value="0.102425447532658" calcext:value-type="percentage">
            <text:p>10,24%</text:p>
          </table:table-cell>
          <table:table-cell table:style-name="ce26" table:formula="of:=VLOOKUP([.$A3]&amp;[.E$2]&amp;&quot;0&quot;;[$Data.$C$3:$Data.$L$50];2;0)" office:value-type="percentage" office:value="0.0307068865476138" calcext:value-type="percentage">
            <text:p>3,07%</text:p>
          </table:table-cell>
          <table:table-cell table:style-name="ce24" table:formula="of:=VLOOKUP([.$A3]&amp;[.E$2]&amp;&quot;0&quot;;[$Data.$C$3:$Data.$M$50];11;0)" office:value-type="percentage" office:value="0.0401861313311638" calcext:value-type="percentage">
            <text:p>4,02%</text:p>
          </table:table-cell>
          <table:table-cell table:style-name="ce26" table:formula="of:=VLOOKUP([.$A3]&amp;[.G$2]&amp;&quot;0&quot;;[$Data.$C$3:$Data.$L$50];2;0)" office:value-type="percentage" office:value="0.0157423925694744" calcext:value-type="percentage">
            <text:p>1,57%</text:p>
          </table:table-cell>
          <table:table-cell table:style-name="ce24" table:formula="of:=VLOOKUP([.$A3]&amp;[.G$2]&amp;&quot;0&quot;;[$Data.$C$3:$Data.$M$50];11;0)" office:value-type="percentage" office:value="0.0175299899656647" calcext:value-type="percentage">
            <text:p>1,75%</text:p>
          </table:table-cell>
          <table:table-cell table:style-name="ce26" table:formula="of:=VLOOKUP([.$A3]&amp;[.I$2]&amp;&quot;0&quot;;[$Data.$C$3:$Data.$L$50];2;0)" office:value-type="percentage" office:value="0.00689277323008917" calcext:value-type="percentage">
            <text:p>0,69%</text:p>
          </table:table-cell>
          <table:table-cell table:style-name="ce24" table:formula="of:=VLOOKUP([.$A3]&amp;[.I$2]&amp;&quot;0&quot;;[$Data.$C$3:$Data.$M$50];11;0)" office:value-type="percentage" office:value="0.00841949206077969" calcext:value-type="percentage">
            <text:p>0,84%</text:p>
          </table:table-cell>
          <table:table-cell table:style-name="ce26" table:formula="of:=VLOOKUP([.$A3]&amp;[.K$2]&amp;&quot;0&quot;;[$Data.$C$3:$Data.$L$50];2;0)" office:value-type="percentage" office:value="0.00373111905502728" calcext:value-type="percentage">
            <text:p>0,37%</text:p>
          </table:table-cell>
          <table:table-cell table:style-name="ce24" table:formula="of:=VLOOKUP([.$A3]&amp;[.K$2]&amp;&quot;0&quot;;[$Data.$C$3:$Data.$M$50];11;0)" office:value-type="percentage" office:value="0.005149298393627" calcext:value-type="percentage">
            <text:p>0,51%</text:p>
          </table:table-cell>
          <table:table-cell table:style-name="ce26" table:formula="of:=VLOOKUP([.$A3]&amp;[.M$2]&amp;&quot;0&quot;;[$Data.$C$3:$Data.$L$50];2;0)" office:value-type="percentage" office:value="0.00234377185422231" calcext:value-type="percentage">
            <text:p>0,23%</text:p>
          </table:table-cell>
          <table:table-cell table:style-name="ce24" table:formula="of:=VLOOKUP([.$A3]&amp;[.M$2]&amp;&quot;0&quot;;[$Data.$C$3:$Data.$M$50];11;0)" office:value-type="percentage" office:value="0.00304303542414795" calcext:value-type="percentage">
            <text:p>0,30%</text:p>
          </table:table-cell>
          <table:table-cell table:number-columns-repeated="1010"/>
        </table:table-row>
        <table:table-row table:style-name="ro1">
          <table:table-cell table:style-name="ce47" office:value-type="string" calcext:value-type="string">
            <text:p>FFT</text:p>
          </table:table-cell>
          <table:table-cell table:style-name="ce22" table:formula="of:=VLOOKUP([.$A4]&amp;[.C$2]&amp;&quot;0&quot;;[$Data.$C$3:$Data.$L$50];10;0)" office:value-type="float" office:value="1.024950479062" calcext:value-type="float">
            <text:p>1,02</text:p>
          </table:table-cell>
          <table:table-cell table:style-name="ce26" table:formula="of:=VLOOKUP([.$A4]&amp;[.C$2]&amp;&quot;0&quot;;[$Data.$C$3:$Data.$L$50];2;0)" office:value-type="percentage" office:value="0.103543646309172" calcext:value-type="percentage">
            <text:p>10,35%</text:p>
          </table:table-cell>
          <table:table-cell table:style-name="ce24" table:formula="of:=VLOOKUP([.$A4]&amp;[.C$2]&amp;&quot;0&quot;;[$Data.$C$3:$Data.$M$50];11;0)" office:value-type="percentage" office:value="0.152543840955805" calcext:value-type="percentage">
            <text:p>15,25%</text:p>
          </table:table-cell>
          <table:table-cell table:style-name="ce26" table:formula="of:=VLOOKUP([.$A4]&amp;[.E$2]&amp;&quot;0&quot;;[$Data.$C$3:$Data.$L$50];2;0)" office:value-type="percentage" office:value="0.035762512915211" calcext:value-type="percentage">
            <text:p>3,58%</text:p>
          </table:table-cell>
          <table:table-cell table:style-name="ce24" table:formula="of:=VLOOKUP([.$A4]&amp;[.E$2]&amp;&quot;0&quot;;[$Data.$C$3:$Data.$M$50];11;0)" office:value-type="percentage" office:value="0.0671607009053475" calcext:value-type="percentage">
            <text:p>6,72%</text:p>
          </table:table-cell>
          <table:table-cell table:style-name="ce26" table:formula="of:=VLOOKUP([.$A4]&amp;[.G$2]&amp;&quot;0&quot;;[$Data.$C$3:$Data.$L$50];2;0)" office:value-type="percentage" office:value="0.0098224778010214" calcext:value-type="percentage">
            <text:p>0,98%</text:p>
          </table:table-cell>
          <table:table-cell table:style-name="ce24" table:formula="of:=VLOOKUP([.$A4]&amp;[.G$2]&amp;&quot;0&quot;;[$Data.$C$3:$Data.$M$50];11;0)" office:value-type="percentage" office:value="0.0319683231478872" calcext:value-type="percentage">
            <text:p>3,20%</text:p>
          </table:table-cell>
          <table:table-cell table:style-name="ce26" table:formula="of:=VLOOKUP([.$A4]&amp;[.I$2]&amp;&quot;0&quot;;[$Data.$C$3:$Data.$L$50];2;0)" office:value-type="percentage" office:value="0.0233970198019932" calcext:value-type="percentage">
            <text:p>2,34%</text:p>
          </table:table-cell>
          <table:table-cell table:style-name="ce24" table:formula="of:=VLOOKUP([.$A4]&amp;[.I$2]&amp;&quot;0&quot;;[$Data.$C$3:$Data.$M$50];11;0)" office:value-type="percentage" office:value="0.014964012951213" calcext:value-type="percentage">
            <text:p>1,50%</text:p>
          </table:table-cell>
          <table:table-cell table:style-name="ce26" table:formula="of:=VLOOKUP([.$A4]&amp;[.K$2]&amp;&quot;0&quot;;[$Data.$C$3:$Data.$L$50];2;0)" office:value-type="percentage" office:value="0.0515918679263466" calcext:value-type="percentage">
            <text:p>5,16%</text:p>
          </table:table-cell>
          <table:table-cell table:style-name="ce24" table:formula="of:=VLOOKUP([.$A4]&amp;[.K$2]&amp;&quot;0&quot;;[$Data.$C$3:$Data.$M$50];11;0)" office:value-type="percentage" office:value="0.00775147969670514" calcext:value-type="percentage">
            <text:p>0,78%</text:p>
          </table:table-cell>
          <table:table-cell table:style-name="ce26" table:formula="of:=VLOOKUP([.$A4]&amp;[.M$2]&amp;&quot;0&quot;;[$Data.$C$3:$Data.$L$50];2;0)" office:value-type="percentage" office:value="0.0729413179347316" calcext:value-type="percentage">
            <text:p>7,29%</text:p>
          </table:table-cell>
          <table:table-cell table:style-name="ce24" table:formula="of:=VLOOKUP([.$A4]&amp;[.M$2]&amp;&quot;0&quot;;[$Data.$C$3:$Data.$M$50];11;0)" office:value-type="percentage" office:value="0.00394998247049199" calcext:value-type="percentage">
            <text:p>0,39%</text:p>
          </table:table-cell>
          <table:table-cell table:number-columns-repeated="1010"/>
        </table:table-row>
        <table:table-row table:style-name="ro1">
          <table:table-cell table:style-name="ce47" office:value-type="string" calcext:value-type="string">
            <text:p>Qsort</text:p>
          </table:table-cell>
          <table:table-cell table:style-name="ce22" table:formula="of:=VLOOKUP([.$A5]&amp;[.C$2]&amp;&quot;0&quot;;[$Data.$C$3:$Data.$L$50];10;0)" office:value-type="float" office:value="1.69949713889371" calcext:value-type="float">
            <text:p>1,70</text:p>
          </table:table-cell>
          <table:table-cell table:style-name="ce5" table:formula="of:=VLOOKUP([.$A5]&amp;[.C$2]&amp;&quot;0&quot;;[$Data.$C$3:$Data.$L$50];2;0)" office:value-type="percentage" office:value="-0.0049530871696307" calcext:value-type="percentage">
            <text:p>-0,50%</text:p>
          </table:table-cell>
          <table:table-cell table:style-name="ce24" table:formula="of:=VLOOKUP([.$A5]&amp;[.C$2]&amp;&quot;0&quot;;[$Data.$C$3:$Data.$M$50];11;0)" office:value-type="percentage" office:value="0.125584226496354" calcext:value-type="percentage">
            <text:p>12,56%</text:p>
          </table:table-cell>
          <table:table-cell table:style-name="ce5" table:formula="of:=VLOOKUP([.$A5]&amp;[.E$2]&amp;&quot;0&quot;;[$Data.$C$3:$Data.$L$50];2;0)" office:value-type="percentage" office:value="-0.0493840711972817" calcext:value-type="percentage">
            <text:p>-4,94%</text:p>
          </table:table-cell>
          <table:table-cell table:style-name="ce24" table:formula="of:=VLOOKUP([.$A5]&amp;[.E$2]&amp;&quot;0&quot;;[$Data.$C$3:$Data.$M$50];11;0)" office:value-type="percentage" office:value="0.061796481182401" calcext:value-type="percentage">
            <text:p>6,18%</text:p>
          </table:table-cell>
          <table:table-cell table:style-name="ce5" table:formula="of:=VLOOKUP([.$A5]&amp;[.G$2]&amp;&quot;0&quot;;[$Data.$C$3:$Data.$L$50];2;0)" office:value-type="percentage" office:value="-0.0762200952345844" calcext:value-type="percentage">
            <text:p>-7,62%</text:p>
          </table:table-cell>
          <table:table-cell table:style-name="ce24" table:formula="of:=VLOOKUP([.$A5]&amp;[.G$2]&amp;&quot;0&quot;;[$Data.$C$3:$Data.$M$50];11;0)" office:value-type="percentage" office:value="0.0307254196642686" calcext:value-type="percentage">
            <text:p>3,07%</text:p>
          </table:table-cell>
          <table:table-cell table:style-name="ce5" table:formula="of:=VLOOKUP([.$A5]&amp;[.I$2]&amp;&quot;0&quot;;[$Data.$C$3:$Data.$L$50];2;0)" office:value-type="percentage" office:value="-0.0907603497895393" calcext:value-type="percentage">
            <text:p>-9,08%</text:p>
          </table:table-cell>
          <table:table-cell table:style-name="ce24" table:formula="of:=VLOOKUP([.$A5]&amp;[.I$2]&amp;&quot;0&quot;;[$Data.$C$3:$Data.$M$50];11;0)" office:value-type="percentage" office:value="0.0153214163363187" calcext:value-type="percentage">
            <text:p>1,53%</text:p>
          </table:table-cell>
          <table:table-cell table:style-name="ce5" table:formula="of:=VLOOKUP([.$A5]&amp;[.K$2]&amp;&quot;0&quot;;[$Data.$C$3:$Data.$L$50];2;0)" office:value-type="percentage" office:value="-0.0996963337474243" calcext:value-type="percentage">
            <text:p>-9,97%</text:p>
          </table:table-cell>
          <table:table-cell table:style-name="ce24" table:formula="of:=VLOOKUP([.$A5]&amp;[.K$2]&amp;&quot;0&quot;;[$Data.$C$3:$Data.$M$50];11;0)" office:value-type="percentage" office:value="0.00760412078500465" calcext:value-type="percentage">
            <text:p>0,76%</text:p>
          </table:table-cell>
          <table:table-cell table:style-name="ce5" table:formula="of:=VLOOKUP([.$A5]&amp;[.M$2]&amp;&quot;0&quot;;[$Data.$C$3:$Data.$L$50];2;0)" office:value-type="percentage" office:value="-0.104371319475634" calcext:value-type="percentage">
            <text:p>-10,44%</text:p>
          </table:table-cell>
          <table:table-cell table:style-name="ce24" table:formula="of:=VLOOKUP([.$A5]&amp;[.M$2]&amp;&quot;0&quot;;[$Data.$C$3:$Data.$M$50];11;0)" office:value-type="percentage" office:value="0.00377759017275975" calcext:value-type="percentage">
            <text:p>0,38%</text:p>
          </table:table-cell>
          <table:table-cell table:number-columns-repeated="1010"/>
        </table:table-row>
        <table:table-row table:style-name="ro1">
          <table:table-cell table:style-name="ce47" office:value-type="string" calcext:value-type="string">
            <text:p>Typeset</text:p>
          </table:table-cell>
          <table:table-cell table:style-name="ce22" table:formula="of:=VLOOKUP([.$A6]&amp;[.C$2]&amp;&quot;0&quot;;[$Data.$C$3:$Data.$L$50];10;0)" office:value-type="float" office:value="1.84146064867317" calcext:value-type="float">
            <text:p>1,84</text:p>
          </table:table-cell>
          <table:table-cell table:style-name="ce26" table:formula="of:=VLOOKUP([.$A6]&amp;[.C$2]&amp;&quot;0&quot;;[$Data.$C$3:$Data.$L$50];2;0)" office:value-type="percentage" office:value="0.277562481358123" calcext:value-type="percentage">
            <text:p>27,76%</text:p>
          </table:table-cell>
          <table:table-cell table:style-name="ce24" table:formula="of:=VLOOKUP([.$A6]&amp;[.C$2]&amp;&quot;0&quot;;[$Data.$C$3:$Data.$M$50];11;0)" office:value-type="percentage" office:value="0.0911086784650003" calcext:value-type="percentage">
            <text:p>9,11%</text:p>
          </table:table-cell>
          <table:table-cell table:style-name="ce26" table:formula="of:=VLOOKUP([.$A6]&amp;[.E$2]&amp;&quot;0&quot;;[$Data.$C$3:$Data.$L$50];2;0)" office:value-type="percentage" office:value="0.130699520267266" calcext:value-type="percentage">
            <text:p>13,07%</text:p>
          </table:table-cell>
          <table:table-cell table:style-name="ce24" table:formula="of:=VLOOKUP([.$A6]&amp;[.E$2]&amp;&quot;0&quot;;[$Data.$C$3:$Data.$M$50];11;0)" office:value-type="percentage" office:value="0.0433254272334732" calcext:value-type="percentage">
            <text:p>4,33%</text:p>
          </table:table-cell>
          <table:table-cell table:style-name="ce26" table:formula="of:=VLOOKUP([.$A6]&amp;[.G$2]&amp;&quot;0&quot;;[$Data.$C$3:$Data.$L$50];2;0)" office:value-type="percentage" office:value="0.0363081647746962" calcext:value-type="percentage">
            <text:p>3,63%</text:p>
          </table:table-cell>
          <table:table-cell table:style-name="ce24" table:formula="of:=VLOOKUP([.$A6]&amp;[.G$2]&amp;&quot;0&quot;;[$Data.$C$3:$Data.$M$50];11;0)" office:value-type="percentage" office:value="0.0204463905613331" calcext:value-type="percentage">
            <text:p>2,04%</text:p>
          </table:table-cell>
          <table:table-cell table:style-name="ce5" table:formula="of:=VLOOKUP([.$A6]&amp;[.I$2]&amp;&quot;0&quot;;[$Data.$C$3:$Data.$L$50];2;0)" office:value-type="percentage" office:value="-0.0387850713912937" calcext:value-type="percentage">
            <text:p>-3,88%</text:p>
          </table:table-cell>
          <table:table-cell table:style-name="ce24" table:formula="of:=VLOOKUP([.$A6]&amp;[.I$2]&amp;&quot;0&quot;;[$Data.$C$3:$Data.$M$50];11;0)" office:value-type="percentage" office:value="0.00973970686614365" calcext:value-type="percentage">
            <text:p>0,97%</text:p>
          </table:table-cell>
          <table:table-cell table:style-name="ce5" table:formula="of:=VLOOKUP([.$A6]&amp;[.K$2]&amp;&quot;0&quot;;[$Data.$C$3:$Data.$L$50];2;0)" office:value-type="percentage" office:value="-0.0719757803488147" calcext:value-type="percentage">
            <text:p>-7,20%</text:p>
          </table:table-cell>
          <table:table-cell table:style-name="ce24" table:formula="of:=VLOOKUP([.$A6]&amp;[.K$2]&amp;&quot;0&quot;;[$Data.$C$3:$Data.$M$50];11;0)" office:value-type="percentage" office:value="0.0044471811713191" calcext:value-type="percentage">
            <text:p>0,44%</text:p>
          </table:table-cell>
          <table:table-cell table:style-name="ce26" table:formula="of:=VLOOKUP([.$A6]&amp;[.M$2]&amp;&quot;0&quot;;[$Data.$C$3:$Data.$L$50];2;0)" office:value-type="percentage" office:value="0.180106336371507" calcext:value-type="percentage">
            <text:p>18,01%</text:p>
          </table:table-cell>
          <table:table-cell table:style-name="ce24" table:formula="of:=VLOOKUP([.$A6]&amp;[.M$2]&amp;&quot;0&quot;;[$Data.$C$3:$Data.$M$50];11;0)" office:value-type="percentage" office:value="0.00179559691053944" calcext:value-type="percentage">
            <text:p>0,18%</text:p>
          </table:table-cell>
          <table:table-cell table:style-name="ce27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style-name="ce48"/>
          <table:table-cell table:number-columns-repeated="1023"/>
        </table:table-row>
        <table:table-row table:style-name="ro1">
          <table:table-cell table:style-name="ce45"/>
          <table:table-cell/>
          <table:table-cell table:style-name="ce14" table:number-columns-repeated="11"/>
          <table:table-cell table:number-columns-repeated="1011"/>
        </table:table-row>
        <table:table-row table:style-name="ro1">
          <table:table-cell table:style-name="ce45" office:value-type="string" calcext:value-type="string">
            <text:p>PCM-M Reads</text:p>
          </table:table-cell>
          <table:table-cell/>
          <table:table-cell table:style-name="ce14" table:number-columns-repeated="11"/>
          <table:table-cell table:number-columns-repeated="1011"/>
        </table:table-row>
        <table:table-row table:style-name="ro1">
          <table:table-cell table:style-name="ce19"/>
          <table:table-cell table:style-name="ce49" office:value-type="string" calcext:value-type="string">
            <text:p>Total</text:p>
          </table:table-cell>
          <table:table-cell table:style-name="ce56" office:value-type="float" office:value="16" calcext:value-type="float" table:number-columns-spanned="2" table:number-rows-spanned="1">
            <text:p>16</text:p>
          </table:table-cell>
          <table:covered-table-cell table:style-name="ce60"/>
          <table:table-cell table:style-name="ce56" office:value-type="float" office:value="32" calcext:value-type="float" table:number-columns-spanned="2" table:number-rows-spanned="1">
            <text:p>32</text:p>
          </table:table-cell>
          <table:covered-table-cell table:style-name="ce60"/>
          <table:table-cell table:style-name="ce56" office:value-type="float" office:value="64" calcext:value-type="float" table:number-columns-spanned="2" table:number-rows-spanned="1">
            <text:p>64</text:p>
          </table:table-cell>
          <table:covered-table-cell table:style-name="ce60"/>
          <table:table-cell table:style-name="ce63" office:value-type="float" office:value="128" calcext:value-type="float" table:number-columns-spanned="2" table:number-rows-spanned="1">
            <text:p>128</text:p>
          </table:table-cell>
          <table:covered-table-cell table:style-name="ce64"/>
          <table:table-cell table:style-name="ce56" office:value-type="float" office:value="256" calcext:value-type="float" table:number-columns-spanned="2" table:number-rows-spanned="1">
            <text:p>256</text:p>
          </table:table-cell>
          <table:covered-table-cell table:style-name="ce60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0"/>
          <table:table-cell table:style-name="ce23" table:number-columns-repeated="6"/>
          <table:table-cell table:number-columns-repeated="1004"/>
        </table:table-row>
        <table:table-row table:style-name="ro1">
          <table:table-cell table:style-name="ce47" office:value-type="string" calcext:value-type="string">
            <text:p>Basicmath</text:p>
          </table:table-cell>
          <table:table-cell table:style-name="ce51" table:formula="of:=VLOOKUP([.$A12]&amp;[.C$2]&amp;&quot;0&quot;;[$Data.$C$3:$Data.$L$50];10;0)" office:value-type="float" office:value="1.0001415016835" calcext:value-type="float">
            <text:p>1,00</text:p>
          </table:table-cell>
          <table:table-cell table:style-name="ce57" table:formula="of:=VLOOKUP([.$A12]&amp;[.C$2]&amp;&quot;0&quot;;[$Data.$C$3:$Data.$L$50];3;0)" office:value-type="percentage" office:value="0.0819404748201321" calcext:value-type="percentage">
            <text:p>8,19%</text:p>
          </table:table-cell>
          <table:table-cell table:style-name="ce61" table:formula="of:=VLOOKUP([.$A12]&amp;[.C$2]&amp;&quot;0&quot;;[$Data.$C$3:$Data.$M$50];11;0)" office:value-type="percentage" office:value="0.102425447532658" calcext:value-type="percentage">
            <text:p>10,24%</text:p>
          </table:table-cell>
          <table:table-cell table:style-name="ce57" table:formula="of:=VLOOKUP([.$A12]&amp;[.E$2]&amp;&quot;0&quot;;[$Data.$C$3:$Data.$L$50];3;0)" office:value-type="percentage" office:value="0.0317001648760734" calcext:value-type="percentage">
            <text:p>3,17%</text:p>
          </table:table-cell>
          <table:table-cell table:style-name="ce61" table:formula="of:=VLOOKUP([.$A12]&amp;[.E$2]&amp;&quot;0&quot;;[$Data.$C$3:$Data.$M$50];11;0)" office:value-type="percentage" office:value="0.0401861313311638" calcext:value-type="percentage">
            <text:p>4,02%</text:p>
          </table:table-cell>
          <table:table-cell table:style-name="ce57" table:formula="of:=VLOOKUP([.$A12]&amp;[.G$2]&amp;&quot;0&quot;;[$Data.$C$3:$Data.$L$50];3;0)" office:value-type="percentage" office:value="0.0160106577637102" calcext:value-type="percentage">
            <text:p>1,60%</text:p>
          </table:table-cell>
          <table:table-cell table:style-name="ce61" table:formula="of:=VLOOKUP([.$A12]&amp;[.G$2]&amp;&quot;0&quot;;[$Data.$C$3:$Data.$M$50];11;0)" office:value-type="percentage" office:value="0.0175299899656647" calcext:value-type="percentage">
            <text:p>1,75%</text:p>
          </table:table-cell>
          <table:table-cell table:style-name="ce57" table:formula="of:=VLOOKUP([.$A12]&amp;[.I$2]&amp;&quot;0&quot;;[$Data.$C$3:$Data.$L$50];3;0)" office:value-type="percentage" office:value="0.00695434110222995" calcext:value-type="percentage">
            <text:p>0,70%</text:p>
          </table:table-cell>
          <table:table-cell table:style-name="ce65" table:formula="of:=VLOOKUP([.$A12]&amp;[.I$2]&amp;&quot;0&quot;;[$Data.$C$3:$Data.$M$50];11;0)" office:value-type="percentage" office:value="0.00841949206077969" calcext:value-type="percentage">
            <text:p>0,84%</text:p>
          </table:table-cell>
          <table:table-cell table:style-name="ce57" table:formula="of:=VLOOKUP([.$A12]&amp;[.K$2]&amp;&quot;0&quot;;[$Data.$C$3:$Data.$L$50];3;0)" office:value-type="percentage" office:value="0.00375478696942671" calcext:value-type="percentage">
            <text:p>0,38%</text:p>
          </table:table-cell>
          <table:table-cell table:style-name="ce61" table:formula="of:=VLOOKUP([.$A12]&amp;[.K$2]&amp;&quot;0&quot;;[$Data.$C$3:$Data.$M$50];11;0)" office:value-type="percentage" office:value="0.005149298393627" calcext:value-type="percentage">
            <text:p>0,51%</text:p>
          </table:table-cell>
          <table:table-cell table:style-name="ce68" table:formula="of:=VLOOKUP([.$A12]&amp;[.M$2]&amp;&quot;0&quot;;[$Data.$C$3:$Data.$L$50];3;0)" office:value-type="percentage" office:value="0.00235872643495167" calcext:value-type="percentage">
            <text:p>0,24%</text:p>
          </table:table-cell>
          <table:table-cell table:style-name="ce61" table:formula="of:=VLOOKUP([.$A12]&amp;[.M$2]&amp;&quot;0&quot;;[$Data.$C$3:$Data.$M$50];11;0)" office:value-type="percentage" office:value="0.00304303542414795" calcext:value-type="percentage">
            <text:p>0,30%</text:p>
          </table:table-cell>
          <table:table-cell/>
          <table:table-cell table:style-name="ce7" table:number-columns-repeated="5"/>
          <table:table-cell table:number-columns-repeated="1004"/>
        </table:table-row>
        <table:table-row table:style-name="ro1">
          <table:table-cell table:style-name="ce47" office:value-type="string" calcext:value-type="string">
            <text:p>FFT</text:p>
          </table:table-cell>
          <table:table-cell table:style-name="ce51" table:formula="of:=VLOOKUP([.$A13]&amp;[.C$2]&amp;&quot;0&quot;;[$Data.$C$3:$Data.$L$50];10;0)" office:value-type="float" office:value="1.024950479062" calcext:value-type="float">
            <text:p>1,02</text:p>
          </table:table-cell>
          <table:table-cell table:style-name="ce57" table:formula="of:=VLOOKUP([.$A13]&amp;[.C$2]&amp;&quot;0&quot;;[$Data.$C$3:$Data.$L$50];3;0)" office:value-type="percentage" office:value="0.15375664694744" calcext:value-type="percentage">
            <text:p>15,38%</text:p>
          </table:table-cell>
          <table:table-cell table:style-name="ce61" table:formula="of:=VLOOKUP([.$A13]&amp;[.C$2]&amp;&quot;0&quot;;[$Data.$C$3:$Data.$M$50];11;0)" office:value-type="percentage" office:value="0.152543840955805" calcext:value-type="percentage">
            <text:p>15,25%</text:p>
          </table:table-cell>
          <table:table-cell table:style-name="ce57" table:formula="of:=VLOOKUP([.$A13]&amp;[.E$2]&amp;&quot;0&quot;;[$Data.$C$3:$Data.$L$50];3;0)" office:value-type="percentage" office:value="0.0756825115095239" calcext:value-type="percentage">
            <text:p>7,57%</text:p>
          </table:table-cell>
          <table:table-cell table:style-name="ce61" table:formula="of:=VLOOKUP([.$A13]&amp;[.E$2]&amp;&quot;0&quot;;[$Data.$C$3:$Data.$M$50];11;0)" office:value-type="percentage" office:value="0.0671607009053475" calcext:value-type="percentage">
            <text:p>6,72%</text:p>
          </table:table-cell>
          <table:table-cell table:style-name="ce57" table:formula="of:=VLOOKUP([.$A13]&amp;[.G$2]&amp;&quot;0&quot;;[$Data.$C$3:$Data.$L$50];3;0)" office:value-type="percentage" office:value="0.055531547511844" calcext:value-type="percentage">
            <text:p>5,55%</text:p>
          </table:table-cell>
          <table:table-cell table:style-name="ce61" table:formula="of:=VLOOKUP([.$A13]&amp;[.G$2]&amp;&quot;0&quot;;[$Data.$C$3:$Data.$M$50];11;0)" office:value-type="percentage" office:value="0.0319683231478872" calcext:value-type="percentage">
            <text:p>3,20%</text:p>
          </table:table-cell>
          <table:table-cell table:style-name="ce57" table:formula="of:=VLOOKUP([.$A13]&amp;[.I$2]&amp;&quot;0&quot;;[$Data.$C$3:$Data.$L$50];3;0)" office:value-type="percentage" office:value="0.30224028641598" calcext:value-type="percentage">
            <text:p>30,22%</text:p>
          </table:table-cell>
          <table:table-cell table:style-name="ce65" table:formula="of:=VLOOKUP([.$A13]&amp;[.I$2]&amp;&quot;0&quot;;[$Data.$C$3:$Data.$M$50];11;0)" office:value-type="percentage" office:value="0.014964012951213" calcext:value-type="percentage">
            <text:p>1,50%</text:p>
          </table:table-cell>
          <table:table-cell table:style-name="ce57" table:formula="of:=VLOOKUP([.$A13]&amp;[.K$2]&amp;&quot;0&quot;;[$Data.$C$3:$Data.$L$50];3;0)" office:value-type="percentage" office:value="0.73657728088313" calcext:value-type="percentage">
            <text:p>73,66%</text:p>
          </table:table-cell>
          <table:table-cell table:style-name="ce61" table:formula="of:=VLOOKUP([.$A13]&amp;[.K$2]&amp;&quot;0&quot;;[$Data.$C$3:$Data.$M$50];11;0)" office:value-type="percentage" office:value="0.00775147969670514" calcext:value-type="percentage">
            <text:p>0,78%</text:p>
          </table:table-cell>
          <table:table-cell table:style-name="ce68" table:formula="of:=VLOOKUP([.$A13]&amp;[.M$2]&amp;&quot;0&quot;;[$Data.$C$3:$Data.$L$50];3;0)" office:value-type="percentage" office:value="0.812897779755571" calcext:value-type="percentage">
            <text:p>81,29%</text:p>
          </table:table-cell>
          <table:table-cell table:style-name="ce61" table:formula="of:=VLOOKUP([.$A13]&amp;[.M$2]&amp;&quot;0&quot;;[$Data.$C$3:$Data.$M$50];11;0)" office:value-type="percentage" office:value="0.00394998247049199" calcext:value-type="percentage">
            <text:p>0,39%</text:p>
          </table:table-cell>
          <table:table-cell table:style-name="ce7" table:number-columns-repeated="6"/>
          <table:table-cell table:number-columns-repeated="1004"/>
        </table:table-row>
        <table:table-row table:style-name="ro1">
          <table:table-cell table:style-name="ce47" office:value-type="string" calcext:value-type="string">
            <text:p>Qsort</text:p>
          </table:table-cell>
          <table:table-cell table:style-name="ce51" table:formula="of:=VLOOKUP([.$A14]&amp;[.C$2]&amp;&quot;0&quot;;[$Data.$C$3:$Data.$L$50];10;0)" office:value-type="float" office:value="1.69949713889371" calcext:value-type="float">
            <text:p>1,70</text:p>
          </table:table-cell>
          <table:table-cell table:style-name="ce57" table:formula="of:=VLOOKUP([.$A14]&amp;[.C$2]&amp;&quot;0&quot;;[$Data.$C$3:$Data.$L$50];3;0)" office:value-type="percentage" office:value="0.281542522506541" calcext:value-type="percentage">
            <text:p>28,15%</text:p>
          </table:table-cell>
          <table:table-cell table:style-name="ce61" table:formula="of:=VLOOKUP([.$A14]&amp;[.C$2]&amp;&quot;0&quot;;[$Data.$C$3:$Data.$M$50];11;0)" office:value-type="percentage" office:value="0.125584226496354" calcext:value-type="percentage">
            <text:p>12,56%</text:p>
          </table:table-cell>
          <table:table-cell table:style-name="ce57" table:formula="of:=VLOOKUP([.$A14]&amp;[.E$2]&amp;&quot;0&quot;;[$Data.$C$3:$Data.$L$50];3;0)" office:value-type="percentage" office:value="0.161889386997612" calcext:value-type="percentage">
            <text:p>16,19%</text:p>
          </table:table-cell>
          <table:table-cell table:style-name="ce61" table:formula="of:=VLOOKUP([.$A14]&amp;[.E$2]&amp;&quot;0&quot;;[$Data.$C$3:$Data.$M$50];11;0)" office:value-type="percentage" office:value="0.061796481182401" calcext:value-type="percentage">
            <text:p>6,18%</text:p>
          </table:table-cell>
          <table:table-cell table:style-name="ce57" table:formula="of:=VLOOKUP([.$A14]&amp;[.G$2]&amp;&quot;0&quot;;[$Data.$C$3:$Data.$L$50];3;0)" office:value-type="percentage" office:value="0.0933586965434892" calcext:value-type="percentage">
            <text:p>9,34%</text:p>
          </table:table-cell>
          <table:table-cell table:style-name="ce61" table:formula="of:=VLOOKUP([.$A14]&amp;[.G$2]&amp;&quot;0&quot;;[$Data.$C$3:$Data.$M$50];11;0)" office:value-type="percentage" office:value="0.0307254196642686" calcext:value-type="percentage">
            <text:p>3,07%</text:p>
          </table:table-cell>
          <table:table-cell table:style-name="ce57" table:formula="of:=VLOOKUP([.$A14]&amp;[.I$2]&amp;&quot;0&quot;;[$Data.$C$3:$Data.$L$50];3;0)" office:value-type="percentage" office:value="0.0574383663219177" calcext:value-type="percentage">
            <text:p>5,74%</text:p>
          </table:table-cell>
          <table:table-cell table:style-name="ce65" table:formula="of:=VLOOKUP([.$A14]&amp;[.I$2]&amp;&quot;0&quot;;[$Data.$C$3:$Data.$M$50];11;0)" office:value-type="percentage" office:value="0.0153214163363187" calcext:value-type="percentage">
            <text:p>1,53%</text:p>
          </table:table-cell>
          <table:table-cell table:style-name="ce57" table:formula="of:=VLOOKUP([.$A14]&amp;[.K$2]&amp;&quot;0&quot;;[$Data.$C$3:$Data.$L$50];3;0)" office:value-type="percentage" office:value="0.0339504342391029" calcext:value-type="percentage">
            <text:p>3,40%</text:p>
          </table:table-cell>
          <table:table-cell table:style-name="ce61" table:formula="of:=VLOOKUP([.$A14]&amp;[.K$2]&amp;&quot;0&quot;;[$Data.$C$3:$Data.$M$50];11;0)" office:value-type="percentage" office:value="0.00760412078500465" calcext:value-type="percentage">
            <text:p>0,76%</text:p>
          </table:table-cell>
          <table:table-cell table:style-name="ce68" table:formula="of:=VLOOKUP([.$A14]&amp;[.M$2]&amp;&quot;0&quot;;[$Data.$C$3:$Data.$L$50];3;0)" office:value-type="percentage" office:value="0.0231657542378239" calcext:value-type="percentage">
            <text:p>2,32%</text:p>
          </table:table-cell>
          <table:table-cell table:style-name="ce61" table:formula="of:=VLOOKUP([.$A14]&amp;[.M$2]&amp;&quot;0&quot;;[$Data.$C$3:$Data.$M$50];11;0)" office:value-type="percentage" office:value="0.00377759017275975" calcext:value-type="percentage">
            <text:p>0,38%</text:p>
          </table:table-cell>
          <table:table-cell table:style-name="ce7" table:number-columns-repeated="6"/>
          <table:table-cell table:number-columns-repeated="1004"/>
        </table:table-row>
        <table:table-row table:style-name="ro1">
          <table:table-cell table:style-name="ce47" office:value-type="string" calcext:value-type="string">
            <text:p>Typeset</text:p>
          </table:table-cell>
          <table:table-cell table:style-name="ce51" table:formula="of:=VLOOKUP([.$A15]&amp;[.C$2]&amp;&quot;0&quot;;[$Data.$C$3:$Data.$L$50];10;0)" office:value-type="float" office:value="1.84146064867317" calcext:value-type="float">
            <text:p>1,84</text:p>
          </table:table-cell>
          <table:table-cell table:style-name="ce58" table:formula="of:=VLOOKUP([.$A15]&amp;[.C$2]&amp;&quot;0&quot;;[$Data.$C$3:$Data.$L$50];3;0)" office:value-type="percentage" office:value="0.525699940307107" calcext:value-type="percentage">
            <text:p>52,57%</text:p>
          </table:table-cell>
          <table:table-cell table:style-name="ce62" table:formula="of:=VLOOKUP([.$A15]&amp;[.C$2]&amp;&quot;0&quot;;[$Data.$C$3:$Data.$M$50];11;0)" office:value-type="percentage" office:value="0.0911086784650003" calcext:value-type="percentage">
            <text:p>9,11%</text:p>
          </table:table-cell>
          <table:table-cell table:style-name="ce58" table:formula="of:=VLOOKUP([.$A15]&amp;[.E$2]&amp;&quot;0&quot;;[$Data.$C$3:$Data.$L$50];3;0)" office:value-type="percentage" office:value="0.248132558286102" calcext:value-type="percentage">
            <text:p>24,81%</text:p>
          </table:table-cell>
          <table:table-cell table:style-name="ce62" table:formula="of:=VLOOKUP([.$A15]&amp;[.E$2]&amp;&quot;0&quot;;[$Data.$C$3:$Data.$M$50];11;0)" office:value-type="percentage" office:value="0.0433254272334732" calcext:value-type="percentage">
            <text:p>4,33%</text:p>
          </table:table-cell>
          <table:table-cell table:style-name="ce58" table:formula="of:=VLOOKUP([.$A15]&amp;[.G$2]&amp;&quot;0&quot;;[$Data.$C$3:$Data.$L$50];3;0)" office:value-type="percentage" office:value="0.103429838516376" calcext:value-type="percentage">
            <text:p>10,34%</text:p>
          </table:table-cell>
          <table:table-cell table:style-name="ce62" table:formula="of:=VLOOKUP([.$A15]&amp;[.G$2]&amp;&quot;0&quot;;[$Data.$C$3:$Data.$M$50];11;0)" office:value-type="percentage" office:value="0.0204463905613331" calcext:value-type="percentage">
            <text:p>2,04%</text:p>
          </table:table-cell>
          <table:table-cell table:style-name="ce58" table:formula="of:=VLOOKUP([.$A15]&amp;[.I$2]&amp;&quot;0&quot;;[$Data.$C$3:$Data.$L$50];3;0)" office:value-type="percentage" office:value="0.000802202478025753" calcext:value-type="percentage">
            <text:p>0,08%</text:p>
          </table:table-cell>
          <table:table-cell table:style-name="ce66" table:formula="of:=VLOOKUP([.$A15]&amp;[.I$2]&amp;&quot;0&quot;;[$Data.$C$3:$Data.$M$50];11;0)" office:value-type="percentage" office:value="0.00973970686614365" calcext:value-type="percentage">
            <text:p>0,97%</text:p>
          </table:table-cell>
          <table:table-cell table:style-name="ce58" table:formula="of:=VLOOKUP([.$A15]&amp;[.K$2]&amp;&quot;0&quot;;[$Data.$C$3:$Data.$L$50];3;0)" office:value-type="percentage" office:value="-0.0463813553794912" calcext:value-type="percentage">
            <text:p>-4,64%</text:p>
          </table:table-cell>
          <table:table-cell table:style-name="ce62" table:formula="of:=VLOOKUP([.$A15]&amp;[.K$2]&amp;&quot;0&quot;;[$Data.$C$3:$Data.$M$50];11;0)" office:value-type="percentage" office:value="0.0044471811713191" calcext:value-type="percentage">
            <text:p>0,44%</text:p>
          </table:table-cell>
          <table:table-cell table:style-name="ce69" table:formula="of:=VLOOKUP([.$A15]&amp;[.M$2]&amp;&quot;0&quot;;[$Data.$C$3:$Data.$L$50];3;0)" office:value-type="percentage" office:value="0.21553699346988" calcext:value-type="percentage">
            <text:p>21,55%</text:p>
          </table:table-cell>
          <table:table-cell table:style-name="ce62" table:formula="of:=VLOOKUP([.$A15]&amp;[.M$2]&amp;&quot;0&quot;;[$Data.$C$3:$Data.$M$50];11;0)" office:value-type="percentage" office:value="0.00179559691053944" calcext:value-type="percentage">
            <text:p>0,18%</text:p>
          </table:table-cell>
          <table:table-cell table:style-name="ce7" table:number-columns-repeated="6"/>
          <table:table-cell table:number-columns-repeated="1004"/>
        </table:table-row>
        <table:table-row table:style-name="ro1">
          <table:table-cell table:style-name="ce48"/>
          <table:table-cell/>
          <table:table-cell table:style-name="ce59" table:formula="of:=AVERAGE([.C12:.C15])" office:value-type="percentage" office:value="0.260734896145305" calcext:value-type="percentage">
            <text:p>26,07%</text:p>
          </table:table-cell>
          <table:table-cell table:style-name="ce59" table:formula="of:=AVERAGE([.D12:.D15])" office:value-type="percentage" office:value="0.117915548362454" calcext:value-type="percentage">
            <text:p>11,79%</text:p>
          </table:table-cell>
          <table:table-cell table:style-name="ce59" table:formula="of:=AVERAGE([.E12:.E15])" office:value-type="percentage" office:value="0.129351155417328" calcext:value-type="percentage">
            <text:p>12,94%</text:p>
          </table:table-cell>
          <table:table-cell table:style-name="ce59" table:formula="of:=AVERAGE([.F12:.F15])" office:value-type="percentage" office:value="0.0531171851630964" calcext:value-type="percentage">
            <text:p>5,31%</text:p>
          </table:table-cell>
          <table:table-cell table:style-name="ce59" table:formula="of:=AVERAGE([.G12:.G15])" office:value-type="percentage" office:value="0.0670826850838547" calcext:value-type="percentage">
            <text:p>6,71%</text:p>
          </table:table-cell>
          <table:table-cell table:style-name="ce59" table:formula="of:=AVERAGE([.H12:.H15])" office:value-type="percentage" office:value="0.0251675308347884" calcext:value-type="percentage">
            <text:p>2,52%</text:p>
          </table:table-cell>
          <table:table-cell table:style-name="ce59" table:formula="of:=AVERAGE([.I12:.I15])" office:value-type="percentage" office:value="0.0918587990795384" calcext:value-type="percentage">
            <text:p>9,19%</text:p>
          </table:table-cell>
          <table:table-cell table:style-name="ce59" table:formula="of:=AVERAGE([.J12:.J15])" office:value-type="percentage" office:value="0.0121111570536138" calcext:value-type="percentage">
            <text:p>1,21%</text:p>
          </table:table-cell>
          <table:table-cell table:style-name="ce59" table:formula="of:=AVERAGE([.K12:.K15])" office:value-type="percentage" office:value="0.181975286678042" calcext:value-type="percentage">
            <text:p>18,20%</text:p>
          </table:table-cell>
          <table:table-cell table:style-name="ce59" table:formula="of:=AVERAGE([.L12:.L15])" office:value-type="percentage" office:value="0.00623802001166397" calcext:value-type="percentage">
            <text:p>0,62%</text:p>
          </table:table-cell>
          <table:table-cell table:style-name="ce59" table:formula="of:=AVERAGE([.M12:.M15])" office:value-type="percentage" office:value="0.263489813474557" calcext:value-type="percentage">
            <text:p>26,35%</text:p>
          </table:table-cell>
          <table:table-cell table:style-name="ce59" table:formula="of:=AVERAGE([.N12:.N15])" office:value-type="percentage" office:value="0.00314155124448478" calcext:value-type="percentage">
            <text:p>0,31%</text:p>
          </table:table-cell>
          <table:table-cell table:number-columns-repeated="1010"/>
        </table:table-row>
        <table:table-row table:style-name="ro1" table:number-rows-repeated="2">
          <table:table-cell table:style-name="ce48"/>
          <table:table-cell table:number-columns-repeated="1023"/>
        </table:table-row>
        <table:table-row table:style-name="ro1">
          <table:table-cell table:style-name="ce45" office:value-type="string" calcext:value-type="string">
            <text:p>Overhead of instructions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512" calcext:value-type="float">
            <text:p>512</text:p>
          </table:table-cell>
          <table:table-cell table:style-name="ce23"/>
          <table:table-cell/>
          <table:table-cell table:style-name="ce23"/>
          <table:table-cell table:number-columns-repeated="1014"/>
        </table:table-row>
        <table:table-row table:style-name="ro1">
          <table:table-cell table:style-name="ce47" office:value-type="string" calcext:value-type="string">
            <text:p>Basicmath</text:p>
          </table:table-cell>
          <table:table-cell table:style-name="ce24" table:formula="of:=VLOOKUP([.$A21]&amp;[.C$2]&amp;&quot;0&quot;;[$Data.$C$3:$Data.$M$50];11;0)" office:value-type="percentage" office:value="0.102425447532658" calcext:value-type="percentage">
            <text:p>10,24%</text:p>
          </table:table-cell>
          <table:table-cell table:style-name="ce24" table:formula="of:=VLOOKUP([.$A21]&amp;[.E$2]&amp;&quot;0&quot;;[$Data.$C$3:$Data.$M$50];11;0)" office:value-type="percentage" office:value="0.0401861313311638" calcext:value-type="percentage">
            <text:p>4,02%</text:p>
          </table:table-cell>
          <table:table-cell table:style-name="ce24" table:formula="of:=VLOOKUP([.$A21]&amp;[.G$2]&amp;&quot;0&quot;;[$Data.$C$3:$Data.$M$50];11;0)" office:value-type="percentage" office:value="0.0175299899656647" calcext:value-type="percentage">
            <text:p>1,75%</text:p>
          </table:table-cell>
          <table:table-cell table:style-name="ce24" table:formula="of:=VLOOKUP([.$A21]&amp;[.I$2]&amp;&quot;0&quot;;[$Data.$C$3:$Data.$M$50];11;0)" office:value-type="percentage" office:value="0.00841949206077969" calcext:value-type="percentage">
            <text:p>0,84%</text:p>
          </table:table-cell>
          <table:table-cell table:style-name="ce24" table:formula="of:=VLOOKUP([.$A21]&amp;[.K$2]&amp;&quot;0&quot;;[$Data.$C$3:$Data.$M$50];11;0)" office:value-type="percentage" office:value="0.005149298393627" calcext:value-type="percentage">
            <text:p>0,51%</text:p>
          </table:table-cell>
          <table:table-cell table:style-name="ce24" table:formula="of:=VLOOKUP([.$A21]&amp;[.M$2]&amp;&quot;0&quot;;[$Data.$C$3:$Data.$M$50];11;0)" office:value-type="percentage" office:value="0.00304303542414795" calcext:value-type="percentage">
            <text:p>0,30%</text:p>
          </table:table-cell>
          <table:table-cell table:style-name="ce24"/>
          <table:table-cell/>
          <table:table-cell table:style-name="ce24"/>
          <table:table-cell table:number-columns-repeated="1014"/>
        </table:table-row>
        <table:table-row table:style-name="ro1">
          <table:table-cell table:style-name="ce47" office:value-type="string" calcext:value-type="string">
            <text:p>FFT</text:p>
          </table:table-cell>
          <table:table-cell table:style-name="ce24" table:formula="of:=VLOOKUP([.$A22]&amp;[.C$2]&amp;&quot;0&quot;;[$Data.$C$3:$Data.$M$50];11;0)" office:value-type="percentage" office:value="0.152543840955805" calcext:value-type="percentage">
            <text:p>15,25%</text:p>
          </table:table-cell>
          <table:table-cell table:style-name="ce24" table:formula="of:=VLOOKUP([.$A22]&amp;[.E$2]&amp;&quot;0&quot;;[$Data.$C$3:$Data.$M$50];11;0)" office:value-type="percentage" office:value="0.0671607009053475" calcext:value-type="percentage">
            <text:p>6,72%</text:p>
          </table:table-cell>
          <table:table-cell table:style-name="ce24" table:formula="of:=VLOOKUP([.$A22]&amp;[.G$2]&amp;&quot;0&quot;;[$Data.$C$3:$Data.$M$50];11;0)" office:value-type="percentage" office:value="0.0319683231478872" calcext:value-type="percentage">
            <text:p>3,20%</text:p>
          </table:table-cell>
          <table:table-cell table:style-name="ce24" table:formula="of:=VLOOKUP([.$A22]&amp;[.I$2]&amp;&quot;0&quot;;[$Data.$C$3:$Data.$M$50];11;0)" office:value-type="percentage" office:value="0.014964012951213" calcext:value-type="percentage">
            <text:p>1,50%</text:p>
          </table:table-cell>
          <table:table-cell table:style-name="ce24" table:formula="of:=VLOOKUP([.$A22]&amp;[.K$2]&amp;&quot;0&quot;;[$Data.$C$3:$Data.$M$50];11;0)" office:value-type="percentage" office:value="0.00775147969670514" calcext:value-type="percentage">
            <text:p>0,78%</text:p>
          </table:table-cell>
          <table:table-cell table:style-name="ce24" table:formula="of:=VLOOKUP([.$A22]&amp;[.M$2]&amp;&quot;0&quot;;[$Data.$C$3:$Data.$M$50];11;0)" office:value-type="percentage" office:value="0.00394998247049199" calcext:value-type="percentage">
            <text:p>0,39%</text:p>
          </table:table-cell>
          <table:table-cell table:style-name="ce24"/>
          <table:table-cell/>
          <table:table-cell table:style-name="ce24"/>
          <table:table-cell table:number-columns-repeated="1014"/>
        </table:table-row>
        <table:table-row table:style-name="ro1">
          <table:table-cell table:style-name="ce47" office:value-type="string" calcext:value-type="string">
            <text:p>Qsort</text:p>
          </table:table-cell>
          <table:table-cell table:style-name="ce24" table:formula="of:=VLOOKUP([.$A23]&amp;[.C$2]&amp;&quot;0&quot;;[$Data.$C$3:$Data.$M$50];11;0)" office:value-type="percentage" office:value="0.125584226496354" calcext:value-type="percentage">
            <text:p>12,56%</text:p>
          </table:table-cell>
          <table:table-cell table:style-name="ce24" table:formula="of:=VLOOKUP([.$A23]&amp;[.E$2]&amp;&quot;0&quot;;[$Data.$C$3:$Data.$M$50];11;0)" office:value-type="percentage" office:value="0.061796481182401" calcext:value-type="percentage">
            <text:p>6,18%</text:p>
          </table:table-cell>
          <table:table-cell table:style-name="ce24" table:formula="of:=VLOOKUP([.$A23]&amp;[.G$2]&amp;&quot;0&quot;;[$Data.$C$3:$Data.$M$50];11;0)" office:value-type="percentage" office:value="0.0307254196642686" calcext:value-type="percentage">
            <text:p>3,07%</text:p>
          </table:table-cell>
          <table:table-cell table:style-name="ce24" table:formula="of:=VLOOKUP([.$A23]&amp;[.I$2]&amp;&quot;0&quot;;[$Data.$C$3:$Data.$M$50];11;0)" office:value-type="percentage" office:value="0.0153214163363187" calcext:value-type="percentage">
            <text:p>1,53%</text:p>
          </table:table-cell>
          <table:table-cell table:style-name="ce24" table:formula="of:=VLOOKUP([.$A23]&amp;[.K$2]&amp;&quot;0&quot;;[$Data.$C$3:$Data.$M$50];11;0)" office:value-type="percentage" office:value="0.00760412078500465" calcext:value-type="percentage">
            <text:p>0,76%</text:p>
          </table:table-cell>
          <table:table-cell table:style-name="ce24" table:formula="of:=VLOOKUP([.$A23]&amp;[.M$2]&amp;&quot;0&quot;;[$Data.$C$3:$Data.$M$50];11;0)" office:value-type="percentage" office:value="0.00377759017275975" calcext:value-type="percentage">
            <text:p>0,38%</text:p>
          </table:table-cell>
          <table:table-cell table:style-name="ce24"/>
          <table:table-cell/>
          <table:table-cell table:style-name="ce24"/>
          <table:table-cell table:number-columns-repeated="1014"/>
        </table:table-row>
        <table:table-row table:style-name="ro1">
          <table:table-cell table:style-name="ce47" office:value-type="string" calcext:value-type="string">
            <text:p>Typeset</text:p>
          </table:table-cell>
          <table:table-cell table:style-name="ce24" table:formula="of:=VLOOKUP([.$A24]&amp;[.C$2]&amp;&quot;0&quot;;[$Data.$C$3:$Data.$M$50];11;0)" office:value-type="percentage" office:value="0.0911086784650003" calcext:value-type="percentage">
            <text:p>9,11%</text:p>
          </table:table-cell>
          <table:table-cell table:style-name="ce24" table:formula="of:=VLOOKUP([.$A24]&amp;[.E$2]&amp;&quot;0&quot;;[$Data.$C$3:$Data.$M$50];11;0)" office:value-type="percentage" office:value="0.0433254272334732" calcext:value-type="percentage">
            <text:p>4,33%</text:p>
          </table:table-cell>
          <table:table-cell table:style-name="ce24" table:formula="of:=VLOOKUP([.$A24]&amp;[.G$2]&amp;&quot;0&quot;;[$Data.$C$3:$Data.$M$50];11;0)" office:value-type="percentage" office:value="0.0204463905613331" calcext:value-type="percentage">
            <text:p>2,04%</text:p>
          </table:table-cell>
          <table:table-cell table:style-name="ce24" table:formula="of:=VLOOKUP([.$A24]&amp;[.I$2]&amp;&quot;0&quot;;[$Data.$C$3:$Data.$M$50];11;0)" office:value-type="percentage" office:value="0.00973970686614365" calcext:value-type="percentage">
            <text:p>0,97%</text:p>
          </table:table-cell>
          <table:table-cell table:style-name="ce24" table:formula="of:=VLOOKUP([.$A24]&amp;[.K$2]&amp;&quot;0&quot;;[$Data.$C$3:$Data.$M$50];11;0)" office:value-type="percentage" office:value="0.0044471811713191" calcext:value-type="percentage">
            <text:p>0,44%</text:p>
          </table:table-cell>
          <table:table-cell table:style-name="ce24" table:formula="of:=VLOOKUP([.$A24]&amp;[.M$2]&amp;&quot;0&quot;;[$Data.$C$3:$Data.$M$50];11;0)" office:value-type="percentage" office:value="0.00179559691053944" calcext:value-type="percentage">
            <text:p>0,18%</text:p>
          </table:table-cell>
          <table:table-cell table:style-name="ce24"/>
          <table:table-cell/>
          <table:table-cell table:style-name="ce24"/>
          <table:table-cell table:number-columns-repeated="1014"/>
        </table:table-row>
        <table:table-row table:style-name="ro1" table:number-rows-repeated="978">
          <table:table-cell table:number-columns-repeated="102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1" table:default-cell-style-name="Default"/>
        <table:table-column table:style-name="co22" table:default-cell-style-name="ce5"/>
        <table:table-column table:style-name="co21" table:default-cell-style-name="ce5"/>
        <table:table-column table:style-name="co21" table:number-columns-repeated="2" table:default-cell-style-name="ce8"/>
        <table:table-column table:style-name="co21" table:number-columns-repeated="4" table:default-cell-style-name="ce5"/>
        <table:table-column table:style-name="co21" table:default-cell-style-name="ce8"/>
        <table:table-column table:style-name="co21" table:default-cell-style-name="ce5"/>
        <table:table-column table:style-name="co21" table:number-columns-repeated="13" table:default-cell-style-name="Default"/>
        <table:table-column table:style-name="co21" table:default-cell-style-name="ce14"/>
        <table:table-column table:style-name="co21" table:default-cell-style-name="Default"/>
        <table:table-row table:style-name="ro5">
          <table:table-cell/>
          <table:table-cell table:style-name="Default" table:number-columns-repeated="10"/>
          <table:table-cell table:number-columns-repeated="13"/>
          <table:table-cell table:style-name="Default"/>
          <table:table-cell/>
        </table:table-row>
        <table:table-row table:style-name="ro6">
          <table:table-cell office:value-type="string" calcext:value-type="string">
            <text:p>index</text:p>
          </table:table-cell>
          <table:table-cell table:style-name="ce33" office:value-type="string" calcext:value-type="string">
            <text:p>PCM+M R/W / Total</text:p>
          </table:table-cell>
          <table:table-cell table:style-name="ce33" office:value-type="string" calcext:value-type="string">
            <text:p>PCM R/W / Total</text:p>
          </table:table-cell>
          <table:table-cell table:style-name="ce33" office:value-type="string" calcext:value-type="string">
            <text:p>PCM+M R/W</text:p>
          </table:table-cell>
          <table:table-cell table:style-name="ce36" office:value-type="string" calcext:value-type="string">
            <text:p>PCM-M R/W</text:p>
          </table:table-cell>
          <table:table-cell table:style-name="ce36" office:value-type="string" calcext:value-type="string">
            <text:p>PCM+M R</text:p>
          </table:table-cell>
          <table:table-cell table:style-name="ce36" office:value-type="string" calcext:value-type="string">
            <text:p>PCM-M R</text:p>
          </table:table-cell>
          <table:table-cell table:style-name="ce37" office:value-type="string" calcext:value-type="string">
            <text:p>DRAM+M R/W</text:p>
          </table:table-cell>
          <table:table-cell table:style-name="ce38" office:value-type="string" calcext:value-type="string">
            <text:p>DRAM-M R/W</text:p>
          </table:table-cell>
          <table:table-cell table:style-name="ce39" office:value-type="string" calcext:value-type="string">
            <text:p>R/W total</text:p>
          </table:table-cell>
          <table:table-cell table:style-name="ce40" office:value-type="string" calcext:value-type="string">
            <text:p>Overhead</text:p>
          </table:table-cell>
          <table:table-cell table:style-name="ce29" office:value-type="string" calcext:value-type="string">
            <text:p>Promoted</text:p>
          </table:table-cell>
          <table:table-cell table:style-name="ce29" office:value-type="string" calcext:value-type="string">
            <text:p>Demoted</text:p>
          </table:table-cell>
          <table:table-cell table:style-name="ce29" office:value-type="string" calcext:value-type="string">
            <text:p>DRAM</text:p>
          </table:table-cell>
          <table:table-cell table:style-name="ce29" office:value-type="string" calcext:value-type="string">
            <text:p>PCM</text:p>
          </table:table-cell>
          <table:table-cell table:style-name="ce43" office:value-type="string" calcext:value-type="string">
            <text:p>Total Writes – M</text:p>
          </table:table-cell>
          <table:table-cell table:style-name="ce29" office:value-type="string" calcext:value-type="string">
            <text:p>Total writes</text:p>
          </table:table-cell>
          <table:table-cell table:style-name="ce29" office:value-type="string" calcext:value-type="string">
            <text:p>DRAM</text:p>
          </table:table-cell>
          <table:table-cell table:style-name="ce29" office:value-type="string" calcext:value-type="string">
            <text:p>PCM</text:p>
          </table:table-cell>
          <table:table-cell table:style-name="ce43" office:value-type="string" calcext:value-type="string">
            <text:p>Total reads – M</text:p>
          </table:table-cell>
          <table:table-cell table:style-name="ce29" office:value-type="string" calcext:value-type="string">
            <text:p>Total reads</text:p>
          </table:table-cell>
          <table:table-cell table:style-name="ce43" office:value-type="string" calcext:value-type="string">
            <text:p>Total Memory operations – M</text:p>
          </table:table-cell>
          <table:table-cell table:style-name="ce43" office:value-type="string" calcext:value-type="string">
            <text:p>Total Memory operations + M</text:p>
          </table:table-cell>
          <table:table-cell table:style-name="ce29" office:value-type="string" calcext:value-type="string">
            <text:p>Pages on memory</text:p>
          </table:table-cell>
          <table:table-cell table:style-name="ce29" office:value-type="string" calcext:value-type="string">
            <text:p>TIME TO MIGRATE</text:p>
          </table:table-cell>
          <table:table-cell table:style-name="ce29" office:value-type="string" calcext:value-type="string">
            <text:p>Threashold</text:p>
          </table:table-cell>
        </table:table-row>
        <table:table-row table:style-name="ro5">
          <table:table-cell table:formula="of:=[.Y3]&amp;[.Z3]" office:value-type="string" office:string-value="5121" calcext:value-type="string">
            <text:p>5121</text:p>
          </table:table-cell>
          <table:table-cell table:formula="of:=([.D3]-[.J3])/[.J3]" office:value-type="percentage" office:value="12.1255858675992" calcext:value-type="percentage">
            <text:p>1212,56%</text:p>
          </table:table-cell>
          <table:table-cell table:formula="of:=([.E3]-[.J3])/[.J3]" office:value-type="percentage" office:value="14.7193271386467" calcext:value-type="percentage">
            <text:p>1471,93%</text:p>
          </table:table-cell>
          <table:table-cell table:formula="of:=[.S3]/[.O3]" office:value-type="float" office:value="13.8669328010645" calcext:value-type="float">
            <text:p>13,87</text:p>
          </table:table-cell>
          <table:table-cell table:formula="of:=([.S3]-[.L3])/([.O3]-[.M3])" office:value-type="float" office:value="16.607171314741" calcext:value-type="float">
            <text:p>16,61</text:p>
          </table:table-cell>
          <table:table-cell table:formula="of:=[.U3]/([.U3]+[.Q3])" office:value-type="percentage" office:value="0.513731804881724" calcext:value-type="percentage">
            <text:p>51,37%</text:p>
          </table:table-cell>
          <table:table-cell table:formula="of:=([.U3]-[.N3])/(  ([.Q3]-[.O3]) + ([.U3]-[.N3]))" office:value-type="percentage" office:value="0.0537369936373321" calcext:value-type="percentage">
            <text:p>5,37%</text:p>
          </table:table-cell>
          <table:table-cell table:formula="of:=[.R3]/([.N3]+[.R3])" office:value-type="percentage" office:value="0.512840409949803" calcext:value-type="percentage">
            <text:p>51,28%</text:p>
          </table:table-cell>
          <table:table-cell table:formula="of:=([.R3]-[.M3])/ (  ([.R3]-[.M3]) + ([.N3]-[.L3])      )" office:value-type="percentage" office:value="0.512828907139206" calcext:value-type="percentage">
            <text:p>51,28%</text:p>
          </table:table-cell>
          <table:table-cell table:formula="of:=[.T3]/[.P3]" office:value-type="float" office:value="1.05648105470822" calcext:value-type="float">
            <text:p>1,06</text:p>
          </table:table-cell>
          <table:table-cell table:formula="of:=(2*([.L3]+[.M3]))/[.V3]" office:value-type="percentage" office:value="0.0000471248497360985" calcext:value-type="percentage">
            <text:p>0,00%</text:p>
          </table:table-cell>
          <table:table-cell table:formula="of:=SUMIF([$Data.$A14:.$A61];[.$A3];[$Data.N14:.N61])" office:value-type="float" office:value="0" calcext:value-type="float">
            <text:p>0</text:p>
          </table:table-cell>
          <table:table-cell table:formula="of:=SUMIF([$Data.$A14:.$A61];[.$A3];[$Data.O14:.O61])" office:value-type="float" office:value="496" calcext:value-type="float">
            <text:p>496</text:p>
          </table:table-cell>
          <table:table-cell table:formula="of:=SUMIF([$Data.$A14:.$A61];[.$A3];[$Data.P14:.P61])" office:value-type="float" office:value="10233648" calcext:value-type="float">
            <text:p>10233648</text:p>
          </table:table-cell>
          <table:table-cell table:formula="of:=SUMIF([$Data.$A14:.$A61];[.$A3];[$Data.Q14:.Q61])" office:value-type="float" office:value="3006" calcext:value-type="float">
            <text:p>3006</text:p>
          </table:table-cell>
          <table:table-cell table:formula="of:=SUMIF([$Data.$A14:.$A61];[.$A3];[$Data.R14:.R61])" office:value-type="float" office:value="10236158" calcext:value-type="float">
            <text:p>10236158</text:p>
          </table:table-cell>
          <table:table-cell table:formula="of:=SUMIF([$Data.$A14:.$A61];[.$A3];[$Data.S14:.S61])" office:value-type="float" office:value="10236654" calcext:value-type="float">
            <text:p>10236654</text:p>
          </table:table-cell>
          <table:table-cell table:formula="of:=SUMIF([$Data.$A14:.$A61];[.$A3];[$Data.T14:.T61])" office:value-type="float" office:value="10773119" calcext:value-type="float">
            <text:p>10773119</text:p>
          </table:table-cell>
          <table:table-cell table:formula="of:=SUMIF([$Data.$A14:.$A61];[.$A3];[$Data.U14:.U61])" office:value-type="float" office:value="41684" calcext:value-type="float">
            <text:p>41684</text:p>
          </table:table-cell>
          <table:table-cell table:formula="of:=SUMIF([$Data.$A14:.$A61];[.$A3];[$Data.V14:.V61])" office:value-type="float" office:value="10814307" calcext:value-type="float">
            <text:p>10814307</text:p>
          </table:table-cell>
          <table:table-cell table:formula="of:=SUMIF([$Data.$A14:.$A61];[.$A3];[$Data.W14:.W61])" office:value-type="float" office:value="10814803" calcext:value-type="float">
            <text:p>10814803</text:p>
          </table:table-cell>
          <table:table-cell table:formula="of:=SUMIF([$Data.$A14:.$A61];[.$A3];[$Data.X14:.X61])" office:value-type="float" office:value="21050465" calcext:value-type="float">
            <text:p>21050465</text:p>
          </table:table-cell>
          <table:table-cell table:formula="of:=SUMIF([$Data.$A14:.$A61];[.$A3];[$Data.Y14:.Y61])" office:value-type="float" office:value="21051457" calcext:value-type="float">
            <text:p>21051457</text:p>
          </table:table-cell>
          <table:table-cell table:formula="of:=SUMIF([$Data.$A14:.$A61];[.$A3];[$Data.Z14:.Z61])" office:value-type="float" office:value="156987" calcext:value-type="float">
            <text:p>156987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formula="of:=[.Y4]&amp;[.Z4]" office:value-type="string" office:string-value="1281" calcext:value-type="string">
            <text:p>1281</text:p>
          </table:table-cell>
          <table:table-cell table:formula="of:=([.D4]-[.J4])/[.J4]" office:value-type="percentage" office:value="9.87642003243549" calcext:value-type="percentage">
            <text:p>987,64%</text:p>
          </table:table-cell>
          <table:table-cell table:formula="of:=([.E4]-[.J4])/[.J4]" office:value-type="percentage" office:value="11.1441509076758" calcext:value-type="percentage">
            <text:p>1114,42%</text:p>
          </table:table-cell>
          <table:table-cell table:formula="of:=[.S4]/[.O4]" office:value-type="float" office:value="11.4907317073171" calcext:value-type="float">
            <text:p>11,49</text:p>
          </table:table-cell>
          <table:table-cell table:formula="of:=([.S4]-[.L4])/([.O4]-[.M4])" office:value-type="float" office:value="12.8300653594771" calcext:value-type="float">
            <text:p>12,83</text:p>
          </table:table-cell>
          <table:table-cell table:formula="of:=[.U4]/([.U4]+[.Q4])" office:value-type="percentage" office:value="0.513731893594706" calcext:value-type="percentage">
            <text:p>51,37%</text:p>
          </table:table-cell>
          <table:table-cell table:formula="of:=([.U4]-[.N4])/(  ([.Q4]-[.O4]) + ([.U4]-[.N4]))" office:value-type="percentage" office:value="0.0538384898011833" calcext:value-type="percentage">
            <text:p>5,38%</text:p>
          </table:table-cell>
          <table:table-cell table:formula="of:=[.R4]/([.N4]+[.R4])" office:value-type="percentage" office:value="0.51274129100949" calcext:value-type="percentage">
            <text:p>51,27%</text:p>
          </table:table-cell>
          <table:table-cell table:formula="of:=([.R4]-[.M4])/ (  ([.R4]-[.M4]) + ([.N4]-[.L4])      )" office:value-type="percentage" office:value="0.512731360062088" calcext:value-type="percentage">
            <text:p>51,27%</text:p>
          </table:table-cell>
          <table:table-cell table:formula="of:=[.T4]/[.P4]" office:value-type="float" office:value="1.05648105470822" calcext:value-type="float">
            <text:p>1,06</text:p>
          </table:table-cell>
          <table:table-cell table:formula="of:=(2*([.L4]+[.M4]))/[.V4]" office:value-type="percentage" office:value="0.0000406641848529237" calcext:value-type="percentage">
            <text:p>0,00%</text:p>
          </table:table-cell>
          <table:table-cell table:formula="of:=SUMIF([$Data.$A12:.$A59];[.$A4];[$Data.N12:.N59])" office:value-type="float" office:value="0" calcext:value-type="float">
            <text:p>0</text:p>
          </table:table-cell>
          <table:table-cell table:formula="of:=SUMIF([$Data.$A12:.$A59];[.$A4];[$Data.O12:.O59])" office:value-type="float" office:value="428" calcext:value-type="float">
            <text:p>428</text:p>
          </table:table-cell>
          <table:table-cell table:formula="of:=SUMIF([$Data.$A12:.$A59];[.$A4];[$Data.P12:.P59])" office:value-type="float" office:value="10232486" calcext:value-type="float">
            <text:p>10232486</text:p>
          </table:table-cell>
          <table:table-cell table:formula="of:=SUMIF([$Data.$A12:.$A59];[.$A4];[$Data.Q12:.Q59])" office:value-type="float" office:value="4100" calcext:value-type="float">
            <text:p>4100</text:p>
          </table:table-cell>
          <table:table-cell table:formula="of:=SUMIF([$Data.$A12:.$A59];[.$A4];[$Data.R12:.R59])" office:value-type="float" office:value="10236158" calcext:value-type="float">
            <text:p>10236158</text:p>
          </table:table-cell>
          <table:table-cell table:formula="of:=SUMIF([$Data.$A12:.$A59];[.$A4];[$Data.S12:.S59])" office:value-type="float" office:value="10236586" calcext:value-type="float">
            <text:p>10236586</text:p>
          </table:table-cell>
          <table:table-cell table:formula="of:=SUMIF([$Data.$A12:.$A59];[.$A4];[$Data.T12:.T59])" office:value-type="float" office:value="10767623" calcext:value-type="float">
            <text:p>10767623</text:p>
          </table:table-cell>
          <table:table-cell table:formula="of:=SUMIF([$Data.$A12:.$A59];[.$A4];[$Data.U12:.U59])" office:value-type="float" office:value="47112" calcext:value-type="float">
            <text:p>47112</text:p>
          </table:table-cell>
          <table:table-cell table:formula="of:=SUMIF([$Data.$A12:.$A59];[.$A4];[$Data.V12:.V59])" office:value-type="float" office:value="10814307" calcext:value-type="float">
            <text:p>10814307</text:p>
          </table:table-cell>
          <table:table-cell table:formula="of:=SUMIF([$Data.$A12:.$A59];[.$A4];[$Data.W12:.W59])" office:value-type="float" office:value="10814735" calcext:value-type="float">
            <text:p>10814735</text:p>
          </table:table-cell>
          <table:table-cell table:formula="of:=SUMIF([$Data.$A12:.$A59];[.$A4];[$Data.X12:.X59])" office:value-type="float" office:value="21050465" calcext:value-type="float">
            <text:p>21050465</text:p>
          </table:table-cell>
          <table:table-cell table:formula="of:=SUMIF([$Data.$A12:.$A59];[.$A4];[$Data.Y12:.Y59])" office:value-type="float" office:value="21051321" calcext:value-type="float">
            <text:p>21051321</text:p>
          </table:table-cell>
          <table:table-cell table:formula="of:=SUMIF([$Data.$A12:.$A59];[.$A4];[$Data.Z12:.Z59])" office:value-type="float" office:value="156987" calcext:value-type="float">
            <text:p>15698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formula="of:=[.Y5]&amp;[.Z5]" office:value-type="string" office:string-value="641" calcext:value-type="string">
            <text:p>641</text:p>
          </table:table-cell>
          <table:table-cell table:formula="of:=([.D5]-[.J5])/[.J5]" office:value-type="percentage" office:value="9.84611117802063" calcext:value-type="percentage">
            <text:p>984,61%</text:p>
          </table:table-cell>
          <table:table-cell table:formula="of:=([.E5]-[.J5])/[.J5]" office:value-type="percentage" office:value="10.9337267587529" calcext:value-type="percentage">
            <text:p>1093,37%</text:p>
          </table:table-cell>
          <table:table-cell table:formula="of:=[.S5]/[.O5]" office:value-type="float" office:value="11.4587109768379" calcext:value-type="float">
            <text:p>11,46</text:p>
          </table:table-cell>
          <table:table-cell table:formula="of:=([.S5]-[.L5])/([.O5]-[.M5])" office:value-type="float" office:value="12.607756232687" calcext:value-type="float">
            <text:p>12,61</text:p>
          </table:table-cell>
          <table:table-cell table:formula="of:=[.U5]/([.U5]+[.Q5])" office:value-type="percentage" office:value="0.513731979699579" calcext:value-type="percentage">
            <text:p>51,37%</text:p>
          </table:table-cell>
          <table:table-cell table:formula="of:=([.U5]-[.N5])/(  ([.Q5]-[.O5]) + ([.U5]-[.N5]))" office:value-type="percentage" office:value="0.0538269825918852" calcext:value-type="percentage">
            <text:p>5,38%</text:p>
          </table:table-cell>
          <table:table-cell table:formula="of:=[.R5]/([.N5]+[.R5])" office:value-type="percentage" office:value="0.512775321125149" calcext:value-type="percentage">
            <text:p>51,28%</text:p>
          </table:table-cell>
          <table:table-cell table:formula="of:=([.R5]-[.M5])/ (  ([.R5]-[.M5]) + ([.N5]-[.L5])      )" office:value-type="percentage" office:value="0.512766922836023" calcext:value-type="percentage">
            <text:p>51,28%</text:p>
          </table:table-cell>
          <table:table-cell table:formula="of:=[.T5]/[.P5]" office:value-type="float" office:value="1.05648105470822" calcext:value-type="float">
            <text:p>1,06</text:p>
          </table:table-cell>
          <table:table-cell table:formula="of:=(2*([.L5]+[.M5]))/[.V5]" office:value-type="percentage" office:value="0.0000343935395251364" calcext:value-type="percentage">
            <text:p>0,00%</text:p>
          </table:table-cell>
          <table:table-cell table:formula="of:=SUMIF([$Data.$A11:.$A58];[.$A5];[$Data.N11:.N58])" office:value-type="float" office:value="0" calcext:value-type="float">
            <text:p>0</text:p>
          </table:table-cell>
          <table:table-cell table:formula="of:=SUMIF([$Data.$A11:.$A58];[.$A5];[$Data.O11:.O58])" office:value-type="float" office:value="362" calcext:value-type="float">
            <text:p>362</text:p>
          </table:table-cell>
          <table:table-cell table:formula="of:=SUMIF([$Data.$A11:.$A58];[.$A5];[$Data.P11:.P58])" office:value-type="float" office:value="10232548" calcext:value-type="float">
            <text:p>10232548</text:p>
          </table:table-cell>
          <table:table-cell table:formula="of:=SUMIF([$Data.$A11:.$A58];[.$A5];[$Data.Q11:.Q58])" office:value-type="float" office:value="3972" calcext:value-type="float">
            <text:p>3972</text:p>
          </table:table-cell>
          <table:table-cell table:formula="of:=SUMIF([$Data.$A11:.$A58];[.$A5];[$Data.R11:.R58])" office:value-type="float" office:value="10236158" calcext:value-type="float">
            <text:p>10236158</text:p>
          </table:table-cell>
          <table:table-cell table:formula="of:=SUMIF([$Data.$A11:.$A58];[.$A5];[$Data.S11:.S58])" office:value-type="float" office:value="10236520" calcext:value-type="float">
            <text:p>10236520</text:p>
          </table:table-cell>
          <table:table-cell table:formula="of:=SUMIF([$Data.$A11:.$A58];[.$A5];[$Data.T11:.T58])" office:value-type="float" office:value="10769155" calcext:value-type="float">
            <text:p>10769155</text:p>
          </table:table-cell>
          <table:table-cell table:formula="of:=SUMIF([$Data.$A11:.$A58];[.$A5];[$Data.U11:.U58])" office:value-type="float" office:value="45514" calcext:value-type="float">
            <text:p>45514</text:p>
          </table:table-cell>
          <table:table-cell table:formula="of:=SUMIF([$Data.$A11:.$A58];[.$A5];[$Data.V11:.V58])" office:value-type="float" office:value="10814307" calcext:value-type="float">
            <text:p>10814307</text:p>
          </table:table-cell>
          <table:table-cell table:formula="of:=SUMIF([$Data.$A11:.$A58];[.$A5];[$Data.W11:.W58])" office:value-type="float" office:value="10814669" calcext:value-type="float">
            <text:p>10814669</text:p>
          </table:table-cell>
          <table:table-cell table:formula="of:=SUMIF([$Data.$A11:.$A58];[.$A5];[$Data.X11:.X58])" office:value-type="float" office:value="21050465" calcext:value-type="float">
            <text:p>21050465</text:p>
          </table:table-cell>
          <table:table-cell table:formula="of:=SUMIF([$Data.$A11:.$A58];[.$A5];[$Data.Y11:.Y58])" office:value-type="float" office:value="21051189" calcext:value-type="float">
            <text:p>21051189</text:p>
          </table:table-cell>
          <table:table-cell table:formula="of:=SUMIF([$Data.$A11:.$A58];[.$A5];[$Data.Z11:.Z58])" office:value-type="float" office:value="156987" calcext:value-type="float">
            <text:p>1569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formula="of:=[.Y6]&amp;[.Z6]" office:value-type="string" office:string-value="2561" calcext:value-type="string">
            <text:p>2561</text:p>
          </table:table-cell>
          <table:table-cell table:formula="of:=([.D6]-[.J6])/[.J6]" office:value-type="percentage" office:value="9.4904059792143" calcext:value-type="percentage">
            <text:p>949,04%</text:p>
          </table:table-cell>
          <table:table-cell table:formula="of:=([.E6]-[.J6])/[.J6]" office:value-type="percentage" office:value="10.8558868547156" calcext:value-type="percentage">
            <text:p>1085,59%</text:p>
          </table:table-cell>
          <table:table-cell table:formula="of:=[.S6]/[.O6]" office:value-type="float" office:value="11.0829151732378" calcext:value-type="float">
            <text:p>11,08</text:p>
          </table:table-cell>
          <table:table-cell table:formula="of:=([.S6]-[.L6])/([.O6]-[.M6])" office:value-type="float" office:value="12.5255198487713" calcext:value-type="float">
            <text:p>12,53</text:p>
          </table:table-cell>
          <table:table-cell table:formula="of:=[.U6]/([.U6]+[.Q6])" office:value-type="percentage" office:value="0.513731823146068" calcext:value-type="percentage">
            <text:p>51,37%</text:p>
          </table:table-cell>
          <table:table-cell table:formula="of:=([.U6]-[.N6])/(  ([.Q6]-[.O6]) + ([.U6]-[.N6]))" office:value-type="percentage" office:value="0.0538460805846513" calcext:value-type="percentage">
            <text:p>5,38%</text:p>
          </table:table-cell>
          <table:table-cell table:formula="of:=[.R6]/([.N6]+[.R6])" office:value-type="percentage" office:value="0.512760238127368" calcext:value-type="percentage">
            <text:p>51,28%</text:p>
          </table:table-cell>
          <table:table-cell table:formula="of:=([.R6]-[.M6])/ (  ([.R6]-[.M6]) + ([.N6]-[.L6])      )" office:value-type="percentage" office:value="0.5127490550171" calcext:value-type="percentage">
            <text:p>51,27%</text:p>
          </table:table-cell>
          <table:table-cell table:formula="of:=[.T6]/[.P6]" office:value-type="float" office:value="1.05648105470822" calcext:value-type="float">
            <text:p>1,06</text:p>
          </table:table-cell>
          <table:table-cell table:formula="of:=(2*([.L6]+[.M6]))/[.V6]" office:value-type="percentage" office:value="0.000045794712848386" calcext:value-type="percentage">
            <text:p>0,00%</text:p>
          </table:table-cell>
          <table:table-cell table:formula="of:=SUMIF([$Data.$A13:.$A60];[.$A6];[$Data.N13:.N60])" office:value-type="float" office:value="0" calcext:value-type="float">
            <text:p>0</text:p>
          </table:table-cell>
          <table:table-cell table:formula="of:=SUMIF([$Data.$A13:.$A60];[.$A6];[$Data.O13:.O60])" office:value-type="float" office:value="482" calcext:value-type="float">
            <text:p>482</text:p>
          </table:table-cell>
          <table:table-cell table:formula="of:=SUMIF([$Data.$A13:.$A60];[.$A6];[$Data.P13:.P60])" office:value-type="float" office:value="10232455" calcext:value-type="float">
            <text:p>10232455</text:p>
          </table:table-cell>
          <table:table-cell table:formula="of:=SUMIF([$Data.$A13:.$A60];[.$A6];[$Data.Q13:.Q60])" office:value-type="float" office:value="4185" calcext:value-type="float">
            <text:p>4185</text:p>
          </table:table-cell>
          <table:table-cell table:formula="of:=SUMIF([$Data.$A13:.$A60];[.$A6];[$Data.R13:.R60])" office:value-type="float" office:value="10236158" calcext:value-type="float">
            <text:p>10236158</text:p>
          </table:table-cell>
          <table:table-cell table:formula="of:=SUMIF([$Data.$A13:.$A60];[.$A6];[$Data.S13:.S60])" office:value-type="float" office:value="10236640" calcext:value-type="float">
            <text:p>10236640</text:p>
          </table:table-cell>
          <table:table-cell table:formula="of:=SUMIF([$Data.$A13:.$A60];[.$A6];[$Data.T13:.T60])" office:value-type="float" office:value="10768407" calcext:value-type="float">
            <text:p>10768407</text:p>
          </table:table-cell>
          <table:table-cell table:formula="of:=SUMIF([$Data.$A13:.$A60];[.$A6];[$Data.U13:.U60])" office:value-type="float" office:value="46382" calcext:value-type="float">
            <text:p>46382</text:p>
          </table:table-cell>
          <table:table-cell table:formula="of:=SUMIF([$Data.$A13:.$A60];[.$A6];[$Data.V13:.V60])" office:value-type="float" office:value="10814307" calcext:value-type="float">
            <text:p>10814307</text:p>
          </table:table-cell>
          <table:table-cell table:formula="of:=SUMIF([$Data.$A13:.$A60];[.$A6];[$Data.W13:.W60])" office:value-type="float" office:value="10814789" calcext:value-type="float">
            <text:p>10814789</text:p>
          </table:table-cell>
          <table:table-cell table:formula="of:=SUMIF([$Data.$A13:.$A60];[.$A6];[$Data.X13:.X60])" office:value-type="float" office:value="21050465" calcext:value-type="float">
            <text:p>21050465</text:p>
          </table:table-cell>
          <table:table-cell table:formula="of:=SUMIF([$Data.$A13:.$A60];[.$A6];[$Data.Y13:.Y60])" office:value-type="float" office:value="21051429" calcext:value-type="float">
            <text:p>21051429</text:p>
          </table:table-cell>
          <table:table-cell table:formula="of:=SUMIF([$Data.$A13:.$A60];[.$A6];[$Data.Z13:.Z60])" office:value-type="float" office:value="156987" calcext:value-type="float">
            <text:p>15698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formula="of:=[.Y7]&amp;[.Z7]" office:value-type="string" office:string-value="321" calcext:value-type="string">
            <text:p>321</text:p>
          </table:table-cell>
          <table:table-cell table:formula="of:=([.D7]-[.J7])/[.J7]" office:value-type="percentage" office:value="7.87089400039794" calcext:value-type="percentage">
            <text:p>787,09%</text:p>
          </table:table-cell>
          <table:table-cell table:formula="of:=([.E7]-[.J7])/[.J7]" office:value-type="percentage" office:value="8.41605710268395" calcext:value-type="percentage">
            <text:p>841,61%</text:p>
          </table:table-cell>
          <table:table-cell table:formula="of:=[.S7]/[.O7]" office:value-type="float" office:value="9.37193144974525" calcext:value-type="float">
            <text:p>9,37</text:p>
          </table:table-cell>
          <table:table-cell table:formula="of:=([.S7]-[.L7])/([.O7]-[.M7])" office:value-type="float" office:value="9.94788593903638" calcext:value-type="float">
            <text:p>9,95</text:p>
          </table:table-cell>
          <table:table-cell table:formula="of:=[.U7]/([.U7]+[.Q7])" office:value-type="percentage" office:value="0.51373212581941" calcext:value-type="percentage">
            <text:p>51,37%</text:p>
          </table:table-cell>
          <table:table-cell table:formula="of:=([.U7]-[.N7])/(  ([.Q7]-[.O7]) + ([.U7]-[.N7]))" office:value-type="percentage" office:value="0.0538595339596435" calcext:value-type="percentage">
            <text:p>5,39%</text:p>
          </table:table-cell>
          <table:table-cell table:formula="of:=[.R7]/([.N7]+[.R7])" office:value-type="percentage" office:value="0.512900942146594" calcext:value-type="percentage">
            <text:p>51,29%</text:p>
          </table:table-cell>
          <table:table-cell table:formula="of:=([.R7]-[.M7])/ (  ([.R7]-[.M7]) + ([.N7]-[.L7])      )" office:value-type="percentage" office:value="0.512895144985018" calcext:value-type="percentage">
            <text:p>51,29%</text:p>
          </table:table-cell>
          <table:table-cell table:formula="of:=[.T7]/[.P7]" office:value-type="float" office:value="1.05648105470822" calcext:value-type="float">
            <text:p>1,06</text:p>
          </table:table-cell>
          <table:table-cell table:formula="of:=(2*([.L7]+[.M7]))/[.V7]" office:value-type="percentage" office:value="0.0000237524444234367" calcext:value-type="percentage">
            <text:p>0,00%</text:p>
          </table:table-cell>
          <table:table-cell table:formula="of:=SUMIF([$Data.$A10:.$A57];[.$A7];[$Data.N10:.N57])" office:value-type="float" office:value="0" calcext:value-type="float">
            <text:p>0</text:p>
          </table:table-cell>
          <table:table-cell table:formula="of:=SUMIF([$Data.$A10:.$A57];[.$A7];[$Data.O10:.O57])" office:value-type="float" office:value="250" calcext:value-type="float">
            <text:p>250</text:p>
          </table:table-cell>
          <table:table-cell table:formula="of:=SUMIF([$Data.$A10:.$A57];[.$A7];[$Data.P10:.P57])" office:value-type="float" office:value="10232090" calcext:value-type="float">
            <text:p>10232090</text:p>
          </table:table-cell>
          <table:table-cell table:formula="of:=SUMIF([$Data.$A10:.$A57];[.$A7];[$Data.Q10:.Q57])" office:value-type="float" office:value="4318" calcext:value-type="float">
            <text:p>4318</text:p>
          </table:table-cell>
          <table:table-cell table:formula="of:=SUMIF([$Data.$A10:.$A57];[.$A7];[$Data.R10:.R57])" office:value-type="float" office:value="10236158" calcext:value-type="float">
            <text:p>10236158</text:p>
          </table:table-cell>
          <table:table-cell table:formula="of:=SUMIF([$Data.$A10:.$A57];[.$A7];[$Data.S10:.S57])" office:value-type="float" office:value="10236408" calcext:value-type="float">
            <text:p>10236408</text:p>
          </table:table-cell>
          <table:table-cell table:formula="of:=SUMIF([$Data.$A10:.$A57];[.$A7];[$Data.T10:.T57])" office:value-type="float" office:value="10774089" calcext:value-type="float">
            <text:p>10774089</text:p>
          </table:table-cell>
          <table:table-cell table:formula="of:=SUMIF([$Data.$A10:.$A57];[.$A7];[$Data.U10:.U57])" office:value-type="float" office:value="40468" calcext:value-type="float">
            <text:p>40468</text:p>
          </table:table-cell>
          <table:table-cell table:formula="of:=SUMIF([$Data.$A10:.$A57];[.$A7];[$Data.V10:.V57])" office:value-type="float" office:value="10814307" calcext:value-type="float">
            <text:p>10814307</text:p>
          </table:table-cell>
          <table:table-cell table:formula="of:=SUMIF([$Data.$A10:.$A57];[.$A7];[$Data.W10:.W57])" office:value-type="float" office:value="10814557" calcext:value-type="float">
            <text:p>10814557</text:p>
          </table:table-cell>
          <table:table-cell table:formula="of:=SUMIF([$Data.$A10:.$A57];[.$A7];[$Data.X10:.X57])" office:value-type="float" office:value="21050465" calcext:value-type="float">
            <text:p>21050465</text:p>
          </table:table-cell>
          <table:table-cell table:formula="of:=SUMIF([$Data.$A10:.$A57];[.$A7];[$Data.Y10:.Y57])" office:value-type="float" office:value="21050965" calcext:value-type="float">
            <text:p>21050965</text:p>
          </table:table-cell>
          <table:table-cell table:formula="of:=SUMIF([$Data.$A10:.$A57];[.$A7];[$Data.Z10:.Z57])" office:value-type="float" office:value="156987" calcext:value-type="float">
            <text:p>1569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formula="of:=[.Y8]&amp;[.Z8]" office:value-type="string" office:string-value="161" calcext:value-type="string">
            <text:p>161</text:p>
          </table:table-cell>
          <table:table-cell table:formula="of:=([.D8]-[.J8])/[.J8]" office:value-type="percentage" office:value="6.04803537908873" calcext:value-type="percentage">
            <text:p>604,80%</text:p>
          </table:table-cell>
          <table:table-cell table:formula="of:=([.E8]-[.J8])/[.J8]" office:value-type="percentage" office:value="6.3260092365137" calcext:value-type="percentage">
            <text:p>632,60%</text:p>
          </table:table-cell>
          <table:table-cell table:formula="of:=[.S8]/[.O8]" office:value-type="float" office:value="7.44611585092052" calcext:value-type="float">
            <text:p>7,45</text:p>
          </table:table-cell>
          <table:table-cell table:formula="of:=([.S8]-[.L8])/([.O8]-[.M8])" office:value-type="float" office:value="7.73978996499417" calcext:value-type="float">
            <text:p>7,74</text:p>
          </table:table-cell>
          <table:table-cell table:formula="of:=[.U8]/([.U8]+[.Q8])" office:value-type="percentage" office:value="0.513732231497297" calcext:value-type="percentage">
            <text:p>51,37%</text:p>
          </table:table-cell>
          <table:table-cell table:formula="of:=([.U8]-[.N8])/(  ([.Q8]-[.O8]) + ([.U8]-[.N8]))" office:value-type="percentage" office:value="0.0538725131018831" calcext:value-type="percentage">
            <text:p>5,39%</text:p>
          </table:table-cell>
          <table:table-cell table:formula="of:=[.R8]/([.N8]+[.R8])" office:value-type="percentage" office:value="0.513073649381265" calcext:value-type="percentage">
            <text:p>51,31%</text:p>
          </table:table-cell>
          <table:table-cell table:formula="of:=([.R8]-[.M8])/ (  ([.R8]-[.M8]) + ([.N8]-[.L8])      )" office:value-type="percentage" office:value="0.513069733210584" calcext:value-type="percentage">
            <text:p>51,31%</text:p>
          </table:table-cell>
          <table:table-cell table:formula="of:=[.T8]/[.P8]" office:value-type="float" office:value="1.05648105470822" calcext:value-type="float">
            <text:p>1,06</text:p>
          </table:table-cell>
          <table:table-cell table:formula="of:=(2*([.L8]+[.M8]))/[.V8]" office:value-type="percentage" office:value="0.0000160566524302432" calcext:value-type="percentage">
            <text:p>0,00%</text:p>
          </table:table-cell>
          <table:table-cell table:formula="of:=SUMIF([$Data.$A9:.$A56];[.$A8];[$Data.N9:.N56])" office:value-type="float" office:value="0" calcext:value-type="float">
            <text:p>0</text:p>
          </table:table-cell>
          <table:table-cell table:formula="of:=SUMIF([$Data.$A9:.$A56];[.$A8];[$Data.O9:.O56])" office:value-type="float" office:value="169" calcext:value-type="float">
            <text:p>169</text:p>
          </table:table-cell>
          <table:table-cell table:formula="of:=SUMIF([$Data.$A9:.$A56];[.$A8];[$Data.P9:.P56])" office:value-type="float" office:value="10231873" calcext:value-type="float">
            <text:p>10231873</text:p>
          </table:table-cell>
          <table:table-cell table:formula="of:=SUMIF([$Data.$A9:.$A56];[.$A8];[$Data.Q9:.Q56])" office:value-type="float" office:value="4454" calcext:value-type="float">
            <text:p>4454</text:p>
          </table:table-cell>
          <table:table-cell table:formula="of:=SUMIF([$Data.$A9:.$A56];[.$A8];[$Data.R9:.R56])" office:value-type="float" office:value="10236158" calcext:value-type="float">
            <text:p>10236158</text:p>
          </table:table-cell>
          <table:table-cell table:formula="of:=SUMIF([$Data.$A9:.$A56];[.$A8];[$Data.S9:.S56])" office:value-type="float" office:value="10236327" calcext:value-type="float">
            <text:p>10236327</text:p>
          </table:table-cell>
          <table:table-cell table:formula="of:=SUMIF([$Data.$A9:.$A56];[.$A8];[$Data.T9:.T56])" office:value-type="float" office:value="10781311" calcext:value-type="float">
            <text:p>10781311</text:p>
          </table:table-cell>
          <table:table-cell table:formula="of:=SUMIF([$Data.$A9:.$A56];[.$A8];[$Data.U9:.U56])" office:value-type="float" office:value="33165" calcext:value-type="float">
            <text:p>33165</text:p>
          </table:table-cell>
          <table:table-cell table:formula="of:=SUMIF([$Data.$A9:.$A56];[.$A8];[$Data.V9:.V56])" office:value-type="float" office:value="10814307" calcext:value-type="float">
            <text:p>10814307</text:p>
          </table:table-cell>
          <table:table-cell table:formula="of:=SUMIF([$Data.$A9:.$A56];[.$A8];[$Data.W9:.W56])" office:value-type="float" office:value="10814476" calcext:value-type="float">
            <text:p>10814476</text:p>
          </table:table-cell>
          <table:table-cell table:formula="of:=SUMIF([$Data.$A9:.$A56];[.$A8];[$Data.X9:.X56])" office:value-type="float" office:value="21050465" calcext:value-type="float">
            <text:p>21050465</text:p>
          </table:table-cell>
          <table:table-cell table:formula="of:=SUMIF([$Data.$A9:.$A56];[.$A8];[$Data.Y9:.Y56])" office:value-type="float" office:value="21050803" calcext:value-type="float">
            <text:p>21050803</text:p>
          </table:table-cell>
          <table:table-cell table:formula="of:=SUMIF([$Data.$A9:.$A56];[.$A8];[$Data.Z9:.Z56])" office:value-type="float" office:value="156987" calcext:value-type="float">
            <text:p>15698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formula="of:=[.Y9]&amp;[.Z9]" office:value-type="string" office:string-value="160" calcext:value-type="string">
            <text:p>160</text:p>
          </table:table-cell>
          <table:table-cell table:formula="of:=([.D9]-[.J9])/[.J9]" office:value-type="percentage" office:value="0.0632470068202321" calcext:value-type="percentage">
            <text:p>6,32%</text:p>
          </table:table-cell>
          <table:table-cell table:formula="of:=([.E9]-[.J9])/[.J9]" office:value-type="percentage" office:value="0.0802681881471956" calcext:value-type="percentage">
            <text:p>8,03%</text:p>
          </table:table-cell>
          <table:table-cell table:formula="of:=[.S9]/[.O9]" office:value-type="float" office:value="1.1233003191808" calcext:value-type="float">
            <text:p>1,12</text:p>
          </table:table-cell>
          <table:table-cell table:formula="of:=([.S9]-[.L9])/([.O9]-[.M9])" office:value-type="float" office:value="1.14128287478149" calcext:value-type="float">
            <text:p>1,14</text:p>
          </table:table-cell>
          <table:table-cell table:formula="of:=[.U9]/([.U9]+[.Q9])" office:value-type="percentage" office:value="0.512417433002125" calcext:value-type="percentage">
            <text:p>51,24%</text:p>
          </table:table-cell>
          <table:table-cell table:formula="of:=([.U9]-[.N9])/(  ([.Q9]-[.O9]) + ([.U9]-[.N9]))" office:value-type="percentage" office:value="0.603214954555895" calcext:value-type="percentage">
            <text:p>60,32%</text:p>
          </table:table-cell>
          <table:table-cell table:formula="of:=[.R9]/([.N9]+[.R9])" office:value-type="percentage" office:value="0.487116264338092" calcext:value-type="percentage">
            <text:p>48,71%</text:p>
          </table:table-cell>
          <table:table-cell table:formula="of:=([.R9]-[.M9])/ (  ([.R9]-[.M9]) + ([.N9]-[.L9])      )" office:value-type="percentage" office:value="0.48302912317917" calcext:value-type="percentage">
            <text:p>48,30%</text:p>
          </table:table-cell>
          <table:table-cell table:formula="of:=[.T9]/[.P9]" office:value-type="float" office:value="1.05648105470822" calcext:value-type="float">
            <text:p>1,06</text:p>
          </table:table-cell>
          <table:table-cell table:formula="of:=(2*([.L9]+[.M9]))/[.V9]" office:value-type="percentage" office:value="0.105901033540114" calcext:value-type="percentage">
            <text:p>10,59%</text:p>
          </table:table-cell>
          <table:table-cell table:formula="of:=SUMIF([$Data.$A3:.$A50];[.$A9];[$Data.N3:.N50])" office:value-type="float" office:value="538514" calcext:value-type="float">
            <text:p>538514</text:p>
          </table:table-cell>
          <table:table-cell table:formula="of:=SUMIF([$Data.$A3:.$A50];[.$A9];[$Data.O3:.O50])" office:value-type="float" office:value="576119" calcext:value-type="float">
            <text:p>576119</text:p>
          </table:table-cell>
          <table:table-cell table:formula="of:=SUMIF([$Data.$A3:.$A50];[.$A9];[$Data.P3:.P50])" office:value-type="float" office:value="4733225" calcext:value-type="float">
            <text:p>4733225</text:p>
          </table:table-cell>
          <table:table-cell table:formula="of:=SUMIF([$Data.$A3:.$A50];[.$A9];[$Data.Q3:.Q50])" office:value-type="float" office:value="6617566" calcext:value-type="float">
            <text:p>6617566</text:p>
          </table:table-cell>
          <table:table-cell table:formula="of:=SUMIF([$Data.$A3:.$A50];[.$A9];[$Data.R3:.R50])" office:value-type="float" office:value="10236158" calcext:value-type="float">
            <text:p>10236158</text:p>
          </table:table-cell>
          <table:table-cell table:formula="of:=SUMIF([$Data.$A3:.$A50];[.$A9];[$Data.S3:.S50])" office:value-type="float" office:value="11350791" calcext:value-type="float">
            <text:p>11350791</text:p>
          </table:table-cell>
          <table:table-cell table:formula="of:=SUMIF([$Data.$A3:.$A50];[.$A9];[$Data.T3:.T50])" office:value-type="float" office:value="4495426" calcext:value-type="float">
            <text:p>4495426</text:p>
          </table:table-cell>
          <table:table-cell table:formula="of:=SUMIF([$Data.$A3:.$A50];[.$A9];[$Data.U3:.U50])" office:value-type="float" office:value="7433514" calcext:value-type="float">
            <text:p>7433514</text:p>
          </table:table-cell>
          <table:table-cell table:formula="of:=SUMIF([$Data.$A3:.$A50];[.$A9];[$Data.V3:.V50])" office:value-type="float" office:value="10814307" calcext:value-type="float">
            <text:p>10814307</text:p>
          </table:table-cell>
          <table:table-cell table:formula="of:=SUMIF([$Data.$A3:.$A50];[.$A9];[$Data.W3:.W50])" office:value-type="float" office:value="11928940" calcext:value-type="float">
            <text:p>11928940</text:p>
          </table:table-cell>
          <table:table-cell table:formula="of:=SUMIF([$Data.$A3:.$A50];[.$A9];[$Data.X3:.X50])" office:value-type="float" office:value="21050465" calcext:value-type="float">
            <text:p>21050465</text:p>
          </table:table-cell>
          <table:table-cell table:formula="of:=SUMIF([$Data.$A3:.$A50];[.$A9];[$Data.Y3:.Y50])" office:value-type="float" office:value="23279731" calcext:value-type="float">
            <text:p>23279731</text:p>
          </table:table-cell>
          <table:table-cell table:formula="of:=SUMIF([$Data.$A3:.$A50];[.$A9];[$Data.Z3:.Z50])" office:value-type="float" office:value="156987" calcext:value-type="float">
            <text:p>1569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formula="of:=[.Y10]&amp;[.Z10]" office:value-type="string" office:string-value="320" calcext:value-type="string">
            <text:p>320</text:p>
          </table:table-cell>
          <table:table-cell table:formula="of:=([.D10]-[.J10])/[.J10]" office:value-type="percentage" office:value="0.00991658045150572" calcext:value-type="percentage">
            <text:p>0,99%</text:p>
          </table:table-cell>
          <table:table-cell table:formula="of:=([.E10]-[.J10])/[.J10]" office:value-type="percentage" office:value="0.0171644854251678" calcext:value-type="percentage">
            <text:p>1,72%</text:p>
          </table:table-cell>
          <table:table-cell table:formula="of:=[.S10]/[.O10]" office:value-type="float" office:value="1.06695773408273" calcext:value-type="float">
            <text:p>1,07</text:p>
          </table:table-cell>
          <table:table-cell table:formula="of:=([.S10]-[.L10])/([.O10]-[.M10])" office:value-type="float" office:value="1.07461500837373" calcext:value-type="float">
            <text:p>1,07</text:p>
          </table:table-cell>
          <table:table-cell table:formula="of:=[.U10]/([.U10]+[.Q10])" office:value-type="percentage" office:value="0.513167340965963" calcext:value-type="percentage">
            <text:p>51,32%</text:p>
          </table:table-cell>
          <table:table-cell table:formula="of:=([.U10]-[.N10])/(  ([.Q10]-[.O10]) + ([.U10]-[.N10]))" office:value-type="percentage" office:value="0.610239370141643" calcext:value-type="percentage">
            <text:p>61,02%</text:p>
          </table:table-cell>
          <table:table-cell table:formula="of:=[.R10]/([.N10]+[.R10])" office:value-type="percentage" office:value="0.508755700255766" calcext:value-type="percentage">
            <text:p>50,88%</text:p>
          </table:table-cell>
          <table:table-cell table:formula="of:=([.R10]-[.M10])/ (  ([.R10]-[.M10]) + ([.N10]-[.L10])      )" office:value-type="percentage" office:value="0.50744039413139" calcext:value-type="percentage">
            <text:p>50,74%</text:p>
          </table:table-cell>
          <table:table-cell table:formula="of:=[.T10]/[.P10]" office:value-type="float" office:value="1.05648105470822" calcext:value-type="float">
            <text:p>1,06</text:p>
          </table:table-cell>
          <table:table-cell table:formula="of:=(2*([.L10]+[.M10]))/[.V10]" office:value-type="percentage" office:value="0.042917626760264" calcext:value-type="percentage">
            <text:p>4,29%</text:p>
          </table:table-cell>
          <table:table-cell table:formula="of:=SUMIF([$Data.$A4:.$A51];[.$A10];[$Data.N4:.N51])" office:value-type="float" office:value="210741" calcext:value-type="float">
            <text:p>210741</text:p>
          </table:table-cell>
          <table:table-cell table:formula="of:=SUMIF([$Data.$A4:.$A51];[.$A10];[$Data.O4:.O51])" office:value-type="float" office:value="240977" calcext:value-type="float">
            <text:p>240977</text:p>
          </table:table-cell>
          <table:table-cell table:formula="of:=SUMIF([$Data.$A4:.$A51];[.$A10];[$Data.P4:.P51])" office:value-type="float" office:value="4391053" calcext:value-type="float">
            <text:p>4391053</text:p>
          </table:table-cell>
          <table:table-cell table:formula="of:=SUMIF([$Data.$A4:.$A51];[.$A10];[$Data.Q4:.Q51])" office:value-type="float" office:value="6296823" calcext:value-type="float">
            <text:p>6296823</text:p>
          </table:table-cell>
          <table:table-cell table:formula="of:=SUMIF([$Data.$A4:.$A51];[.$A10];[$Data.R4:.R51])" office:value-type="float" office:value="10236158" calcext:value-type="float">
            <text:p>10236158</text:p>
          </table:table-cell>
          <table:table-cell table:formula="of:=SUMIF([$Data.$A4:.$A51];[.$A10];[$Data.S4:.S51])" office:value-type="float" office:value="10687876" calcext:value-type="float">
            <text:p>10687876</text:p>
          </table:table-cell>
          <table:table-cell table:formula="of:=SUMIF([$Data.$A4:.$A51];[.$A10];[$Data.T4:.T51])" office:value-type="float" office:value="4547581" calcext:value-type="float">
            <text:p>4547581</text:p>
          </table:table-cell>
          <table:table-cell table:formula="of:=SUMIF([$Data.$A4:.$A51];[.$A10];[$Data.U4:.U51])" office:value-type="float" office:value="6718444" calcext:value-type="float">
            <text:p>6718444</text:p>
          </table:table-cell>
          <table:table-cell table:formula="of:=SUMIF([$Data.$A4:.$A51];[.$A10];[$Data.V4:.V51])" office:value-type="float" office:value="10814307" calcext:value-type="float">
            <text:p>10814307</text:p>
          </table:table-cell>
          <table:table-cell table:formula="of:=SUMIF([$Data.$A4:.$A51];[.$A10];[$Data.W4:.W51])" office:value-type="float" office:value="11266025" calcext:value-type="float">
            <text:p>11266025</text:p>
          </table:table-cell>
          <table:table-cell table:formula="of:=SUMIF([$Data.$A4:.$A51];[.$A10];[$Data.X4:.X51])" office:value-type="float" office:value="21050465" calcext:value-type="float">
            <text:p>21050465</text:p>
          </table:table-cell>
          <table:table-cell table:formula="of:=SUMIF([$Data.$A4:.$A51];[.$A10];[$Data.Y4:.Y51])" office:value-type="float" office:value="21953901" calcext:value-type="float">
            <text:p>21953901</text:p>
          </table:table-cell>
          <table:table-cell table:formula="of:=SUMIF([$Data.$A4:.$A51];[.$A10];[$Data.Z4:.Z51])" office:value-type="float" office:value="156987" calcext:value-type="float">
            <text:p>1569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formula="of:=[.Y11]&amp;[.Z11]" office:value-type="string" office:string-value="640" calcext:value-type="string">
            <text:p>640</text:p>
          </table:table-cell>
          <table:table-cell table:formula="of:=([.D11]-[.J11])/[.J11]" office:value-type="percentage" office:value="-0.0102212844790764" calcext:value-type="percentage">
            <text:p>-1,02%</text:p>
          </table:table-cell>
          <table:table-cell table:formula="of:=([.E11]-[.J11])/[.J11]" office:value-type="percentage" office:value="-0.00530730265278567" calcext:value-type="percentage">
            <text:p>-0,53%</text:p>
          </table:table-cell>
          <table:table-cell table:formula="of:=[.S11]/[.O11]" office:value-type="float" office:value="1.04568246130129" calcext:value-type="float">
            <text:p>1,05</text:p>
          </table:table-cell>
          <table:table-cell table:formula="of:=([.S11]-[.L11])/([.O11]-[.M11])" office:value-type="float" office:value="1.05087399000395" calcext:value-type="float">
            <text:p>1,05</text:p>
          </table:table-cell>
          <table:table-cell table:formula="of:=[.U11]/([.U11]+[.Q11])" office:value-type="percentage" office:value="0.51347481537152" calcext:value-type="percentage">
            <text:p>51,35%</text:p>
          </table:table-cell>
          <table:table-cell table:formula="of:=([.U11]-[.N11])/(  ([.Q11]-[.O11]) + ([.U11]-[.N11]))" office:value-type="percentage" office:value="0.530653944769702" calcext:value-type="percentage">
            <text:p>53,07%</text:p>
          </table:table-cell>
          <table:table-cell table:formula="of:=[.R11]/([.N11]+[.R11])" office:value-type="percentage" office:value="0.515805132437276" calcext:value-type="percentage">
            <text:p>51,58%</text:p>
          </table:table-cell>
          <table:table-cell table:formula="of:=([.R11]-[.M11])/ (  ([.R11]-[.M11]) + ([.N11]-[.L11])      )" office:value-type="percentage" office:value="0.515074271514332" calcext:value-type="percentage">
            <text:p>51,51%</text:p>
          </table:table-cell>
          <table:table-cell table:formula="of:=[.T11]/[.P11]" office:value-type="float" office:value="1.05648105470822" calcext:value-type="float">
            <text:p>1,06</text:p>
          </table:table-cell>
          <table:table-cell table:formula="of:=(2*([.L11]+[.M11]))/[.V11]" office:value-type="percentage" office:value="0.0191198626728673" calcext:value-type="percentage">
            <text:p>1,91%</text:p>
          </table:table-cell>
          <table:table-cell table:formula="of:=SUMIF([$Data.$A5:.$A52];[.$A11];[$Data.N5:.N52])" office:value-type="float" office:value="89783" calcext:value-type="float">
            <text:p>89783</text:p>
          </table:table-cell>
          <table:table-cell table:formula="of:=SUMIF([$Data.$A5:.$A52];[.$A11];[$Data.O5:.O52])" office:value-type="float" office:value="111458" calcext:value-type="float">
            <text:p>111458</text:p>
          </table:table-cell>
          <table:table-cell table:formula="of:=SUMIF([$Data.$A5:.$A52];[.$A11];[$Data.P5:.P52])" office:value-type="float" office:value="5170104" calcext:value-type="float">
            <text:p>5170104</text:p>
          </table:table-cell>
          <table:table-cell table:formula="of:=SUMIF([$Data.$A5:.$A52];[.$A11];[$Data.Q5:.Q52])" office:value-type="float" office:value="5267295" calcext:value-type="float">
            <text:p>5267295</text:p>
          </table:table-cell>
          <table:table-cell table:formula="of:=SUMIF([$Data.$A5:.$A52];[.$A11];[$Data.R5:.R52])" office:value-type="float" office:value="10236158" calcext:value-type="float">
            <text:p>10236158</text:p>
          </table:table-cell>
          <table:table-cell table:formula="of:=SUMIF([$Data.$A5:.$A52];[.$A11];[$Data.S5:.S52])" office:value-type="float" office:value="10437399" calcext:value-type="float">
            <text:p>10437399</text:p>
          </table:table-cell>
          <table:table-cell table:formula="of:=SUMIF([$Data.$A5:.$A52];[.$A11];[$Data.T5:.T52])" office:value-type="float" office:value="5507630" calcext:value-type="float">
            <text:p>5507630</text:p>
          </table:table-cell>
          <table:table-cell table:formula="of:=SUMIF([$Data.$A5:.$A52];[.$A11];[$Data.U5:.U52])" office:value-type="float" office:value="5507918" calcext:value-type="float">
            <text:p>5507918</text:p>
          </table:table-cell>
          <table:table-cell table:formula="of:=SUMIF([$Data.$A5:.$A52];[.$A11];[$Data.V5:.V52])" office:value-type="float" office:value="10814307" calcext:value-type="float">
            <text:p>10814307</text:p>
          </table:table-cell>
          <table:table-cell table:formula="of:=SUMIF([$Data.$A5:.$A52];[.$A11];[$Data.W5:.W52])" office:value-type="float" office:value="11015548" calcext:value-type="float">
            <text:p>11015548</text:p>
          </table:table-cell>
          <table:table-cell table:formula="of:=SUMIF([$Data.$A5:.$A52];[.$A11];[$Data.X5:.X52])" office:value-type="float" office:value="21050465" calcext:value-type="float">
            <text:p>21050465</text:p>
          </table:table-cell>
          <table:table-cell table:formula="of:=SUMIF([$Data.$A5:.$A52];[.$A11];[$Data.Y5:.Y52])" office:value-type="float" office:value="21452947" calcext:value-type="float">
            <text:p>21452947</text:p>
          </table:table-cell>
          <table:table-cell table:formula="of:=SUMIF([$Data.$A5:.$A52];[.$A11];[$Data.Z5:.Z52])" office:value-type="float" office:value="156987" calcext:value-type="float">
            <text:p>15698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formula="of:=[.Y12]&amp;[.Z12]" office:value-type="string" office:string-value="1280" calcext:value-type="string">
            <text:p>1280</text:p>
          </table:table-cell>
          <table:table-cell table:formula="of:=([.D12]-[.J12])/[.J12]" office:value-type="percentage" office:value="-0.0283424515065066" calcext:value-type="percentage">
            <text:p>-2,83%</text:p>
          </table:table-cell>
          <table:table-cell table:formula="of:=([.E12]-[.J12])/[.J12]" office:value-type="percentage" office:value="-0.0254037370633756" calcext:value-type="percentage">
            <text:p>-2,54%</text:p>
          </table:table-cell>
          <table:table-cell table:formula="of:=[.S12]/[.O12]" office:value-type="float" office:value="1.02653779164761" calcext:value-type="float">
            <text:p>1,03</text:p>
          </table:table-cell>
          <table:table-cell table:formula="of:=([.S12]-[.L12])/([.O12]-[.M12])" office:value-type="float" office:value="1.02964248778198" calcext:value-type="float">
            <text:p>1,03</text:p>
          </table:table-cell>
          <table:table-cell table:formula="of:=[.U12]/([.U12]+[.Q12])" office:value-type="percentage" office:value="0.513607688085218" calcext:value-type="percentage">
            <text:p>51,36%</text:p>
          </table:table-cell>
          <table:table-cell table:formula="of:=([.U12]-[.N12])/(  ([.Q12]-[.O12]) + ([.U12]-[.N12]))" office:value-type="percentage" office:value="0.552790448444291" calcext:value-type="percentage">
            <text:p>55,28%</text:p>
          </table:table-cell>
          <table:table-cell table:formula="of:=[.R12]/([.N12]+[.R12])" office:value-type="percentage" office:value="0.521262784691297" calcext:value-type="percentage">
            <text:p>52,13%</text:p>
          </table:table-cell>
          <table:table-cell table:formula="of:=([.R12]-[.M12])/ (  ([.R12]-[.M12]) + ([.N12]-[.L12])      )" office:value-type="percentage" office:value="0.520709572706023" calcext:value-type="percentage">
            <text:p>52,07%</text:p>
          </table:table-cell>
          <table:table-cell table:formula="of:=[.T12]/[.P12]" office:value-type="float" office:value="1.05648105470822" calcext:value-type="float">
            <text:p>1,06</text:p>
          </table:table-cell>
          <table:table-cell table:formula="of:=(2*([.L12]+[.M12]))/[.V12]" office:value-type="percentage" office:value="0.00916863356700196" calcext:value-type="percentage">
            <text:p>0,92%</text:p>
          </table:table-cell>
          <table:table-cell table:formula="of:=SUMIF([$Data.$A6:.$A53];[.$A12];[$Data.N6:.N53])" office:value-type="float" office:value="40614" calcext:value-type="float">
            <text:p>40614</text:p>
          </table:table-cell>
          <table:table-cell table:formula="of:=SUMIF([$Data.$A6:.$A53];[.$A12];[$Data.O6:.O53])" office:value-type="float" office:value="55888" calcext:value-type="float">
            <text:p>55888</text:p>
          </table:table-cell>
          <table:table-cell table:formula="of:=SUMIF([$Data.$A6:.$A53];[.$A12];[$Data.P6:.P53])" office:value-type="float" office:value="4879418" calcext:value-type="float">
            <text:p>4879418</text:p>
          </table:table-cell>
          <table:table-cell table:formula="of:=SUMIF([$Data.$A6:.$A53];[.$A12];[$Data.Q6:.Q53])" office:value-type="float" office:value="5453242" calcext:value-type="float">
            <text:p>5453242</text:p>
          </table:table-cell>
          <table:table-cell table:formula="of:=SUMIF([$Data.$A6:.$A53];[.$A12];[$Data.R6:.R53])" office:value-type="float" office:value="10236158" calcext:value-type="float">
            <text:p>10236158</text:p>
          </table:table-cell>
          <table:table-cell table:formula="of:=SUMIF([$Data.$A6:.$A53];[.$A12];[$Data.S6:.S53])" office:value-type="float" office:value="10332660" calcext:value-type="float">
            <text:p>10332660</text:p>
          </table:table-cell>
          <table:table-cell table:formula="of:=SUMIF([$Data.$A6:.$A53];[.$A12];[$Data.T6:.T53])" office:value-type="float" office:value="5312850" calcext:value-type="float">
            <text:p>5312850</text:p>
          </table:table-cell>
          <table:table-cell table:formula="of:=SUMIF([$Data.$A6:.$A53];[.$A12];[$Data.U6:.U53])" office:value-type="float" office:value="5597959" calcext:value-type="float">
            <text:p>5597959</text:p>
          </table:table-cell>
          <table:table-cell table:formula="of:=SUMIF([$Data.$A6:.$A53];[.$A12];[$Data.V6:.V53])" office:value-type="float" office:value="10814307" calcext:value-type="float">
            <text:p>10814307</text:p>
          </table:table-cell>
          <table:table-cell table:formula="of:=SUMIF([$Data.$A6:.$A53];[.$A12];[$Data.W6:.W53])" office:value-type="float" office:value="10910809" calcext:value-type="float">
            <text:p>10910809</text:p>
          </table:table-cell>
          <table:table-cell table:formula="of:=SUMIF([$Data.$A6:.$A53];[.$A12];[$Data.X6:.X53])" office:value-type="float" office:value="21050465" calcext:value-type="float">
            <text:p>21050465</text:p>
          </table:table-cell>
          <table:table-cell table:formula="of:=SUMIF([$Data.$A6:.$A53];[.$A12];[$Data.Y6:.Y53])" office:value-type="float" office:value="21243469" calcext:value-type="float">
            <text:p>21243469</text:p>
          </table:table-cell>
          <table:table-cell table:formula="of:=SUMIF([$Data.$A6:.$A53];[.$A12];[$Data.Z6:.Z53])" office:value-type="float" office:value="156987" calcext:value-type="float">
            <text:p>1569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formula="of:=[.Y13]&amp;[.Z13]" office:value-type="string" office:string-value="2560" calcext:value-type="string">
            <text:p>2560</text:p>
          </table:table-cell>
          <table:table-cell table:formula="of:=([.D13]-[.J13])/[.J13]" office:value-type="percentage" office:value="-0.0385410665806615" calcext:value-type="percentage">
            <text:p>-3,85%</text:p>
          </table:table-cell>
          <table:table-cell table:formula="of:=([.E13]-[.J13])/[.J13]" office:value-type="percentage" office:value="-0.0371195912773721" calcext:value-type="percentage">
            <text:p>-3,71%</text:p>
          </table:table-cell>
          <table:table-cell table:formula="of:=[.S13]/[.O13]" office:value-type="float" office:value="1.0157631480375" calcext:value-type="float">
            <text:p>1,02</text:p>
          </table:table-cell>
          <table:table-cell table:formula="of:=([.S13]-[.L13])/([.O13]-[.M13])" office:value-type="float" office:value="1.01726490976517" calcext:value-type="float">
            <text:p>1,02</text:p>
          </table:table-cell>
          <table:table-cell table:formula="of:=[.U13]/([.U13]+[.Q13])" office:value-type="percentage" office:value="0.51365921813711" calcext:value-type="percentage">
            <text:p>51,37%</text:p>
          </table:table-cell>
          <table:table-cell table:formula="of:=([.U13]-[.N13])/(  ([.Q13]-[.O13]) + ([.U13]-[.N13]))" office:value-type="percentage" office:value="0.602067127365226" calcext:value-type="percentage">
            <text:p>60,21%</text:p>
          </table:table-cell>
          <table:table-cell table:formula="of:=[.R13]/([.N13]+[.R13])" office:value-type="percentage" office:value="0.526494509148792" calcext:value-type="percentage">
            <text:p>52,65%</text:p>
          </table:table-cell>
          <table:table-cell table:formula="of:=([.R13]-[.M13])/ (  ([.R13]-[.M13]) + ([.N13]-[.L13])      )" office:value-type="percentage" office:value="0.526196536279019" calcext:value-type="percentage">
            <text:p>52,62%</text:p>
          </table:table-cell>
          <table:table-cell table:formula="of:=[.T13]/[.P13]" office:value-type="float" office:value="1.05648105470822" calcext:value-type="float">
            <text:p>1,06</text:p>
          </table:table-cell>
          <table:table-cell table:formula="of:=(2*([.L13]+[.M13]))/[.V13]" office:value-type="percentage" office:value="0.00536149676503583" calcext:value-type="percentage">
            <text:p>0,54%</text:p>
          </table:table-cell>
          <table:table-cell table:formula="of:=SUMIF([$Data.$A7:.$A54];[.$A13];[$Data.N7:.N54])" office:value-type="float" office:value="24015" calcext:value-type="float">
            <text:p>24015</text:p>
          </table:table-cell>
          <table:table-cell table:formula="of:=SUMIF([$Data.$A7:.$A54];[.$A13];[$Data.O7:.O54])" office:value-type="float" office:value="32416" calcext:value-type="float">
            <text:p>32416</text:p>
          </table:table-cell>
          <table:table-cell table:formula="of:=SUMIF([$Data.$A7:.$A54];[.$A13];[$Data.P7:.P54])" office:value-type="float" office:value="4325824" calcext:value-type="float">
            <text:p>4325824</text:p>
          </table:table-cell>
          <table:table-cell table:formula="of:=SUMIF([$Data.$A7:.$A54];[.$A13];[$Data.Q7:.Q54])" office:value-type="float" office:value="5966765" calcext:value-type="float">
            <text:p>5966765</text:p>
          </table:table-cell>
          <table:table-cell table:formula="of:=SUMIF([$Data.$A7:.$A54];[.$A13];[$Data.R7:.R54])" office:value-type="float" office:value="10236158" calcext:value-type="float">
            <text:p>10236158</text:p>
          </table:table-cell>
          <table:table-cell table:formula="of:=SUMIF([$Data.$A7:.$A54];[.$A13];[$Data.S7:.S54])" office:value-type="float" office:value="10292589" calcext:value-type="float">
            <text:p>10292589</text:p>
          </table:table-cell>
          <table:table-cell table:formula="of:=SUMIF([$Data.$A7:.$A54];[.$A13];[$Data.T7:.T54])" office:value-type="float" office:value="4809918" calcext:value-type="float">
            <text:p>4809918</text:p>
          </table:table-cell>
          <table:table-cell table:formula="of:=SUMIF([$Data.$A7:.$A54];[.$A13];[$Data.U7:.U54])" office:value-type="float" office:value="6060820" calcext:value-type="float">
            <text:p>6060820</text:p>
          </table:table-cell>
          <table:table-cell table:formula="of:=SUMIF([$Data.$A7:.$A54];[.$A13];[$Data.V7:.V54])" office:value-type="float" office:value="10814307" calcext:value-type="float">
            <text:p>10814307</text:p>
          </table:table-cell>
          <table:table-cell table:formula="of:=SUMIF([$Data.$A7:.$A54];[.$A13];[$Data.W7:.W54])" office:value-type="float" office:value="10870738" calcext:value-type="float">
            <text:p>10870738</text:p>
          </table:table-cell>
          <table:table-cell table:formula="of:=SUMIF([$Data.$A7:.$A54];[.$A13];[$Data.X7:.X54])" office:value-type="float" office:value="21050465" calcext:value-type="float">
            <text:p>21050465</text:p>
          </table:table-cell>
          <table:table-cell table:formula="of:=SUMIF([$Data.$A7:.$A54];[.$A13];[$Data.Y7:.Y54])" office:value-type="float" office:value="21163327" calcext:value-type="float">
            <text:p>21163327</text:p>
          </table:table-cell>
          <table:table-cell table:formula="of:=SUMIF([$Data.$A7:.$A54];[.$A13];[$Data.Z7:.Z54])" office:value-type="float" office:value="156987" calcext:value-type="float">
            <text:p>15698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formula="of:=[.Y14]&amp;[.Z14]" office:value-type="string" office:string-value="5120" calcext:value-type="string">
            <text:p>5120</text:p>
          </table:table-cell>
          <table:table-cell table:formula="of:=([.D14]-[.J14])/[.J14]" office:value-type="percentage" office:value="-0.0427170508476627" calcext:value-type="percentage">
            <text:p>-4,27%</text:p>
          </table:table-cell>
          <table:table-cell table:formula="of:=([.E14]-[.J14])/[.J14]" office:value-type="percentage" office:value="-0.0419308801470771" calcext:value-type="percentage">
            <text:p>-4,19%</text:p>
          </table:table-cell>
          <table:table-cell table:formula="of:=[.S14]/[.O14]" office:value-type="float" office:value="1.01135129977466" calcext:value-type="float">
            <text:p>1,01</text:p>
          </table:table-cell>
          <table:table-cell table:formula="of:=([.S14]-[.L14])/([.O14]-[.M14])" office:value-type="float" office:value="1.01218187422559" calcext:value-type="float">
            <text:p>1,01</text:p>
          </table:table-cell>
          <table:table-cell table:formula="of:=[.U14]/([.U14]+[.Q14])" office:value-type="percentage" office:value="0.513690687536317" calcext:value-type="percentage">
            <text:p>51,37%</text:p>
          </table:table-cell>
          <table:table-cell table:formula="of:=([.U14]-[.N14])/(  ([.Q14]-[.O14]) + ([.U14]-[.N14]))" office:value-type="percentage" office:value="0.55478589008442" calcext:value-type="percentage">
            <text:p>55,48%</text:p>
          </table:table-cell>
          <table:table-cell table:formula="of:=[.R14]/([.N14]+[.R14])" office:value-type="percentage" office:value="0.525377812461914" calcext:value-type="percentage">
            <text:p>52,54%</text:p>
          </table:table-cell>
          <table:table-cell table:formula="of:=([.R14]-[.M14])/ (  ([.R14]-[.M14]) + ([.N14]-[.L14])      )" office:value-type="percentage" office:value="0.525246365402871" calcext:value-type="percentage">
            <text:p>52,52%</text:p>
          </table:table-cell>
          <table:table-cell table:formula="of:=[.T14]/[.P14]" office:value-type="float" office:value="1.05648105470822" calcext:value-type="float">
            <text:p>1,06</text:p>
          </table:table-cell>
          <table:table-cell table:formula="of:=(2*([.L14]+[.M14]))/[.V14]" office:value-type="percentage" office:value="0.00305057394219083" calcext:value-type="percentage">
            <text:p>0,31%</text:p>
          </table:table-cell>
          <table:table-cell table:formula="of:=SUMIF([$Data.$A8:.$A55];[.$A14];[$Data.N8:.N55])" office:value-type="float" office:value="13906" calcext:value-type="float">
            <text:p>13906</text:p>
          </table:table-cell>
          <table:table-cell table:formula="of:=SUMIF([$Data.$A8:.$A55];[.$A14];[$Data.O8:.O55])" office:value-type="float" office:value="18202" calcext:value-type="float">
            <text:p>18202</text:p>
          </table:table-cell>
          <table:table-cell table:formula="of:=SUMIF([$Data.$A8:.$A55];[.$A14];[$Data.P8:.P55])" office:value-type="float" office:value="4828977" calcext:value-type="float">
            <text:p>4828977</text:p>
          </table:table-cell>
          <table:table-cell table:formula="of:=SUMIF([$Data.$A8:.$A55];[.$A14];[$Data.Q8:.Q55])" office:value-type="float" office:value="5439289" calcext:value-type="float">
            <text:p>5439289</text:p>
          </table:table-cell>
          <table:table-cell table:formula="of:=SUMIF([$Data.$A8:.$A55];[.$A14];[$Data.R8:.R55])" office:value-type="float" office:value="10236158" calcext:value-type="float">
            <text:p>10236158</text:p>
          </table:table-cell>
          <table:table-cell table:formula="of:=SUMIF([$Data.$A8:.$A55];[.$A14];[$Data.S8:.S55])" office:value-type="float" office:value="10268266" calcext:value-type="float">
            <text:p>10268266</text:p>
          </table:table-cell>
          <table:table-cell table:formula="of:=SUMIF([$Data.$A8:.$A55];[.$A14];[$Data.T8:.T55])" office:value-type="float" office:value="5345383" calcext:value-type="float">
            <text:p>5345383</text:p>
          </table:table-cell>
          <table:table-cell table:formula="of:=SUMIF([$Data.$A8:.$A55];[.$A14];[$Data.U8:.U55])" office:value-type="float" office:value="5501032" calcext:value-type="float">
            <text:p>5501032</text:p>
          </table:table-cell>
          <table:table-cell table:formula="of:=SUMIF([$Data.$A8:.$A55];[.$A14];[$Data.V8:.V55])" office:value-type="float" office:value="10814307" calcext:value-type="float">
            <text:p>10814307</text:p>
          </table:table-cell>
          <table:table-cell table:formula="of:=SUMIF([$Data.$A8:.$A55];[.$A14];[$Data.W8:.W55])" office:value-type="float" office:value="10846415" calcext:value-type="float">
            <text:p>10846415</text:p>
          </table:table-cell>
          <table:table-cell table:formula="of:=SUMIF([$Data.$A8:.$A55];[.$A14];[$Data.X8:.X55])" office:value-type="float" office:value="21050465" calcext:value-type="float">
            <text:p>21050465</text:p>
          </table:table-cell>
          <table:table-cell table:formula="of:=SUMIF([$Data.$A8:.$A55];[.$A14];[$Data.Y8:.Y55])" office:value-type="float" office:value="21114681" calcext:value-type="float">
            <text:p>21114681</text:p>
          </table:table-cell>
          <table:table-cell table:formula="of:=SUMIF([$Data.$A8:.$A55];[.$A14];[$Data.Z8:.Z55])" office:value-type="float" office:value="156987" calcext:value-type="float">
            <text:p>156987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ata.A2:Data.AD52" table:display-filter-buttons="true">
          <table:filter>
            <table:filter-and>
              <table:filter-condition table:field-number="0" table:value="160" table:operator="="/>
            </table:filter-and>
          </table:filter>
        </table:database-range>
        <table:database-range table:name="__Anonymous_Sheet_DB__2" table:target-range-address="Sheet3.A2:Sheet3.Z1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3:52:42.302830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ummary_20_data" style:display-name="PageStyle_summary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8T20:39:53.365649634</dc:date>
    <meta:editing-duration>PT5H29S</meta:editing-duration>
    <meta:editing-cycles>1</meta:editing-cycles>
    <meta:document-statistic meta:table-count="3" meta:cell-count="1990" meta:object-count="0"/>
  </office:meta>
</office:document-meta>
</file>